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2.208cm" fo:break-before="auto" style:use-optimal-row-height="false"/>
    </style:style>
    <style:style style:name="ro8" style:family="table-row">
      <style:table-row-properties style:row-height="2.877cm" fo:break-before="auto" style:use-optimal-row-height="false"/>
    </style:style>
    <style:style style:name="ro9" style:family="table-row">
      <style:table-row-properties style:row-height="1.873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0.612cm" fo:break-before="auto" style:use-optimal-row-height="true"/>
    </style:style>
    <style:style style:name="ro12" style:family="table-row">
      <style:table-row-properties style:row-height="0.529cm" fo:break-before="auto" style:use-optimal-row-height="true"/>
    </style:style>
    <style:style style:name="ro13" style:family="table-row">
      <style:table-row-properties style:row-height="2.053cm" fo:break-before="auto" style:use-optimal-row-height="true"/>
    </style:style>
    <style:style style:name="ro14" style:family="table-row">
      <style:table-row-properties style:row-height="1.383cm" fo:break-before="auto" style:use-optimal-row-height="true"/>
    </style:style>
    <style:style style:name="ro15" style:family="table-row">
      <style:table-row-properties style:row-height="2.028cm" fo:break-before="auto" style:use-optimal-row-height="true"/>
    </style:style>
    <style:style style:name="ro16" style:family="table-row">
      <style:table-row-properties style:row-height="1.339cm" fo:break-before="auto" style:use-optimal-row-height="true"/>
    </style:style>
    <style:style style:name="ro17" style:family="table-row">
      <style:table-row-properties style:row-height="1.538cm" fo:break-before="auto" style:use-optimal-row-height="false"/>
    </style:style>
    <style:style style:name="ro18" style:family="table-row">
      <style:table-row-properties style:row-height="1.718cm" fo:break-before="auto" style:use-optimal-row-height="true"/>
    </style:style>
    <style:style style:name="ro19" style:family="table-row">
      <style:table-row-properties style:row-height="2.388cm" fo:break-before="auto" style:use-optimal-row-height="true"/>
    </style:style>
    <style:style style:name="ro20" style:family="table-row">
      <style:table-row-properties style:row-height="1.663cm" fo:break-before="auto" style:use-optimal-row-height="true"/>
    </style:style>
    <style:style style:name="ro21" style:family="table-row">
      <style:table-row-properties style:row-height="2.678cm" fo:break-before="auto" style:use-optimal-row-height="true"/>
    </style:style>
    <style:style style:name="ro22" style:family="table-row">
      <style:table-row-properties style:row-height="3.059cm" fo:break-before="auto" style:use-optimal-row-height="true"/>
    </style:style>
    <style:style style:name="ro23" style:family="table-row">
      <style:table-row-properties style:row-height="2.353cm" fo:break-before="auto" style:use-optimal-row-height="true"/>
    </style:style>
    <style:style style:name="ro2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style:style style:name="ta3" style:family="table" style:master-page-name="PageStyle_5f_テンプレ">
      <style:table-properties table:display="fals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0" style:family="table-cell" style:parent-style-name="Default">
      <style:text-properties style:use-window-font-color="true" style:font-name="ＭＳ ゴシック" fo:font-size="12pt" style:font-name-asian="ＭＳ ゴシック" style:font-size-asian="12pt" style:font-size-complex="12pt"/>
    </style:style>
    <style:style style:name="ce21"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2"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4"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5"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2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29"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30"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3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7"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38"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9"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40"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41"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42" style:family="table-cell" style:parent-style-name="Default">
      <style:table-cell-properties fo:wrap-option="no-wrap"/>
    </style:style>
    <style:style style:name="ce43" style:family="table-cell" style:parent-style-name="Default">
      <style:table-cell-properties fo:wrap-option="wrap"/>
    </style:style>
    <style:style style:name="ce4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4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4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4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cm"/>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50" style:family="table-cell" style:parent-style-name="Default">
      <style:text-properties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57" style:family="table-cell" style:parent-style-name="Default" style:data-style-name="N115">
      <style:table-cell-properties style:rotation-align="none"/>
      <style:text-properties style:font-name="ＭＳ ゴシック" style:font-name-asian="ＭＳ ゴシック"/>
    </style:style>
    <style:style style:name="ce58" style:family="table-cell" style:parent-style-name="Default">
      <style:table-cell-properties fo:wrap-option="wrap" style:vertical-align="automatic"/>
      <style:text-properties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5" style:family="table-cell" style:parent-style-name="Default">
      <style:table-cell-properties style:rotation-align="none"/>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asian="ＭＳ ゴシック"/>
    </style:style>
    <style:style style:name="T2" style:family="text">
      <style:text-properties style:font-name="ＭＳ ゴシック" style:font-name-asian="ＭＳ ゴシック" style:font-name-complex="Arial Unicode MS"/>
    </style:style>
    <style:style style:name="T3" style:family="text">
      <style:text-properties style:font-name="ＭＳ ゴシック" style:font-name-asian="ＭＳ ゴシック"/>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アブノーマル篇</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1">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8" office:value-type="string" calcext:value-type="string">
            <text:p>：</text:p>
          </table:table-cell>
          <table:table-cell table:style-name="ce20" table:number-columns-repeated="2"/>
          <table:table-cell table:number-columns-repeated="1014"/>
        </table:table-row>
        <table:table-row table:style-name="ro5">
          <table:table-cell table:style-name="ce7" table:number-columns-repeated="7"/>
          <table:table-cell table:style-name="ce18" office:value-type="string" calcext:value-type="string">
            <text:p>：</text:p>
          </table:table-cell>
          <table:table-cell table:style-name="ce21"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table-cell table:style-name="ce9" office:value-type="float" office:value="1" calcext:value-type="float">
            <text:p>1</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7" office:value-type="string" calcext:value-type="string">
            <text:p><text:span text:style-name="T1">(イ.遷移)</text:span></text:p>
            <text:p><text:span text:style-name="T1">5. ログインに失敗しエラーメッセージが表示されること。</text:span></text:p>
            <text:p><text:span text:style-name="T1">(ロ.データ)</text:span></text:p>
            <text:p><text:span text:style-name="T1">2. 会員情報テーブル(user_inf)のレコードのlogin_id列のデータが入力対象となる。</text:span></text:p>
            <text:p/>
          </table:table-cell>
          <table:table-cell table:style-name="ce19" table:number-columns-repeated="2"/>
          <table:table-cell table:style-name="ce22"/>
          <table:table-cell table:style-name="ce23"/>
          <table:table-cell table:number-columns-repeated="1013"/>
        </table:table-row>
        <table:table-row table:style-name="ro8">
          <table:table-cell table:style-name="ce9" office:value-type="float" office:value="2" calcext:value-type="float">
            <text:p>2</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7" office:value-type="string" calcext:value-type="string">
            <text:p><text:span text:style-name="T1">(イ.遷移)</text:span></text:p>
            <text:p><text:span text:style-name="T1">5. ログインに失敗しエラーメッセージが表示されること。</text:span></text:p>
            <text:p><text:span text:style-name="T1">(ロ.データ)</text:span></text:p>
            <text:p><text:span text:style-name="T1">2. 会員情報テーブル(user_inf)のレコードのlogin_id列のデータが入力対象となる。</text:span></text:p>
            <text:p><text:span text:style-name="T1">4. ロ.データ 2. で対象としたレコードのpassword列の値をsha1で復号した値が入力対象となる。</text:span></text:p>
            <text:p><text:span text:style-name="T1">実行にはweb上のsha1変換ツールを必要とする。</text:span></text:p>
          </table:table-cell>
          <table:table-cell table:style-name="ce19" table:number-columns-repeated="2"/>
          <table:table-cell table:style-name="ce22"/>
          <table:table-cell table:style-name="ce23"/>
          <table:table-cell table:number-columns-repeated="1013"/>
        </table:table-row>
        <table:table-row table:style-name="ro8">
          <table:table-cell table:style-name="ce9" office:value-type="float" office:value="3" calcext:value-type="float">
            <text:p>3</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7" office:value-type="string" calcext:value-type="string">
            <text:p><text:span text:style-name="T1">(イ.遷移)</text:span></text:p>
            <text:p><text:span text:style-name="T1">5. ログインに失敗しエラーメッセージが表示されること。</text:span></text:p>
            <text:p><text:span text:style-name="T1">(ロ.データ)</text:span></text:p>
            <text:p><text:span text:style-name="T1">2. 会員情報テーブル(user_inf)のレコードのlogin_id列のデータが入力対象となる。</text:span></text:p>
            <text:p><text:span text:style-name="T1">4. ロ.データ 2. で対象としたレコードのpassword列の値をsha1で復号した値が入力対象となる。</text:span></text:p>
            <text:p><text:span text:style-name="T1">実行にはweb上のsha1変換ツールを必要とする。</text:span></text:p>
          </table:table-cell>
          <table:table-cell table:style-name="ce19" table:number-columns-repeated="2"/>
          <table:table-cell table:style-name="ce22"/>
          <table:table-cell table:style-name="ce23"/>
          <table:table-cell table:number-columns-repeated="1013"/>
        </table:table-row>
        <table:table-row table:style-name="ro8">
          <table:table-cell table:style-name="ce9" office:value-type="float" office:value="4" calcext:value-type="float">
            <text:p>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7" office:value-type="string" calcext:value-type="string">
            <text:p><text:span text:style-name="T1">(イ.遷移)</text:span></text:p>
            <text:p><text:span text:style-name="T1">5. ログインに失敗しエラーメッセージが表示されること。</text:span></text:p>
            <text:p><text:span text:style-name="T1">(ロ.データ)</text:span></text:p>
            <text:p><text:span text:style-name="T1">2. 会員情報テーブル(user_inf)のレコードのlogin_id列のデータが入力対象となる。</text:span></text:p>
            <text:p><text:span text:style-name="T1">4. ロ.データ 2. で対象としたレコードのpassword列の値をsha1で復号した値が入力対象となる。</text:span></text:p>
            <text:p><text:span text:style-name="T1">実行にはweb上のsha1変換ツールを必要とする。</text:span></text:p>
          </table:table-cell>
          <table:table-cell table:style-name="ce19" table:number-columns-repeated="2"/>
          <table:table-cell table:style-name="ce22"/>
          <table:table-cell table:style-name="ce23"/>
          <table:table-cell table:number-columns-repeated="1013"/>
        </table:table-row>
        <table:table-row table:style-name="ro8">
          <table:table-cell table:style-name="ce9" office:value-type="float" office:value="5" calcext:value-type="float">
            <text:p>5</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7" office:value-type="string" calcext:value-type="string">
            <text:p><text:span text:style-name="T1">(イ.遷移)</text:span></text:p>
            <text:p><text:span text:style-name="T1">5. ログインに失敗しエラーメッセージが表示されること。</text:span></text:p>
            <text:p><text:span text:style-name="T1">(ロ.データ)</text:span></text:p>
            <text:p><text:span text:style-name="T1">2. 会員情報テーブル(user_inf)の任意レコードのpassword列の値をsha1で復号した値が入力対象となる。</text:span></text:p>
            <text:p><text:span text:style-name="T1">実行にはweb上のsha1変換ツールを必要とする。</text:span></text:p>
            <text:p><text:span text:style-name="T1">4. 2. で入力したパスワードに対応する会員情報テーブル(user_inf)のレコードのlogin_id列の値を入力する。</text:span></text:p>
          </table:table-cell>
          <table:table-cell table:style-name="ce19" table:number-columns-repeated="2"/>
          <table:table-cell table:style-name="ce22"/>
          <table:table-cell table:style-name="ce23"/>
          <table:table-cell table:number-columns-repeated="1013"/>
        </table:table-row>
        <table:table-row table:style-name="ro9">
          <table:table-cell table:style-name="ce9" office:value-type="float" office:value="6" calcext:value-type="float">
            <text:p>6</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7" office:value-type="string" calcext:value-type="string">
            <text:p><text:span text:style-name="T1">(イ.遷移)</text:span></text:p>
            <text:p><text:span text:style-name="T1">5. ログインに失敗しエラーメッセージが表示されること。</text:span></text:p>
            <text:p><text:span text:style-name="T1">(ロ.データ)</text:span></text:p>
            <text:p><text:span text:style-name="T1">なし</text:span></text:p>
          </table:table-cell>
          <table:table-cell table:style-name="ce19" table:number-columns-repeated="2"/>
          <table:table-cell table:style-name="ce22"/>
          <table:table-cell table:style-name="ce23"/>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9">
          <table:table-cell table:number-columns-repeated="1024"/>
        </table:table-row>
        <table:table-row table:style-name="ro10" table:number-rows-repeated="7">
          <table:table-cell table:number-columns-repeated="1024"/>
        </table:table-row>
        <table:table-row table:style-name="ro10">
          <table:table-cell table:number-columns-repeated="1024"/>
        </table:table-row>
      </table:table>
      <table:table table:name="会員トップ画面" table:style-name="ta2" table:print-ranges="会員トップ画面.A1:会員トップ画面.K13">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会員トップ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3">
          <table:table-cell table:style-name="ce27" office:value-type="float" office:value="1" calcext:value-type="float" table:number-columns-spanned="1" table:number-rows-spanned="3">
            <text:p>1</text:p>
          </table:table-cell>
          <table:table-cell table:style-name="ce13" office:value-type="string" calcext:value-type="string" table:number-columns-spanned="1" table:number-rows-spanned="3">
            <text:p>受講済の授業の絞込期間が逆転している</text:p>
          </table:table-cell>
          <table:table-cell table:style-name="ce13" office:value-type="string" calcext:value-type="string">
            <text:p>受講済の授業</text:p>
          </table:table-cell>
          <table:table-cell table:style-name="ce13" office:value-type="string" calcext:value-type="string">
            <text:p>受講期間(開始)入力フォーム </text:p>
          </table:table-cell>
          <table:table-cell table:style-name="ce32" office:value-type="string" calcext:value-type="string">
            <text:p>正常</text:p>
          </table:table-cell>
          <table:table-cell table:style-name="ce16" office:value-type="string" calcext:value-type="string">
            <text:p>1.開始期間のテキストボックスを押下する。</text:p>
            <text:p>2.任意の日時を入力する。</text:p>
          </table:table-cell>
          <table:table-cell table:style-name="ce34" office:value-type="string" calcext:value-type="string">
            <text:p>(イ. 遷移)</text:p>
            <text:p>1.カレンダー、またはドラムロール入力で日付が入力できること。</text:p>
            <text:p><text:span text:style-name="T3">(ロ. データ)</text:span></text:p>
            <text:p><text:span text:style-name="T3">なし</text:span></text:p>
            <text:p><text:span text:style-name="T3">(ハ. 前提条件)</text:span></text:p>
            <text:p><text:span text:style-name="T3">1.20件以上の受講済授業データを用意しておく。</text:span></text:p>
          </table:table-cell>
          <table:table-cell table:style-name="ce19" table:number-columns-repeated="2"/>
          <table:table-cell table:style-name="ce22"/>
          <table:table-cell table:style-name="ce23"/>
          <table:table-cell table:number-columns-repeated="1013"/>
        </table:table-row>
        <table:table-row table:style-name="ro14">
          <table:covered-table-cell table:style-name="ce27"/>
          <table:covered-table-cell table:style-name="ce13"/>
          <table:table-cell table:style-name="ce13" office:value-type="string" calcext:value-type="string">
            <text:p>受講済の授業</text:p>
          </table:table-cell>
          <table:table-cell table:style-name="ce13" office:value-type="string" calcext:value-type="string">
            <text:p>受講期間(終了)入力フォーム </text:p>
          </table:table-cell>
          <table:table-cell table:style-name="ce32" office:value-type="string" calcext:value-type="string">
            <text:p>異常</text:p>
          </table:table-cell>
          <table:table-cell table:style-name="ce33" office:value-type="string" calcext:value-type="string">
            <text:p>1.終了期間のテキストボックスを押下する。</text:p>
            <text:p>2.開始期間より前の日時を入力する。</text:p>
          </table:table-cell>
          <table:table-cell table:style-name="ce34" office:value-type="string" calcext:value-type="string">
            <text:p><text:span text:style-name="T2">(イ. 遷移)</text:span></text:p>
            <text:p>1.カレンダー、またはドラムロール入力で日付が入力できること。</text:p>
            <text:p><text:span text:style-name="T2">(ロ. データ)</text:span></text:p>
            <text:p><text:span text:style-name="T2">なし</text:span></text:p>
          </table:table-cell>
          <table:table-cell table:style-name="ce19" table:number-columns-repeated="2"/>
          <table:table-cell table:style-name="ce22"/>
          <table:table-cell table:style-name="ce23"/>
          <table:table-cell table:number-columns-repeated="1013"/>
        </table:table-row>
        <table:table-row table:style-name="ro14">
          <table:covered-table-cell table:style-name="ce27"/>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2" office:value-type="string" calcext:value-type="string">
            <text:p>異常</text:p>
          </table:table-cell>
          <table:table-cell table:style-name="ce16" office:value-type="string" calcext:value-type="string">
            <text:p>1. 絞り込みボタンを押下する。</text:p>
          </table:table-cell>
          <table:table-cell table:style-name="ce34" office:value-type="string" calcext:value-type="string">
            <text:p>(イ. 遷移)</text:p>
            <text:p>1.授業データが受講済の授業一覧に表示さ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3">
          <table:table-cell table:style-name="ce27" office:value-type="float" office:value="2" calcext:value-type="float" table:number-columns-spanned="1" table:number-rows-spanned="2">
            <text:p>2</text:p>
          </table:table-cell>
          <table:table-cell table:style-name="ce13" office:value-type="string" calcext:value-type="string" table:number-columns-spanned="1" table:number-rows-spanned="2">
            <text:p>受講期間入力フォームに日付以外の値が入力される</text:p>
          </table:table-cell>
          <table:table-cell table:style-name="ce13" office:value-type="string" calcext:value-type="string">
            <text:p>受講済の授業</text:p>
          </table:table-cell>
          <table:table-cell table:style-name="ce13" office:value-type="string" calcext:value-type="string">
            <text:p>受講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受講済の授業</text:p>
          </table:table-cell>
          <table:table-cell table:style-name="ce13" office:value-type="string" calcext:value-type="string">
            <text:p>受講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3">
          <table:table-cell table:style-name="ce27" office:value-type="float" office:value="3" calcext:value-type="float" table:number-columns-spanned="1" table:number-rows-spanned="3">
            <text:p>3</text:p>
          </table:table-cell>
          <table:table-cell table:style-name="ce13" office:value-type="string" calcext:value-type="string" table:number-columns-spanned="1" table:number-rows-spanned="3">
            <text:p>受講期間入力フォームに誤った日付が入力された状態で絞込を行う</text:p>
          </table:table-cell>
          <table:table-cell table:style-name="ce13" office:value-type="string" calcext:value-type="string">
            <text:p>受講済の授業</text:p>
          </table:table-cell>
          <table:table-cell table:style-name="ce13" office:value-type="string" calcext:value-type="string">
            <text:p>受講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yyyy/MM/dd」以外の形式で日付を入力する。</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3">
          <table:covered-table-cell table:style-name="ce27"/>
          <table:covered-table-cell table:style-name="ce13"/>
          <table:table-cell table:style-name="ce13" office:value-type="string" calcext:value-type="string">
            <text:p>受講済の授業</text:p>
          </table:table-cell>
          <table:table-cell table:style-name="ce13" office:value-type="string" calcext:value-type="string">
            <text:p>受講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text:span text:style-name="T2">2.「yyyy/MM/dd」以外の形式で日付を入力する。</text:span></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6">
          <table:covered-table-cell table:style-name="ce28"/>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2" office:value-type="string" calcext:value-type="string">
            <text:p>異常</text:p>
          </table:table-cell>
          <table:table-cell table:style-name="ce16" office:value-type="string" calcext:value-type="string">
            <text:p>1. 絞り込みボタンを押下する。</text:p>
          </table:table-cell>
          <table:table-cell table:style-name="ce34" office:value-type="string" calcext:value-type="string">
            <text:p>(イ. 遷移)</text:p>
            <text:p>1.「入力値が不正です。」という旨のアラートのダイアログを表示し、絞込が行わ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63">
          <table:table-cell table:number-columns-repeated="1024"/>
        </table:table-row>
        <table:table-row table:style-name="ro1">
          <table:table-cell table:number-columns-repeated="1024"/>
        </table:table-row>
      </table:table>
      <table:table table:name="日ごと授業一覧ダイアログ" table:style-name="ta2" table:print-ranges="日ごと授業一覧ダイアログ.A1:日ごと授業一覧ダイアログ.K7">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日ごと授業一覧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7">
          <table:table-cell table:style-name="ce28" office:value-type="float" office:value="1" calcext:value-type="float">
            <text:p>1</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2" office:value-type="string" calcext:value-type="string">
            <text:p>異常</text:p>
          </table:table-cell>
          <table:table-cell table:style-name="ce16" office:value-type="string" calcext:value-type="string">
            <text:p>1.授業一覧の背景色が濃い灰色(非活性)の授業データを押下する。</text:p>
          </table:table-cell>
          <table:table-cell table:style-name="ce44" office:value-type="string" calcext:value-type="string">
            <text:p><text:span text:style-name="T1">(イ. 遷移)</text:span></text:p>
            <text:p><text:span text:style-name="T1">1.何も反応がないこと。</text:span></text:p>
            <text:p><text:span text:style-name="T1">(ロ. データ)</text:span></text:p>
            <text:p><text:span text:style-name="T1">なし</text:span></text:p>
          </table:table-cell>
          <table:table-cell table:style-name="ce19" table:number-columns-repeated="2"/>
          <table:table-cell table:style-name="ce22"/>
          <table:table-cell table:style-name="ce23"/>
          <table:table-cell table:number-columns-repeated="1013"/>
        </table:table-row>
        <table:table-row table:style-name="ro6" table:number-rows-repeated="2">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23">
          <table:table-cell table:number-columns-repeated="1024"/>
        </table:table-row>
        <table:table-row table:style-name="ro10" table:number-rows-repeated="46">
          <table:table-cell table:number-columns-repeated="1024"/>
        </table:table-row>
        <table:table-row table:style-name="ro10">
          <table:table-cell table:number-columns-repeated="1024"/>
        </table:table-row>
      </table:table>
      <table:table table:name="授業予約ダイアログ" table:style-name="ta3" table:print-ranges="授業予約ダイアログ.A1:授業予約ダイアログ.K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授業予約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6" table:number-rows-repeated="2">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55">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授業キャンセルダイアログ" table:style-name="ta3" table:print-ranges="授業キャンセルダイアログ.A1:授業キャンセルダイアログ.K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授業キャンセル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6" table:number-rows-repeated="2">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55">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プロフィール変更画面" table:style-name="ta2" table:print-ranges="プロフィール変更画面.A1:プロフィール変更画面.K23">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プロフィール変更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4">
          <table:table-cell table:style-name="ce27" office:value-type="float" office:value="1" calcext:value-type="float" table:number-columns-spanned="1" table:number-rows-spanned="2">
            <text:p>1</text:p>
          </table:table-cell>
          <table:table-cell table:style-name="ce13" office:value-type="string" calcext:value-type="string" table:number-columns-spanned="1" table:number-rows-spanned="2">
            <text:p>名前入力フォームに日本語以外を入力する</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5" office:value-type="string" calcext:value-type="string">
            <text:p>異常</text:p>
          </table:table-cell>
          <table:table-cell table:style-name="ce33" office:value-type="string" calcext:value-type="string">
            <text:p>1.名前入力フォームを押下し、日本語以外の入力を行う。</text:p>
          </table:table-cell>
          <table:table-cell table:style-name="ce17" office:value-type="string" calcext:value-type="string">
            <text:p>(イ. 遷移)</text:p>
            <text:p>1.入力が行わ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プロフィール入力フォーム</text:p>
          </table:table-cell>
          <table:table-cell table:style-name="ce45" office:value-type="string" calcext:value-type="string">
            <text:p>更新ボタン</text:p>
          </table:table-cell>
          <table:table-cell table:style-name="ce15" office:value-type="string" calcext:value-type="string">
            <text:p>異常</text:p>
          </table:table-cell>
          <table:table-cell table:style-name="ce16" office:value-type="string" calcext:value-type="string">
            <text:p>1.更新ボタンを押下する。</text:p>
          </table:table-cell>
          <table:table-cell table:style-name="ce17" office:value-type="string" calcext:value-type="string">
            <text:p>(イ. 遷移)</text:p>
            <text:p>1.アラートのダイアログが表示され、当該項目の入力に間違いがある旨が表示さ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2" calcext:value-type="float" table:number-columns-spanned="1" table:number-rows-spanned="2">
            <text:p>2</text:p>
          </table:table-cell>
          <table:table-cell table:style-name="ce13" office:value-type="string" calcext:value-type="string" table:number-columns-spanned="1" table:number-rows-spanned="2">
            <text:p>名前入力フォームにカタカナ以外を入力する</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15" office:value-type="string" calcext:value-type="string">
            <text:p>異常</text:p>
          </table:table-cell>
          <table:table-cell table:style-name="ce33" office:value-type="string" calcext:value-type="string">
            <text:p>1.名前(カナ)入力フォームを押下し、カタカナ以外の入力を行う。</text:p>
          </table:table-cell>
          <table:table-cell table:style-name="ce17" office:value-type="string" calcext:value-type="string">
            <text:p>(イ. 遷移)</text:p>
            <text:p>1.入力が行わ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プロフィール入力フォーム</text:p>
          </table:table-cell>
          <table:table-cell table:style-name="ce45" office:value-type="string" calcext:value-type="string">
            <text:p>更新ボタン</text:p>
          </table:table-cell>
          <table:table-cell table:style-name="ce15" office:value-type="string" calcext:value-type="string">
            <text:p>異常</text:p>
          </table:table-cell>
          <table:table-cell table:style-name="ce16" office:value-type="string" calcext:value-type="string">
            <text:p>1.更新ボタンを押下する。</text:p>
          </table:table-cell>
          <table:table-cell table:style-name="ce17" office:value-type="string" calcext:value-type="string">
            <text:p>(イ. 遷移)</text:p>
            <text:p>1.アラートのダイアログが表示され、当該項目の入力に間違いがある旨が表示さ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3" calcext:value-type="float">
            <text:p>3</text:p>
          </table:table-cell>
          <table:table-cell table:style-name="ce13" office:value-type="string" calcext:value-type="string">
            <text:p>生年月日入力フォームに日付以外を入力する</text:p>
          </table:table-cell>
          <table:table-cell table:style-name="ce13" office:value-type="string" calcext:value-type="string">
            <text:p>プロフィール入力フォーム</text:p>
          </table:table-cell>
          <table:table-cell table:style-name="ce32" office:value-type="string" calcext:value-type="string">
            <text:p>生年月日入力フォーム</text:p>
          </table:table-cell>
          <table:table-cell table:style-name="ce15" office:value-type="string" calcext:value-type="string">
            <text:p>異常</text:p>
          </table:table-cell>
          <table:table-cell table:style-name="ce33" office:value-type="string" calcext:value-type="string">
            <text:p>1.生年月日入力フォームを押下し、数字、-、/以外を入力する。</text:p>
          </table:table-cell>
          <table:table-cell table:style-name="ce17" office:value-type="string" calcext:value-type="string">
            <text:p>(イ. 遷移)</text:p>
            <text:p>1.入力が行えないこと。</text:p>
            <text:p>(ロ. データ)</text:p>
            <text:p>なし</text:p>
          </table:table-cell>
          <table:table-cell table:style-name="ce19" table:number-columns-repeated="2"/>
          <table:table-cell table:style-name="ce22"/>
          <table:table-cell table:style-name="ce23" office:value-type="string" calcext:value-type="string">
            <text:p>日付を直接入力できるブラウザに限り当試験を実施する。</text:p>
          </table:table-cell>
          <table:table-cell table:number-columns-repeated="1013"/>
        </table:table-row>
        <table:table-row table:style-name="ro16">
          <table:table-cell table:style-name="ce27" office:value-type="float" office:value="4" calcext:value-type="float" table:number-columns-spanned="1" table:number-rows-spanned="2">
            <text:p>4</text:p>
          </table:table-cell>
          <table:table-cell table:style-name="ce13" office:value-type="string" calcext:value-type="string" table:number-columns-spanned="1" table:number-rows-spanned="2">
            <text:p>生年月日入力フォームに間違った形式の日付を入力する</text:p>
          </table:table-cell>
          <table:table-cell table:style-name="ce13" office:value-type="string" calcext:value-type="string">
            <text:p>プロフィール入力フォーム</text:p>
          </table:table-cell>
          <table:table-cell table:style-name="ce32" office:value-type="string" calcext:value-type="string">
            <text:p>生年月日入力フォーム</text:p>
          </table:table-cell>
          <table:table-cell table:style-name="ce15" office:value-type="string" calcext:value-type="string">
            <text:p>異常</text:p>
          </table:table-cell>
          <table:table-cell table:style-name="ce33" office:value-type="string" calcext:value-type="string">
            <text:p>1.生年月日入力フォームを押下し、「yyyy/MM/dd」以外の形式で日付をを入力する。</text:p>
          </table:table-cell>
          <table:table-cell table:style-name="ce17" office:value-type="string" calcext:value-type="string">
            <text:p>(イ. 遷移)</text:p>
            <text:p>1.入力が行われること。</text:p>
            <text:p>(ロ. データ)</text:p>
            <text:p>なし</text:p>
          </table:table-cell>
          <table:table-cell table:style-name="ce19" table:number-columns-repeated="2"/>
          <table:table-cell table:style-name="ce22"/>
          <table:table-cell table:style-name="ce23" office:value-type="string" calcext:value-type="string">
            <text:p>日付を直接入力できるブラウザに限り当試験を実施する。</text:p>
          </table:table-cell>
          <table:table-cell table:number-columns-repeated="1013"/>
        </table:table-row>
        <table:table-row table:style-name="ro14">
          <table:covered-table-cell table:style-name="ce27"/>
          <table:covered-table-cell table:style-name="ce13"/>
          <table:table-cell table:style-name="ce13" office:value-type="string" calcext:value-type="string">
            <text:p>プロフィール入力フォーム</text:p>
          </table:table-cell>
          <table:table-cell table:style-name="ce45" office:value-type="string" calcext:value-type="string">
            <text:p>更新ボタン</text:p>
          </table:table-cell>
          <table:table-cell table:style-name="ce15" office:value-type="string" calcext:value-type="string">
            <text:p>異常</text:p>
          </table:table-cell>
          <table:table-cell table:style-name="ce16" office:value-type="string" calcext:value-type="string">
            <text:p>1.更新ボタンを押下する。</text:p>
          </table:table-cell>
          <table:table-cell table:style-name="ce17" office:value-type="string" calcext:value-type="string">
            <text:p>(イ. 遷移)</text:p>
            <text:p>1.アラートのダイアログが表示され、当該項目の入力に間違いがある旨が表示さ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5" calcext:value-type="float">
            <text:p>5</text:p>
          </table:table-cell>
          <table:table-cell table:style-name="ce13" office:value-type="string" calcext:value-type="string">
            <text:p>郵便番号入力フォームに数字、ハイフン以外を入力する</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15" office:value-type="string" calcext:value-type="string">
            <text:p>異常</text:p>
          </table:table-cell>
          <table:table-cell table:style-name="ce33" office:value-type="string" calcext:value-type="string">
            <text:p>1.郵便番号入力フォームを押下し、半角数字、-以外の入力を行う。</text:p>
          </table:table-cell>
          <table:table-cell table:style-name="ce17" office:value-type="string" calcext:value-type="string">
            <text:p>(イ. 遷移)</text:p>
            <text:p>1.入力が行え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6" calcext:value-type="float" table:number-columns-spanned="1" table:number-rows-spanned="2">
            <text:p>6</text:p>
          </table:table-cell>
          <table:table-cell table:style-name="ce13" office:value-type="string" calcext:value-type="string" table:number-columns-spanned="1" table:number-rows-spanned="2">
            <text:p>郵便番号入力フォームに無効な形式の郵便番号を入力する</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15" office:value-type="string" calcext:value-type="string">
            <text:p>異常</text:p>
          </table:table-cell>
          <table:table-cell table:style-name="ce33" office:value-type="string" calcext:value-type="string">
            <text:p>1.郵便番号入力フォームを押下し、「数字3桁 – 数字4桁」以外の形式で入力を行う。</text:p>
          </table:table-cell>
          <table:table-cell table:style-name="ce17" office:value-type="string" calcext:value-type="string">
            <text:p>(イ. 遷移)</text:p>
            <text:p>1.入力が行わ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プロフィール入力フォーム</text:p>
          </table:table-cell>
          <table:table-cell table:style-name="ce45" office:value-type="string" calcext:value-type="string">
            <text:p>更新ボタン</text:p>
          </table:table-cell>
          <table:table-cell table:style-name="ce15" office:value-type="string" calcext:value-type="string">
            <text:p>異常</text:p>
          </table:table-cell>
          <table:table-cell table:style-name="ce16" office:value-type="string" calcext:value-type="string">
            <text:p>1.更新ボタンを押下する。</text:p>
          </table:table-cell>
          <table:table-cell table:style-name="ce17" office:value-type="string" calcext:value-type="string">
            <text:p>(イ. 遷移)</text:p>
            <text:p>1.アラートのダイアログが表示され、当該項目の入力に間違いがある旨が表示さ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7" calcext:value-type="float">
            <text:p>7</text:p>
          </table:table-cell>
          <table:table-cell table:style-name="ce13" office:value-type="string" calcext:value-type="string">
            <text:p>メールアドレス入力フォームにメールアドレスに半角英数字記号以外を入力する</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15" office:value-type="string" calcext:value-type="string">
            <text:p>異常</text:p>
          </table:table-cell>
          <table:table-cell table:style-name="ce33" office:value-type="string" calcext:value-type="string">
            <text:p>1.メールアドレス入力フォームを押下し、半角英数字と記号以外の入力を行う。</text:p>
          </table:table-cell>
          <table:table-cell table:style-name="ce17" office:value-type="string" calcext:value-type="string">
            <text:p>(イ. 遷移)</text:p>
            <text:p>1.入力が行え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8">
          <table:table-cell table:style-name="ce27" office:value-type="float" office:value="8" calcext:value-type="float" table:number-columns-spanned="1" table:number-rows-spanned="2">
            <text:p>8</text:p>
          </table:table-cell>
          <table:table-cell table:style-name="ce13" office:value-type="string" calcext:value-type="string" table:number-columns-spanned="1" table:number-rows-spanned="2">
            <text:p>メールアドレス入力フォームに無効な形式のメールアドレスを入力する</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15" office:value-type="string" calcext:value-type="string">
            <text:p>異常</text:p>
          </table:table-cell>
          <table:table-cell table:style-name="ce33" office:value-type="string" calcext:value-type="string">
            <text:p>1.メールアドレス入力フォームを押下し、〜@〜.〜以外の形式で入力を行う。</text:p>
          </table:table-cell>
          <table:table-cell table:style-name="ce17"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プロフィール入力フォーム</text:p>
          </table:table-cell>
          <table:table-cell table:style-name="ce45" office:value-type="string" calcext:value-type="string">
            <text:p>更新ボタン</text:p>
          </table:table-cell>
          <table:table-cell table:style-name="ce15" office:value-type="string" calcext:value-type="string">
            <text:p>異常</text:p>
          </table:table-cell>
          <table:table-cell table:style-name="ce16" office:value-type="string" calcext:value-type="string">
            <text:p>1.更新ボタンを押下する。</text:p>
          </table:table-cell>
          <table:table-cell table:style-name="ce17" office:value-type="string" calcext:value-type="string">
            <text:p>(イ. 遷移)</text:p>
            <text:p>1.アラートのダイアログが表示され、当該項目の入力に間違いがある旨が表示さ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9" calcext:value-type="float">
            <text:p>9</text:p>
          </table:table-cell>
          <table:table-cell table:style-name="ce13" office:value-type="string" calcext:value-type="string">
            <text:p>電話番号入力フォームに数字、ハイフン以外を入力する</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15" office:value-type="string" calcext:value-type="string">
            <text:p>異常</text:p>
          </table:table-cell>
          <table:table-cell table:style-name="ce33" office:value-type="string" calcext:value-type="string">
            <text:p>1.電話番号入力フォームを押下し、半角数字、-以外の入力を行う。</text:p>
          </table:table-cell>
          <table:table-cell table:style-name="ce17" office:value-type="string" calcext:value-type="string">
            <text:p>(イ. 遷移)</text:p>
            <text:p>1.入力が行え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10" calcext:value-type="float">
            <text:p>10</text:p>
          </table:table-cell>
          <table:table-cell table:style-name="ce13" office:value-type="string" calcext:value-type="string">
            <text:p>緊急番号入力フォームに数字、ハイフン以外を入力する</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15" office:value-type="string" calcext:value-type="string">
            <text:p>異常</text:p>
          </table:table-cell>
          <table:table-cell table:style-name="ce33" office:value-type="string" calcext:value-type="string">
            <text:p>1.緊急番号入力フォームを押下し、半角数字、-以外の入力を行う。</text:p>
          </table:table-cell>
          <table:table-cell table:style-name="ce17" office:value-type="string" calcext:value-type="string">
            <text:p>(イ. 遷移)</text:p>
            <text:p>1.入力が行え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4">
          <table:table-cell table:style-name="ce27" office:value-type="float" office:value="11" calcext:value-type="float" table:number-columns-spanned="1" table:number-rows-spanned="3">
            <text:p>11</text:p>
          </table:table-cell>
          <table:table-cell table:style-name="ce13" office:value-type="string" calcext:value-type="string" table:number-columns-spanned="1" table:number-rows-spanned="3">
            <text:p>パスワード入力確認フォームにパスワード入力フォームと違う値を入力する</text:p>
          </table:table-cell>
          <table:table-cell table:style-name="ce13" office:value-type="string" calcext:value-type="string">
            <text:p>プロフィール入力フォーム</text:p>
          </table:table-cell>
          <table:table-cell table:style-name="ce45" office:value-type="string" calcext:value-type="string">
            <text:p>パスワード入力フォーム</text:p>
          </table:table-cell>
          <table:table-cell table:style-name="ce15" office:value-type="string" calcext:value-type="string">
            <text:p>正常</text:p>
          </table:table-cell>
          <table:table-cell table:style-name="ce33" office:value-type="string" calcext:value-type="string">
            <text:p>1.パスワード入力フォームを押下し、入力を行う。</text:p>
          </table:table-cell>
          <table:table-cell table:style-name="ce17" office:value-type="string" calcext:value-type="string">
            <text:p>(イ. 遷移)</text:p>
            <text:p>1.入力が行わ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プロフィール入力フォーム</text:p>
          </table:table-cell>
          <table:table-cell table:style-name="ce45" office:value-type="string" calcext:value-type="string">
            <text:p>パスワード入力確認フォーム</text:p>
          </table:table-cell>
          <table:table-cell table:style-name="ce15" office:value-type="string" calcext:value-type="string">
            <text:p>異常</text:p>
          </table:table-cell>
          <table:table-cell table:style-name="ce33" office:value-type="string" calcext:value-type="string">
            <text:p>1.パスワード入力確認フォームを押下し、パスワード入力フォームと違う値を入力をする。</text:p>
          </table:table-cell>
          <table:table-cell table:style-name="ce17" office:value-type="string" calcext:value-type="string">
            <text:p>(イ. 遷移)</text:p>
            <text:p>1.入力が行わ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プロフィール入力フォーム</text:p>
          </table:table-cell>
          <table:table-cell table:style-name="ce45" office:value-type="string" calcext:value-type="string">
            <text:p>更新ボタン</text:p>
          </table:table-cell>
          <table:table-cell table:style-name="ce15" office:value-type="string" calcext:value-type="string">
            <text:p>異常</text:p>
          </table:table-cell>
          <table:table-cell table:style-name="ce16" office:value-type="string" calcext:value-type="string">
            <text:p>1.更新ボタンを押下する。</text:p>
          </table:table-cell>
          <table:table-cell table:style-name="ce17" office:value-type="string" calcext:value-type="string">
            <text:p>(イ. 遷移)</text:p>
            <text:p>1.アラートのダイアログが表示され、当該項目の入力に間違いがある旨が表示さ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
          <table:table-cell table:style-name="ce27"/>
          <table:table-cell table:style-name="ce13" table:number-columns-repeated="2"/>
          <table:table-cell table:style-name="ce45"/>
          <table:table-cell table:style-name="ce32"/>
          <table:table-cell table:style-name="ce16"/>
          <table:table-cell table:style-name="ce17"/>
          <table:table-cell table:style-name="ce19" table:number-columns-repeated="2"/>
          <table:table-cell table:style-name="ce22"/>
          <table:table-cell table:style-name="ce46"/>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52">
          <table:table-cell table:number-columns-repeated="1024"/>
        </table:table-row>
        <table:table-row table:style-name="ro1">
          <table:table-cell table:number-columns-repeated="1024"/>
        </table:table-row>
      </table:table>
      <table:table table:name="目安箱画面" table:style-name="ta2" table:print-ranges="目安箱画面.A1:目安箱画面.K9">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目安箱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9">
          <table:table-cell table:style-name="ce27" office:value-type="float" office:value="1" calcext:value-type="float" table:number-columns-spanned="1" table:number-rows-spanned="2">
            <text:p>1</text:p>
          </table:table-cell>
          <table:table-cell table:style-name="ce13" office:value-type="string" calcext:value-type="string" table:number-columns-spanned="1" table:number-rows-spanned="2">
            <text:p>タイトル入力フォームが空の状態で送信を行う</text:p>
          </table:table-cell>
          <table:table-cell table:style-name="ce13" office:value-type="string" calcext:value-type="string">
            <text:p>メール入力フォーム</text:p>
          </table:table-cell>
          <table:table-cell table:style-name="ce13" office:value-type="string" calcext:value-type="string">
            <text:p>タイトル入力フォーム</text:p>
          </table:table-cell>
          <table:table-cell table:style-name="ce15" office:value-type="string" calcext:value-type="string">
            <text:p>異常</text:p>
          </table:table-cell>
          <table:table-cell table:style-name="ce33" office:value-type="string" calcext:value-type="string">
            <text:p>1.タイトル入力フォームを押下する。</text:p>
            <text:p>2.入力を行う。</text:p>
          </table:table-cell>
          <table:table-cell table:style-name="ce47" office:value-type="string" calcext:value-type="string">
            <text:p>(イ. 遷移)</text:p>
            <text:p>1.タイトル入力フォームがフォーカスされること。</text:p>
            <text:p>2.入力が行えること。</text:p>
            <text:p>(ロ. データ)</text:p>
            <text:p>なし</text:p>
            <text:p>(ハ.前提条件)</text:p>
            <text:p>1.メール入力フォームに何も入力されていないこと。</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27"/>
          <table:covered-table-cell table:style-name="ce13"/>
          <table:table-cell table:style-name="ce13" office:value-type="string" calcext:value-type="string">
            <text:p>ボタン</text:p>
          </table:table-cell>
          <table:table-cell table:style-name="ce13" office:value-type="string" calcext:value-type="string">
            <text:p>送信ボタン</text:p>
          </table:table-cell>
          <table:table-cell table:style-name="ce15" office:value-type="string" calcext:value-type="string">
            <text:p>異常</text:p>
          </table:table-cell>
          <table:table-cell table:style-name="ce33" office:value-type="string" calcext:value-type="string">
            <text:p>1.送信ボタンを押下する。</text:p>
          </table:table-cell>
          <table:table-cell table:style-name="ce47" office:value-type="string" calcext:value-type="string">
            <text:p>(イ. 遷移)</text:p>
            <text:p>1.「空欄があるため送信できなかった。入力を行ってから送信ボタンを押してください。」という旨のアラートのダイアログが表示され、メールが送信されないこと。</text:p>
            <text:p> (ロ. データ)</text:p>
            <text:p>なし</text:p>
          </table:table-cell>
          <table:table-cell table:style-name="ce19" table:number-columns-repeated="2"/>
          <table:table-cell table:style-name="ce22"/>
          <table:table-cell table:style-name="ce23"/>
          <table:table-cell table:number-columns-repeated="1013"/>
        </table:table-row>
        <table:table-row table:style-name="ro19">
          <table:table-cell table:style-name="ce27" office:value-type="float" office:value="2" calcext:value-type="float" table:number-columns-spanned="1" table:number-rows-spanned="2">
            <text:p>2</text:p>
          </table:table-cell>
          <table:table-cell table:style-name="ce13" office:value-type="string" calcext:value-type="string" table:number-columns-spanned="1" table:number-rows-spanned="2">
            <text:p>お問い合わせ内容入力フォームが空の状態で送信を行う</text:p>
          </table:table-cell>
          <table:table-cell table:style-name="ce13" office:value-type="string" calcext:value-type="string">
            <text:p>メール入力フォーム</text:p>
          </table:table-cell>
          <table:table-cell table:style-name="ce32" office:value-type="string" calcext:value-type="string">
            <text:p>お問い合わせ内容入力フォーム</text:p>
          </table:table-cell>
          <table:table-cell table:style-name="ce15" office:value-type="string" calcext:value-type="string">
            <text:p>異常</text:p>
          </table:table-cell>
          <table:table-cell table:style-name="ce33" office:value-type="string" calcext:value-type="string">
            <text:p>1.お問い合わせ内容入力フォームを押下する。</text:p>
            <text:p>2.入力を行う。</text:p>
          </table:table-cell>
          <table:table-cell table:style-name="ce47" office:value-type="string" calcext:value-type="string">
            <text:p>(イ. 遷移)</text:p>
            <text:p>1.お問い合わせ内容入力フォームがフォーカスされること。</text:p>
            <text:p>2.入力が行えること。</text:p>
            <text:p>(ロ. データ)</text:p>
            <text:p>なし</text:p>
            <text:p><text:span text:style-name="T2">(ハ.前提条件)</text:span></text:p>
            <text:p><text:span text:style-name="T2">1.メール入力フォームに何も入力されていないこと。</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27"/>
          <table:covered-table-cell table:style-name="ce13"/>
          <table:table-cell table:style-name="ce13" office:value-type="string" calcext:value-type="string">
            <text:p>ボタン</text:p>
          </table:table-cell>
          <table:table-cell table:style-name="ce13" office:value-type="string" calcext:value-type="string">
            <text:p>送信ボタン</text:p>
          </table:table-cell>
          <table:table-cell table:style-name="ce15" office:value-type="string" calcext:value-type="string">
            <text:p>異常</text:p>
          </table:table-cell>
          <table:table-cell table:style-name="ce33" office:value-type="string" calcext:value-type="string">
            <text:p>1.送信ボタンを押下する。</text:p>
          </table:table-cell>
          <table:table-cell table:style-name="ce47" office:value-type="string" calcext:value-type="string">
            <text:p>(イ. 遷移)</text:p>
            <text:p>1.「空欄があるため送信できなかった。入力を行ってから送信ボタンを押してください。」という旨のアラートのダイアログが表示され、メールが送信されないこと。</text:p>
            <text:p> (ロ. データ)</text:p>
            <text:p>なし</text:p>
          </table:table-cell>
          <table:table-cell table:style-name="ce19" table:number-columns-repeated="2"/>
          <table:table-cell table:style-name="ce22"/>
          <table:table-cell table:style-name="ce23"/>
          <table:table-cell table:number-columns-repeated="1013"/>
        </table:table-row>
        <table:table-row table:style-name="ro19">
          <table:table-cell table:style-name="ce27" office:value-type="float" office:value="3" calcext:value-type="float">
            <text:p>3</text:p>
          </table:table-cell>
          <table:table-cell table:style-name="ce13" office:value-type="string" calcext:value-type="string">
            <text:p>入力フォームが全て空の状態で送信を行う</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5" office:value-type="string" calcext:value-type="string">
            <text:p>異常</text:p>
          </table:table-cell>
          <table:table-cell table:style-name="ce33" office:value-type="string" calcext:value-type="string">
            <text:p>1.送信ボタンを押下する。</text:p>
          </table:table-cell>
          <table:table-cell table:style-name="ce47" office:value-type="string" calcext:value-type="string">
            <text:p>(イ. 遷移)</text:p>
            <text:p>1.「空欄があるため送信できなかった。入力を行ってから送信ボタンを押してください。」という旨のアラートのダイアログが表示され、メールが送信されないこと。</text:p>
            <text:p> (ロ. データ)</text:p>
            <text:p>なし</text:p>
            <text:p><text:span text:style-name="T2">(ハ.前提条件)</text:span></text:p>
            <text:p><text:span text:style-name="T2">1.メール入力フォームに何も入力されていないこと。</text:span></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66">
          <table:table-cell table:number-columns-repeated="1024"/>
        </table:table-row>
        <table:table-row table:style-name="ro1">
          <table:table-cell table:number-columns-repeated="1024"/>
        </table:table-row>
      </table:table>
      <table:table table:name="ギャラリー画面" table:style-name="ta3" table:print-ranges="ギャラリー画面.A1:ギャラリー画面.K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ギャラリー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9">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31">
          <table:table-cell table:number-columns-repeated="1024"/>
        </table:table-row>
        <table:table-row table:style-name="ro10" table:number-rows-repeated="40">
          <table:table-cell table:number-columns-repeated="1024"/>
        </table:table-row>
        <table:table-row table:style-name="ro10">
          <table:table-cell table:number-columns-repeated="1024"/>
        </table:table-row>
      </table:table>
      <table:table table:name="ブログ画面" table:style-name="ta3" table:print-ranges="ブログ画面.A1:ブログ画面.K5">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ブログ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 table:number-rows-repeated="1048572">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K11">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マイギャラリー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1">
          <table:table-cell table:style-name="ce27" office:value-type="float" office:value="1" calcext:value-type="float">
            <text:p>1</text:p>
          </table:table-cell>
          <table:table-cell table:style-name="ce13" office:value-type="string" calcext:value-type="string">
            <text:p>ギャラリー記事のタイトルを空にする</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5" office:value-type="string" calcext:value-type="string">
            <text:p>異常</text:p>
          </table:table-cell>
          <table:table-cell table:style-name="ce33" office:value-type="string" calcext:value-type="string">
            <text:p>1.タイトルをダブルクリック(またはダブルタップ)する。</text:p>
            <text:p>2.タイトルを空にする。</text:p>
            <text:p>3.タイトルの外を押下する。</text:p>
          </table:table-cell>
          <table:table-cell table:style-name="ce47" office:value-type="string" calcext:value-type="string">
            <text:p>(イ. 遷移)</text:p>
            <text:p>1.タイトルがテキストボックスになり、編集できること。</text:p>
            <text:p>2.タイトルが空になること。</text:p>
            <text:p>3.以下を満たすこと。</text:p>
            <text:p> a.タイトルに入力を行うように促す旨のアラートのダイアログが表示さること。</text:p>
            <text:p> b.タイトルのテキストボックスがなくなり、元々のタイトルが表示されること。</text:p>
            <text:p>(ロ. データ)</text:p>
            <text:p>1.</text:p>
          </table:table-cell>
          <table:table-cell table:style-name="ce19" table:number-columns-repeated="2"/>
          <table:table-cell table:style-name="ce22"/>
          <table:table-cell table:style-name="ce23" office:value-type="string" calcext:value-type="string">
            <text:p>更新ボタンで更新を行う事で編集の反映を確定する。</text:p>
          </table:table-cell>
          <table:table-cell table:number-columns-repeated="1013"/>
        </table:table-row>
        <table:table-row table:style-name="ro21">
          <table:table-cell table:style-name="ce27" office:value-type="float" office:value="2" calcext:value-type="float">
            <text:p>2</text:p>
          </table:table-cell>
          <table:table-cell table:style-name="ce13" office:value-type="string" calcext:value-type="string">
            <text:p>ギャラリー記事のコメントを空にする</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5" office:value-type="string" calcext:value-type="string">
            <text:p>異常</text:p>
          </table:table-cell>
          <table:table-cell table:style-name="ce33" office:value-type="string" calcext:value-type="string">
            <text:p>1.コメントをダブルクリック(またはダブルタップ)する。</text:p>
            <text:p>2.コメントを空にする。</text:p>
            <text:p>3.コメントの外を押下する。</text:p>
          </table:table-cell>
          <table:table-cell table:style-name="ce47" office:value-type="string" calcext:value-type="string">
            <text:p>(イ. 遷移)</text:p>
            <text:p>1.コメントがテキストボックスになり、編集できること。</text:p>
            <text:p>2.コメントが空になること。</text:p>
            <text:p>3.以下を満たすこと。</text:p>
            <text:p> a.コメントに入力を行うように促す旨のアラートのダイアログが表示さること。</text:p>
            <text:p> b.コメントのテキストボックスがなくなり、元々のコメントが表示されること。</text:p>
            <text:p>(ロ. データ)</text:p>
            <text:p>1.</text:p>
          </table:table-cell>
          <table:table-cell table:style-name="ce19" table:number-columns-repeated="2"/>
          <table:table-cell table:style-name="ce22"/>
          <table:table-cell table:style-name="ce23" office:value-type="string" calcext:value-type="string">
            <text:p>更新ボタンで更新を行う事で編集の反映を確定する。</text:p>
          </table:table-cell>
          <table:table-cell table:number-columns-repeated="1013"/>
        </table:table-row>
        <table:table-row table:style-name="ro20">
          <table:table-cell table:style-name="ce27" office:value-type="float" office:value="3" calcext:value-type="float">
            <text:p>3</text:p>
          </table:table-cell>
          <table:table-cell table:style-name="ce13" office:value-type="string" calcext:value-type="string">
            <text:p>未選択状態で更新ボタンを押下する</text:p>
          </table:table-cell>
          <table:table-cell table:style-name="ce48"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異常</text:p>
          </table:table-cell>
          <table:table-cell table:style-name="ce16" office:value-type="string" calcext:value-type="string">
            <text:p>1.更新ボタンを押下する。</text:p>
            <text:p/>
          </table:table-cell>
          <table:table-cell table:style-name="ce47" office:value-type="string" calcext:value-type="string">
            <text:p>(イ. 遷移)</text:p>
            <text:p>1.「1個以上記事を選択してから更新ボタンを押下してください」という旨のアラートのダイアログが表示され、更新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27" office:value-type="float" office:value="4" calcext:value-type="float">
            <text:p>4</text:p>
          </table:table-cell>
          <table:table-cell table:style-name="ce13" office:value-type="string" calcext:value-type="string">
            <text:p>未選択状態で削除ボタンを押下する</text:p>
          </table:table-cell>
          <table:table-cell table:style-name="ce48"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異常</text:p>
          </table:table-cell>
          <table:table-cell table:style-name="ce16" office:value-type="string" calcext:value-type="string">
            <text:p>1.削除ボタンを押下する。</text:p>
            <text:p/>
          </table:table-cell>
          <table:table-cell table:style-name="ce47" office:value-type="string" calcext:value-type="string">
            <text:p>(イ. 遷移)</text:p>
            <text:p>1.「1個以上記事を選択してから削除ボタンを押下してください」という旨のアラートのダイアログが表示され、削除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 table:number-rows-repeated="2">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66">
          <table:table-cell table:number-columns-repeated="1024"/>
        </table:table-row>
        <table:table-row table:style-name="ro1">
          <table:table-cell table:number-columns-repeated="1024"/>
        </table:table-row>
      </table:table>
      <table:table table:name="マイブログ画面" table:style-name="ta3" table:print-ranges="マイブログ画面.A1:マイブログ画面.K7">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マイブログ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 table:number-rows-repeated="2">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70">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K12">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編集画面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2">
          <table:table-cell table:style-name="ce27" office:value-type="float" office:value="1" calcext:value-type="float" table:number-columns-spanned="1" table:number-rows-spanned="2">
            <text:p>1</text:p>
          </table:table-cell>
          <table:table-cell table:style-name="ce13" office:value-type="string" calcext:value-type="string" table:number-columns-spanned="1" table:number-rows-spanned="2">
            <text:p>タイトル入力フォームが空欄の状態で編集ボタンを押下する</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5" office:value-type="string" calcext:value-type="string">
            <text:p>異常</text:p>
          </table:table-cell>
          <table:table-cell table:style-name="ce16" office:value-type="string" calcext:value-type="string">
            <text:p>1. マイブログ画面で新規ボタンを押下する。</text:p>
            <text:p>2.タイトル入力フォームを押下する。</text:p>
            <text:p>3.入力を行う。</text:p>
          </table:table-cell>
          <table:table-cell table:style-name="ce47"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ext:p><text:span text:style-name="T2">(ハ. 前提条件)</text:span></text:p>
            <text:p><text:span text:style-name="T2">1.本文入力フォームにすでに入力がされていること。</text:span></text:p>
          </table:table-cell>
          <table:table-cell table:style-name="ce19" table:number-columns-repeated="2"/>
          <table:table-cell table:style-name="ce22"/>
          <table:table-cell table:style-name="ce23"/>
          <table:table-cell table:number-columns-repeated="1013"/>
        </table:table-row>
        <table:table-row table:style-name="ro18">
          <table:covered-table-cell table:style-name="ce27"/>
          <table:covered-table-cell table:style-name="ce13"/>
          <table:table-cell table:style-name="ce13" office:value-type="string" calcext:value-type="string">
            <text:p>ボタン</text:p>
          </table:table-cell>
          <table:table-cell table:style-name="ce13" office:value-type="string" calcext:value-type="string">
            <text:p>編集ボタン</text:p>
          </table:table-cell>
          <table:table-cell table:style-name="ce15" office:value-type="string" calcext:value-type="string">
            <text:p>異常</text:p>
          </table:table-cell>
          <table:table-cell table:style-name="ce33" office:value-type="string" calcext:value-type="string">
            <text:p>1.編集ボタンを押下する。</text:p>
          </table:table-cell>
          <table:table-cell table:style-name="ce47" office:value-type="string" calcext:value-type="string">
            <text:p>(イ. 遷移)</text:p>
            <text:p>1.「空欄があります。入力してから編集ボタンを押下してください。」という旨のアラートのダイアログが表示され、ブログの編集が確定され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22">
          <table:table-cell table:style-name="ce27" office:value-type="float" office:value="2" calcext:value-type="float">
            <text:p>2</text:p>
          </table:table-cell>
          <table:table-cell table:style-name="ce13" office:value-type="string" calcext:value-type="string">
            <text:p>画像選択時に特定の拡張子の画像ファイル以外を選択する</text:p>
          </table:table-cell>
          <table:table-cell table:style-name="ce13" office:value-type="string" calcext:value-type="string">
            <text:p>画像編集</text:p>
          </table:table-cell>
          <table:table-cell table:style-name="ce13" office:value-type="string" calcext:value-type="string">
            <text:p>選択ボタン</text:p>
          </table:table-cell>
          <table:table-cell table:style-name="ce15" office:value-type="string" calcext:value-type="string">
            <text:p>異常</text:p>
          </table:table-cell>
          <table:table-cell table:style-name="ce16" office:value-type="string" calcext:value-type="string">
            <text:p>1.任意の選択ボタンを押下する。</text:p>
            <text:p>2.特定の拡張子ではないファイルを選択する。</text:p>
          </table:table-cell>
          <table:table-cell table:style-name="ce47" office:value-type="string" calcext:value-type="string">
            <text:p>(イ. 遷移)</text:p>
            <text:p>1.ファイルエクスプローラーが立ち上がること。</text:p>
            <text:p>2.「画像ファイルを選択してください。」という旨のアラートのダイアログが表示されること。</text:p>
            <text:p>(ロ. データ)</text:p>
            <text:p>1.なし</text:p>
            <text:p/>
          </table:table-cell>
          <table:table-cell table:style-name="ce19" table:number-columns-repeated="2"/>
          <table:table-cell table:style-name="ce22"/>
          <table:table-cell table:style-name="ce23" office:value-type="string" calcext:value-type="string">
            <text:p>選択可能な画像ファイルの拡張しは以下の通りとなっている。</text:p>
            <text:p>1.png</text:p>
            <text:p>2.jpg</text:p>
            <text:p>3.bmp</text:p>
            <text:p>4.tiff</text:p>
            <text:p>5.pict</text:p>
            <text:p>アラートには上記の拡張子のファイルを選択を促す記述をしておく。</text:p>
          </table:table-cell>
          <table:table-cell table:number-columns-repeated="1013"/>
        </table:table-row>
        <table:table-row table:style-name="ro22">
          <table:table-cell table:style-name="ce27" office:value-type="float" office:value="3" calcext:value-type="float" table:number-columns-spanned="1" table:number-rows-spanned="2">
            <text:p>3</text:p>
          </table:table-cell>
          <table:table-cell table:style-name="ce13" office:value-type="string" calcext:value-type="string" table:number-columns-spanned="1" table:number-rows-spanned="2">
            <text:p>本文入力フォームが空の状態で編集ボタンを押下する</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5" office:value-type="string" calcext:value-type="string">
            <text:p>異常</text:p>
          </table:table-cell>
          <table:table-cell table:style-name="ce16" office:value-type="string" calcext:value-type="string">
            <text:p>1. マイブログ画面で新規ボタンを押下する。</text:p>
            <text:p><text:span text:style-name="T3">2.本文入力フォームを押下する。</text:span></text:p>
            <text:p><text:span text:style-name="T3">3.入力を行う。</text:span></text:p>
          </table:table-cell>
          <table:table-cell table:style-name="ce47"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3">3.入力が行えること。</text:span></text:p>
            <text:p>(ロ. データ)</text:p>
            <text:p>1.</text:p>
            <text:p><text:span text:style-name="T2">(ハ. 前提条件)</text:span></text:p>
            <text:p><text:span text:style-name="T2">1.タイトル入力フォームにすでに入力がされていること。</text:span></text:p>
          </table:table-cell>
          <table:table-cell table:style-name="ce19" table:number-columns-repeated="2"/>
          <table:table-cell table:style-name="ce22"/>
          <table:table-cell table:style-name="ce23"/>
          <table:table-cell table:number-columns-repeated="1013"/>
        </table:table-row>
        <table:table-row table:style-name="ro18">
          <table:covered-table-cell table:style-name="ce27"/>
          <table:covered-table-cell table:style-name="ce13"/>
          <table:table-cell table:style-name="ce13" office:value-type="string" calcext:value-type="string">
            <text:p>ボタン</text:p>
          </table:table-cell>
          <table:table-cell table:style-name="ce13" office:value-type="string" calcext:value-type="string">
            <text:p>編集ボタン</text:p>
          </table:table-cell>
          <table:table-cell table:style-name="ce15" office:value-type="string" calcext:value-type="string">
            <text:p>異常</text:p>
          </table:table-cell>
          <table:table-cell table:style-name="ce33" office:value-type="string" calcext:value-type="string">
            <text:p>1.編集ボタンを押下する。</text:p>
          </table:table-cell>
          <table:table-cell table:style-name="ce47" office:value-type="string" calcext:value-type="string">
            <text:p>(イ. 遷移)</text:p>
            <text:p>1.「空欄があります。入力してから編集ボタンを押下してください。」という旨のアラートのダイアログが表示され、ブログの編集が確定され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19">
          <table:table-cell table:style-name="ce27" office:value-type="float" office:value="4" calcext:value-type="float">
            <text:p>4</text:p>
          </table:table-cell>
          <table:table-cell table:style-name="ce13" office:value-type="string" calcext:value-type="string">
            <text:p>入力フォームが全て空欄の状態で編集ボタンを押下する</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15" office:value-type="string" calcext:value-type="string">
            <text:p>異常</text:p>
          </table:table-cell>
          <table:table-cell table:style-name="ce33" office:value-type="string" calcext:value-type="string">
            <text:p>1.編集ボタンを押下する。</text:p>
          </table:table-cell>
          <table:table-cell table:style-name="ce47" office:value-type="string" calcext:value-type="string">
            <text:p>(イ. 遷移)</text:p>
            <text:p>1.「空欄があります。入力してから編集ボタンを押下してください。」という旨のアラートのダイアログが表示され、ブログの編集が確定されないこと。</text:p>
            <text:p>(ロ. データ)</text:p>
            <text:p>なし</text:p>
            <text:p>(ハ. 前提条件)</text:p>
            <text:p>1.タイトル入力フォーム、本文入力フォームがそれぞれ空欄となっていること。</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65">
          <table:table-cell table:number-columns-repeated="1024"/>
        </table:table-row>
        <table:table-row table:style-name="ro1">
          <table:table-cell table:number-columns-repeated="1024"/>
        </table:table-row>
      </table:table>
      <table:table table:name="管理者画面" table:style-name="ta3" table:print-ranges="管理者画面.A1:管理者画面.K7">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管理者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9" table:number-rows-repeated="2">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19">
          <table:table-cell table:number-columns-repeated="1024"/>
        </table:table-row>
        <table:table-row table:style-name="ro10" table:number-rows-repeated="51">
          <table:table-cell table:number-columns-repeated="1024"/>
        </table:table-row>
        <table:table-row table:style-name="ro10">
          <table:table-cell table:number-columns-repeated="1024"/>
        </table:table-row>
      </table:table>
      <table:table table:name="日ごと予約者一覧画面" table:style-name="ta2" table:print-ranges="日ごと予約者一覧画面.A1:日ごと予約者一覧画面.K8">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日ごと予約者一覧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7">
          <table:table-cell table:style-name="ce27" office:value-type="float" office:value="1" calcext:value-type="float">
            <text:p>1</text:p>
          </table:table-cell>
          <table:table-cell table:style-name="ce13" office:value-type="string" calcext:value-type="string">
            <text:p>日付入力フォームに日付以外を入力する</text:p>
          </table:table-cell>
          <table:table-cell table:style-name="ce13" office:value-type="string" calcext:value-type="string">
            <text:p>日付入力フォーム</text:p>
          </table:table-cell>
          <table:table-cell table:style-name="ce32" office:value-type="string" calcext:value-type="string">
            <text:p>生年月日入力フォーム</text:p>
          </table:table-cell>
          <table:table-cell table:style-name="ce15" office:value-type="string" calcext:value-type="string">
            <text:p>異常</text:p>
          </table:table-cell>
          <table:table-cell table:style-name="ce33" office:value-type="string" calcext:value-type="string">
            <text:p>1.日付入力フォームを押下し、数字、-、/以外を入力する。</text:p>
          </table:table-cell>
          <table:table-cell table:style-name="ce17" office:value-type="string" calcext:value-type="string">
            <text:p>(イ. 遷移)</text:p>
            <text:p>1.入力が行えないこと。</text:p>
            <text:p>(ロ. データ)</text:p>
            <text:p>なし</text:p>
          </table:table-cell>
          <table:table-cell table:style-name="ce19" table:number-columns-repeated="2"/>
          <table:table-cell table:style-name="ce22"/>
          <table:table-cell table:style-name="ce23" office:value-type="string" calcext:value-type="string">
            <text:p>当試験は日付のテキストボックスに直接入力が行うことができるブラウザで行う。</text:p>
          </table:table-cell>
          <table:table-cell table:number-columns-repeated="1013"/>
        </table:table-row>
        <table:table-row table:style-name="ro17">
          <table:table-cell table:style-name="ce27" office:value-type="float" office:value="2" calcext:value-type="float" table:number-columns-spanned="1" table:number-rows-spanned="2">
            <text:p>2</text:p>
          </table:table-cell>
          <table:table-cell table:style-name="ce13" office:value-type="string" calcext:value-type="string" table:number-columns-spanned="1" table:number-rows-spanned="2">
            <text:p>日付入力フォームに間違った形式の日付を入力する</text:p>
          </table:table-cell>
          <table:table-cell table:style-name="ce13" office:value-type="string" calcext:value-type="string">
            <text:p>日付入力フォーム</text:p>
          </table:table-cell>
          <table:table-cell table:style-name="ce32" office:value-type="string" calcext:value-type="string">
            <text:p>生年月日入力フォーム</text:p>
          </table:table-cell>
          <table:table-cell table:style-name="ce15" office:value-type="string" calcext:value-type="string">
            <text:p>異常</text:p>
          </table:table-cell>
          <table:table-cell table:style-name="ce33" office:value-type="string" calcext:value-type="string">
            <text:p>1.日付入力フォームを押下し、「yyyy/MM/dd」以外の形式で日付をを入力する。</text:p>
          </table:table-cell>
          <table:table-cell table:style-name="ce17" office:value-type="string" calcext:value-type="string">
            <text:p>(イ. 遷移)</text:p>
            <text:p>1.入力が行われること。</text:p>
            <text:p>(ロ. データ)</text:p>
            <text:p>なし</text:p>
          </table:table-cell>
          <table:table-cell table:style-name="ce19" table:number-columns-repeated="2"/>
          <table:table-cell table:style-name="ce22"/>
          <table:table-cell table:style-name="ce23" office:value-type="string" calcext:value-type="string">
            <text:p>当試験は日付のテキストボックスに直接入力が行うことができるブラウザで行う。</text:p>
          </table:table-cell>
          <table:table-cell table:number-columns-repeated="1013"/>
        </table:table-row>
        <table:table-row table:style-name="ro17">
          <table:covered-table-cell table:style-name="ce27"/>
          <table:covered-table-cell table:style-name="ce13"/>
          <table:table-cell table:style-name="ce13" office:value-type="string" calcext:value-type="string">
            <text:p>日付入力フォーム</text:p>
          </table:table-cell>
          <table:table-cell table:style-name="ce13" office:value-type="string" calcext:value-type="string">
            <text:p>検索ボタン</text:p>
          </table:table-cell>
          <table:table-cell table:style-name="ce15" office:value-type="string" calcext:value-type="string">
            <text:p>異常</text:p>
          </table:table-cell>
          <table:table-cell table:style-name="ce33" office:value-type="string" calcext:value-type="string">
            <text:p>1.検索ボタンを押下する。</text:p>
          </table:table-cell>
          <table:table-cell table:style-name="ce17" office:value-type="string" calcext:value-type="string">
            <text:p>(イ. 遷移)</text:p>
            <text:p>1.アラートのダイアログが表示され、当該項目の入力に間違いがある旨が表示される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9">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18">
          <table:table-cell table:number-columns-repeated="1024"/>
        </table:table-row>
        <table:table-row table:style-name="ro10" table:number-rows-repeated="50">
          <table:table-cell table:number-columns-repeated="1024"/>
        </table:table-row>
        <table:table-row table:style-name="ro10">
          <table:table-cell table:number-columns-repeated="1024"/>
        </table:table-row>
      </table:table>
      <table:table table:name="受講承認タブ" table:style-name="ta3" table:print-ranges="受講承認タブ.A1:受講承認タブ.K7">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受講承認タブ</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9" table:number-rows-repeated="2">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18">
          <table:table-cell table:number-columns-repeated="1024"/>
        </table:table-row>
        <table:table-row table:style-name="ro10" table:number-rows-repeated="51">
          <table:table-cell table:number-columns-repeated="1024"/>
        </table:table-row>
        <table:table-row table:style-name="ro10">
          <table:table-cell table:number-columns-repeated="1024"/>
        </table:table-row>
      </table:table>
      <table:table table:name="承認タブ" table:style-name="ta3" table:print-ranges="承認タブ.A1:承認タブ.K8">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承認タブ</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9" table:number-rows-repeated="2">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20">
          <table:table-cell table:number-columns-repeated="1024"/>
        </table:table-row>
        <table:table-row table:style-name="ro10" table:number-rows-repeated="50">
          <table:table-cell table:number-columns-repeated="1024"/>
        </table:table-row>
        <table:table-row table:style-name="ro10">
          <table:table-cell table:number-columns-repeated="1024"/>
        </table:table-row>
      </table:table>
      <table:table table:name="受講承認画面" table:style-name="ta2" table:print-ranges="受講承認画面.A1:受講承認画面.K10">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受講承認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8">
          <table:table-cell table:style-name="ce28" office:value-type="float" office:value="1" calcext:value-type="float">
            <text:p>1</text:p>
          </table:table-cell>
          <table:table-cell table:style-name="ce13" office:value-type="string" calcext:value-type="string">
            <text:p>受講料テキストボックスに正の整数以外を入力する</text:p>
          </table:table-cell>
          <table:table-cell table:style-name="ce13" office:value-type="string" calcext:value-type="string">
            <text:p>受講承認情報一覧</text:p>
          </table:table-cell>
          <table:table-cell table:style-name="ce13" office:value-type="string" calcext:value-type="string">
            <text:p>受講料</text:p>
          </table:table-cell>
          <table:table-cell table:style-name="ce15" office:value-type="string" calcext:value-type="string">
            <text:p>正常</text:p>
          </table:table-cell>
          <table:table-cell table:style-name="ce33" office:value-type="string" calcext:value-type="string">
            <text:p>1.受講料のテキストボックスを押下する。</text:p>
            <text:p>2.正の整数以外の入力を行う。</text:p>
          </table:table-cell>
          <table:table-cell table:style-name="ce47" office:value-type="string" calcext:value-type="string">
            <text:p>(イ. 遷移)</text:p>
            <text:p><text:span text:style-name="T3">1.受講料のテキストボックスをフォーカスすることができること。</text:span></text:p>
            <text:p><text:span text:style-name="T3">2.入力がされないこと。</text:span></text:p>
            <text:p><text:span text:style-name="T3">(ロ. データ)</text:span></text:p>
            <text:p><text:span text:style-name="T3">1.</text:span></text:p>
          </table:table-cell>
          <table:table-cell table:style-name="ce19" table:number-columns-repeated="4"/>
          <table:table-cell table:number-columns-repeated="1013"/>
        </table:table-row>
        <table:table-row table:style-name="ro18">
          <table:table-cell table:style-name="ce28" office:value-type="float" office:value="2" calcext:value-type="float">
            <text:p>2</text:p>
          </table:table-cell>
          <table:table-cell table:style-name="ce13" office:value-type="string" calcext:value-type="string">
            <text:p>使用ptテキストボックスに正の整数以外を入力する</text:p>
          </table:table-cell>
          <table:table-cell table:style-name="ce13" office:value-type="string" calcext:value-type="string">
            <text:p>受講承認情報一覧</text:p>
          </table:table-cell>
          <table:table-cell table:style-name="ce13" office:value-type="string" calcext:value-type="string">
            <text:p>使用pt</text:p>
          </table:table-cell>
          <table:table-cell table:style-name="ce15" office:value-type="string" calcext:value-type="string">
            <text:p>正常</text:p>
          </table:table-cell>
          <table:table-cell table:style-name="ce33" office:value-type="string" calcext:value-type="string">
            <text:p>1.使用ptのテキストボックスを押下する。</text:p>
            <text:p>2.正の整数以外の入力を行う。</text:p>
          </table:table-cell>
          <table:table-cell table:style-name="ce47" office:value-type="string" calcext:value-type="string">
            <text:p>(イ. 遷移)</text:p>
            <text:p>1.使用ptのテキストボックスをフォーカスすることができること。</text:p>
            <text:p>2.入力されないこと。</text:p>
            <text:p><text:span text:style-name="T3">(ロ. データ)</text:span></text:p>
            <text:p><text:span text:style-name="T3">1.</text:span></text:p>
          </table:table-cell>
          <table:table-cell table:style-name="ce19" table:number-columns-repeated="4"/>
          <table:table-cell table:number-columns-repeated="1013"/>
        </table:table-row>
        <table:table-row table:style-name="ro20">
          <table:table-cell table:style-name="ce28" office:value-type="float" office:value="3" calcext:value-type="float" table:number-columns-spanned="1" table:number-rows-spanned="3">
            <text:p>3</text:p>
          </table:table-cell>
          <table:table-cell table:style-name="ce13" office:value-type="string" calcext:value-type="string" table:number-columns-spanned="1" table:number-rows-spanned="3">
            <text:p>所持ポイント以上のポイントを使用する</text:p>
          </table:table-cell>
          <table:table-cell table:style-name="ce13" office:value-type="string" calcext:value-type="string">
            <text:p>受講承認情報一覧</text:p>
          </table:table-cell>
          <table:table-cell table:style-name="ce13" office:value-type="string" calcext:value-type="string">
            <text:p>使用pt</text:p>
          </table:table-cell>
          <table:table-cell table:style-name="ce15" office:value-type="string" calcext:value-type="string">
            <text:p>異常</text:p>
          </table:table-cell>
          <table:table-cell table:style-name="ce33" office:value-type="string" calcext:value-type="string">
            <text:p>1.任意の使用ptのテキストボックスを押下する。</text:p>
            <text:p>2.同じ行の所持ポイントより大きい値の入力を行う。</text:p>
          </table:table-cell>
          <table:table-cell table:style-name="ce47" office:value-type="string" calcext:value-type="string">
            <text:p>(イ. 遷移)</text:p>
            <text:p>1.使用ptのテキストボックスをフォーカスすることができること。</text:p>
            <text:p>2.入力が行われること。</text:p>
            <text:p>(ロ. データ)</text:p>
            <text:p>1.</text:p>
          </table:table-cell>
          <table:table-cell table:style-name="ce19" table:number-columns-repeated="4"/>
          <table:table-cell table:number-columns-repeated="1013"/>
        </table:table-row>
        <table:table-row table:style-name="ro16">
          <table:covered-table-cell table:style-name="ce28"/>
          <table:covered-table-cell table:style-name="ce13"/>
          <table:table-cell table:style-name="ce13" office:value-type="string" calcext:value-type="string">
            <text:p>受講承認情報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3" office:value-type="string" calcext:value-type="string">
            <text:p>1.編集を行ったデータ行を押下する。</text:p>
          </table:table-cell>
          <table:table-cell table:style-name="ce47"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19" table:number-columns-repeated="4"/>
          <table:table-cell table:number-columns-repeated="1013"/>
        </table:table-row>
        <table:table-row table:style-name="ro20">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異常</text:p>
          </table:table-cell>
          <table:table-cell table:style-name="ce33" office:value-type="string" calcext:value-type="string">
            <text:p>1.受講承認ボタンを押下する。</text:p>
          </table:table-cell>
          <table:table-cell table:style-name="ce47" office:value-type="string" calcext:value-type="string">
            <text:p>(イ. 遷移)</text:p>
            <text:p>1.「所持ポイントを超えるポイントの使用はできません。」という旨のアラートのダイアログが表示され、受講承認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6" table:number-rows-repeated="1048551">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商品購入承認画面" table:style-name="ta2" table:print-ranges="商品購入承認画面.A1:商品購入承認画面.K22">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商品購入承認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0">
          <table:table-cell table:style-name="ce28" office:value-type="float" office:value="1" calcext:value-type="float" table:number-columns-spanned="1" table:number-rows-spanned="3">
            <text:p>1</text:p>
          </table:table-cell>
          <table:table-cell table:style-name="ce13" office:value-type="string" calcext:value-type="string" table:number-columns-spanned="1" table:number-rows-spanned="3">
            <text:p>「未選択」の商品を選択して承認を行う</text:p>
          </table:table-cell>
          <table:table-cell table:style-name="ce13" office:value-type="string" calcext:value-type="string">
            <text:p>商品購入承認情報一覧</text:p>
          </table:table-cell>
          <table:table-cell table:style-name="ce13" office:value-type="string" calcext:value-type="string">
            <text:p>商品名</text:p>
          </table:table-cell>
          <table:table-cell table:style-name="ce15" office:value-type="string" calcext:value-type="string">
            <text:p>異常</text:p>
          </table:table-cell>
          <table:table-cell table:style-name="ce33" office:value-type="string" calcext:value-type="string">
            <text:p>1.任意の商品名のセレクトメニューを押下する。</text:p>
            <text:p>2.「未選択」の項目を押下する。</text:p>
          </table:table-cell>
          <table:table-cell table:style-name="ce47" office:value-type="string" calcext:value-type="string">
            <text:p>(イ. 遷移)</text:p>
            <text:p>1.購入できる商品の一覧が表示されること。</text:p>
            <text:p>2.選択した項目が商品名のセレクトメニューに表示されること。</text:p>
            <text:p>(ロ. データ)</text:p>
            <text:p>1.</text:p>
          </table:table-cell>
          <table:table-cell table:style-name="ce19" table:number-columns-repeated="4"/>
          <table:table-cell table:number-columns-repeated="1013"/>
        </table:table-row>
        <table:table-row table:style-name="ro16">
          <table:covered-table-cell table:style-name="ce28"/>
          <table:covered-table-cell table:style-name="ce13"/>
          <table:table-cell table:style-name="ce13" office:value-type="string" calcext:value-type="string">
            <text:p>商品購入承認情報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3" office:value-type="string" calcext:value-type="string">
            <text:p>1.編集を行ったデータ行を押下する。</text:p>
          </table:table-cell>
          <table:table-cell table:style-name="ce47"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19" table:number-columns-repeated="4"/>
          <table:table-cell table:number-columns-repeated="1013"/>
        </table:table-row>
        <table:table-row table:style-name="ro20">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異常</text:p>
          </table:table-cell>
          <table:table-cell table:style-name="ce33" office:value-type="string" calcext:value-type="string">
            <text:p>1.商品購入承認ボタンを押下する。</text:p>
          </table:table-cell>
          <table:table-cell table:style-name="ce47" office:value-type="string" calcext:value-type="string">
            <text:p>(イ. 遷移)</text:p>
            <text:p>1.「商品が未選択となっています。商品を選択してください」という旨のアラートのダイアログが表示され、商品購入承認が行われないこと。</text:p>
            <text:p>(ロ. データ)</text:p>
            <text:p>1.</text:p>
          </table:table-cell>
          <table:table-cell table:style-name="ce19" table:number-columns-repeated="4"/>
          <table:table-cell table:number-columns-repeated="1013"/>
        </table:table-row>
        <table:table-row table:style-name="ro20">
          <table:table-cell table:style-name="ce28" office:value-type="float" office:value="2" calcext:value-type="float">
            <text:p>2</text:p>
          </table:table-cell>
          <table:table-cell table:style-name="ce13" office:value-type="string" calcext:value-type="string">
            <text:p>単価のテキストボックスに正の整数値以外を入力する</text:p>
          </table:table-cell>
          <table:table-cell table:style-name="ce13" office:value-type="string" calcext:value-type="string">
            <text:p>商品購入承認情報一覧</text:p>
          </table:table-cell>
          <table:table-cell table:style-name="ce13" office:value-type="string" calcext:value-type="string">
            <text:p>単価</text:p>
          </table:table-cell>
          <table:table-cell table:style-name="ce15" office:value-type="string" calcext:value-type="string">
            <text:p>異常</text:p>
          </table:table-cell>
          <table:table-cell table:style-name="ce33" office:value-type="string" calcext:value-type="string">
            <text:p>1.単価のテキストボックスを押下する。</text:p>
            <text:p>2.正の整数値以外の入力を行う。</text:p>
          </table:table-cell>
          <table:table-cell table:style-name="ce47" office:value-type="string" calcext:value-type="string">
            <text:p>(イ. 遷移)</text:p>
            <text:p>1.単価のテキストボックスをフォーカスすることができること。</text:p>
            <text:p>2.入力が行われないこと。</text:p>
            <text:p>(ロ. データ)</text:p>
            <text:p>1.なし</text:p>
          </table:table-cell>
          <table:table-cell table:style-name="ce19" table:number-columns-repeated="4"/>
          <table:table-cell table:number-columns-repeated="1013"/>
        </table:table-row>
        <table:table-row table:style-name="ro20">
          <table:table-cell table:style-name="ce28" office:value-type="float" office:value="3" calcext:value-type="float">
            <text:p>3</text:p>
          </table:table-cell>
          <table:table-cell table:style-name="ce13" office:value-type="string" calcext:value-type="string">
            <text:p>個数のテキストボックスに正の整数値以外を入力する</text:p>
          </table:table-cell>
          <table:table-cell table:style-name="ce13" office:value-type="string" calcext:value-type="string">
            <text:p>商品購入承認情報一覧</text:p>
          </table:table-cell>
          <table:table-cell table:style-name="ce13" office:value-type="string" calcext:value-type="string">
            <text:p>個数</text:p>
          </table:table-cell>
          <table:table-cell table:style-name="ce15" office:value-type="string" calcext:value-type="string">
            <text:p>異常</text:p>
          </table:table-cell>
          <table:table-cell table:style-name="ce33" office:value-type="string" calcext:value-type="string">
            <text:p>1.個数のテキストボックスを押下する。</text:p>
            <text:p>2.正の整数値以外の入力を行う。</text:p>
          </table:table-cell>
          <table:table-cell table:style-name="ce47" office:value-type="string" calcext:value-type="string">
            <text:p>(イ. 遷移)</text:p>
            <text:p>1.個数のテキストボックスをフォーカスすることができること。</text:p>
            <text:p>3.入力が行われないこと。</text:p>
            <text:p>(ロ. データ)</text:p>
            <text:p>1.</text:p>
          </table:table-cell>
          <table:table-cell table:style-name="ce19" table:number-columns-repeated="4"/>
          <table:table-cell table:number-columns-repeated="1013"/>
        </table:table-row>
        <table:table-row table:style-name="ro20">
          <table:table-cell table:style-name="ce28" office:value-type="float" office:value="4" calcext:value-type="float">
            <text:p>4</text:p>
          </table:table-cell>
          <table:table-cell table:style-name="ce13" office:value-type="string" calcext:value-type="string">
            <text:p>使用ポイントのテキストボックスに正の整数値以外を入力する</text:p>
          </table:table-cell>
          <table:table-cell table:style-name="ce13" office:value-type="string" calcext:value-type="string">
            <text:p>商品購入承認情報一覧</text:p>
          </table:table-cell>
          <table:table-cell table:style-name="ce13" office:value-type="string" calcext:value-type="string">
            <text:p>使用ポイント</text:p>
          </table:table-cell>
          <table:table-cell table:style-name="ce15" office:value-type="string" calcext:value-type="string">
            <text:p>異常</text:p>
          </table:table-cell>
          <table:table-cell table:style-name="ce33" office:value-type="string" calcext:value-type="string">
            <text:p>1.使用ポイントのテキストボックスを押下する。</text:p>
            <text:p>2.正の整数値以外の入力を行う。</text:p>
          </table:table-cell>
          <table:table-cell table:style-name="ce47" office:value-type="string" calcext:value-type="string">
            <text:p>(イ. 遷移)</text:p>
            <text:p>1.使用ポイントのテキストボックスをフォーカスすることができること。</text:p>
            <text:p>2.入力が行われないこと。</text:p>
            <text:p>(ロ. データ)</text:p>
            <text:p>1.</text:p>
          </table:table-cell>
          <table:table-cell table:style-name="ce19" table:number-columns-repeated="4"/>
          <table:table-cell table:number-columns-repeated="1013"/>
        </table:table-row>
        <table:table-row table:style-name="ro20">
          <table:table-cell table:style-name="ce28" office:value-type="float" office:value="5" calcext:value-type="float" table:number-columns-spanned="1" table:number-rows-spanned="3">
            <text:p>5</text:p>
          </table:table-cell>
          <table:table-cell table:style-name="ce13" office:value-type="string" calcext:value-type="string" table:number-columns-spanned="1" table:number-rows-spanned="3">
            <text:p>所持ポイント以上のポイントを使用する</text:p>
          </table:table-cell>
          <table:table-cell table:style-name="ce13" office:value-type="string" calcext:value-type="string">
            <text:p>商品購入承認情報一覧</text:p>
          </table:table-cell>
          <table:table-cell table:style-name="ce13" office:value-type="string" calcext:value-type="string">
            <text:p>使用ポイント</text:p>
          </table:table-cell>
          <table:table-cell table:style-name="ce15" office:value-type="string" calcext:value-type="string">
            <text:p>異常</text:p>
          </table:table-cell>
          <table:table-cell table:style-name="ce33" office:value-type="string" calcext:value-type="string">
            <text:p>1.任意の使用ポイントのテキストボックスを押下する。</text:p>
            <text:p>2.同じ行の所持ポイントより大きい値の入力を行う。</text:p>
          </table:table-cell>
          <table:table-cell table:style-name="ce47" office:value-type="string" calcext:value-type="string">
            <text:p>(イ. 遷移)</text:p>
            <text:p>1.使用ポイントのテキストボックスをフォーカスすることができること。</text:p>
            <text:p>2.入力が行われること。</text:p>
            <text:p>(ロ. データ)</text:p>
            <text:p>1.</text:p>
          </table:table-cell>
          <table:table-cell table:style-name="ce19" table:number-columns-repeated="4"/>
          <table:table-cell table:number-columns-repeated="1013"/>
        </table:table-row>
        <table:table-row table:style-name="ro16">
          <table:covered-table-cell table:style-name="ce28"/>
          <table:covered-table-cell table:style-name="ce13"/>
          <table:table-cell table:style-name="ce13" office:value-type="string" calcext:value-type="string">
            <text:p>商品購入承認情報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3" office:value-type="string" calcext:value-type="string">
            <text:p>1.編集を行ったデータ行を押下する。</text:p>
          </table:table-cell>
          <table:table-cell table:style-name="ce47"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19" table:number-columns-repeated="4"/>
          <table:table-cell table:number-columns-repeated="1013"/>
        </table:table-row>
        <table:table-row table:style-name="ro18">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異常</text:p>
          </table:table-cell>
          <table:table-cell table:style-name="ce33" office:value-type="string" calcext:value-type="string">
            <text:p>1.商品購入承認ボタンを押下する。</text:p>
          </table:table-cell>
          <table:table-cell table:style-name="ce47" office:value-type="string" calcext:value-type="string">
            <text:p>(イ. 遷移)</text:p>
            <text:p>1.「所持ポイントを超えるポイントの使用はできません。」という旨のアラートのダイアログが表示され、商品購入承認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3">
          <table:table-cell table:style-name="ce28" office:value-type="float" office:value="6" calcext:value-type="float" table:number-columns-spanned="1" table:number-rows-spanned="4">
            <text:p>6</text:p>
          </table:table-cell>
          <table:table-cell table:style-name="ce13" office:value-type="string" calcext:value-type="string" table:number-columns-spanned="1" table:number-rows-spanned="4">
            <text:p>所持ポイント以上のポイントを使用する</text:p>
          </table:table-cell>
          <table:table-cell table:style-name="ce13" office:value-type="string" calcext:value-type="string">
            <text:p>商品購入承認情報一覧</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33" office:value-type="string" calcext:value-type="string">
            <text:p>1.商品購入データが2個以上あるユーザの使用ポイントのテキストボックスを押下する。</text:p>
            <text:p>2.同じ行の所持ポイント以内かつ1以上の値の入力を行う。</text:p>
          </table:table-cell>
          <table:table-cell table:style-name="ce47" office:value-type="string" calcext:value-type="string">
            <text:p>(イ. 遷移)</text:p>
            <text:p>1.使用ポイントのテキストボックスをフォーカスすることができること。</text:p>
            <text:p>2.入力が行われること。</text:p>
            <text:p>(ロ. データ)</text:p>
            <text:p>1.</text:p>
            <text:p>(ハ. 前提条件)</text:p>
            <text:p>1.特定のユーザの商品購入承認データを2個以上用意しておく。</text:p>
          </table:table-cell>
          <table:table-cell table:style-name="ce19" table:number-columns-repeated="4"/>
          <table:table-cell table:number-columns-repeated="1013"/>
        </table:table-row>
        <table:table-row table:style-name="ro20">
          <table:covered-table-cell table:style-name="ce28"/>
          <table:covered-table-cell table:style-name="ce13"/>
          <table:table-cell table:style-name="ce13" office:value-type="string" calcext:value-type="string">
            <text:p>商品購入承認情報一覧</text:p>
          </table:table-cell>
          <table:table-cell table:style-name="ce13" office:value-type="string" calcext:value-type="string">
            <text:p>使用ポイント</text:p>
          </table:table-cell>
          <table:table-cell table:style-name="ce15" office:value-type="string" calcext:value-type="string">
            <text:p>異常</text:p>
          </table:table-cell>
          <table:table-cell table:style-name="ce33" office:value-type="string" calcext:value-type="string">
            <text:p>1.同じユーザの別の使用ポイントのテキストボックスを押下する。</text:p>
            <text:p>2.先に入力した使用ポイントと合わせて所持ポイントを超える値の入力を行う。</text:p>
          </table:table-cell>
          <table:table-cell table:style-name="ce47" office:value-type="string" calcext:value-type="string">
            <text:p>(イ. 遷移)</text:p>
            <text:p>1.使用ポイントのテキストボックスをフォーカスすることができること。</text:p>
            <text:p>2.入力が行われること。</text:p>
            <text:p>(ロ. データ)</text:p>
            <text:p>1.</text:p>
          </table:table-cell>
          <table:table-cell table:style-name="ce19" table:number-columns-repeated="4"/>
          <table:table-cell table:number-columns-repeated="1013"/>
        </table:table-row>
        <table:table-row table:style-name="ro14">
          <table:covered-table-cell table:style-name="ce28"/>
          <table:covered-table-cell table:style-name="ce13"/>
          <table:table-cell table:style-name="ce13" office:value-type="string" calcext:value-type="string">
            <text:p>商品購入承認情報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3" office:value-type="string" calcext:value-type="string">
            <text:p>1.編集を行ったデータ行全てを押下する。</text:p>
          </table:table-cell>
          <table:table-cell table:style-name="ce47"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19" table:number-columns-repeated="4"/>
          <table:table-cell table:number-columns-repeated="1013"/>
        </table:table-row>
        <table:table-row table:style-name="ro21">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異常</text:p>
          </table:table-cell>
          <table:table-cell table:style-name="ce33" office:value-type="string" calcext:value-type="string">
            <text:p>1.商品購入承認ボタンを押下する。</text:p>
          </table:table-cell>
          <table:table-cell table:style-name="ce47" office:value-type="string" calcext:value-type="string">
            <text:p>(イ. 遷移)</text:p>
            <text:p>1.以下を満たすこと。</text:p>
            <text:p> a.1個の承認データの承認が行われること。</text:p>
            <text:p> b.「所持ポイントを超えるポイントの使用はできません。」という旨のアラートのダイアログが表示され、商品購入承認が行われないこと。</text:p>
            <text:p> c.承認が行われた承認データが一覧から無くなる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 table:number-rows-repeated="2">
          <table:table-cell table:style-name="ce28"/>
          <table:table-cell table:style-name="ce13" table:number-columns-repeated="3"/>
          <table:table-cell table:style-name="ce15"/>
          <table:table-cell table:style-name="ce33"/>
          <table:table-cell table:style-name="ce47"/>
          <table:table-cell table:style-name="ce19" table:number-columns-repeated="2"/>
          <table:table-cell table:style-name="ce22"/>
          <table:table-cell table:style-name="ce23"/>
          <table:table-cell table:number-columns-repeated="1013"/>
        </table:table-row>
        <table:table-row table:style-name="ro1" table:number-rows-repeated="1048557">
          <table:table-cell table:number-columns-repeated="1024"/>
        </table:table-row>
        <table:table-row table:style-name="ro1">
          <table:table-cell table:number-columns-repeated="1024"/>
        </table:table-row>
      </table:table>
      <table:table table:name="承認一覧タブ" table:style-name="ta3" table:print-ranges="承認一覧タブ.A1:承認一覧タブ.K7">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承認一覧タブ</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9" table:number-rows-repeated="2">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19">
          <table:table-cell table:number-columns-repeated="1024"/>
        </table:table-row>
        <table:table-row table:style-name="ro10" table:number-rows-repeated="51">
          <table:table-cell table:number-columns-repeated="1024"/>
        </table:table-row>
        <table:table-row table:style-name="ro10">
          <table:table-cell table:number-columns-repeated="1024"/>
        </table:table-row>
      </table:table>
      <table:table table:name="受講承認一覧画面" table:style-name="ta2" table:print-ranges="受講承認一覧画面.A1:受講承認一覧画面.K22">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受講承認一覧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3">
          <table:table-cell table:style-name="ce27" office:value-type="float" office:value="1" calcext:value-type="float" table:number-columns-spanned="1" table:number-rows-spanned="3">
            <text:p>1</text:p>
          </table:table-cell>
          <table:table-cell table:style-name="ce13" office:value-type="string" calcext:value-type="string" table:number-columns-spanned="1" table:number-rows-spanned="3">
            <text:p>承認期間絞込の期間が逆転している</text:p>
          </table:table-cell>
          <table:table-cell table:style-name="ce13" office:value-type="string" calcext:value-type="string">
            <text:p>承認期間絞込フォーム</text:p>
          </table:table-cell>
          <table:table-cell table:style-name="ce13" office:value-type="string" calcext:value-type="string">
            <text:p>承認期間(開始)入力フォーム </text:p>
          </table:table-cell>
          <table:table-cell table:style-name="ce32" office:value-type="string" calcext:value-type="string">
            <text:p>正常</text:p>
          </table:table-cell>
          <table:table-cell table:style-name="ce16" office:value-type="string" calcext:value-type="string">
            <text:p>1.開始期間のテキストボックスを押下する。</text:p>
            <text:p>2.任意の日時を入力する。</text:p>
          </table:table-cell>
          <table:table-cell table:style-name="ce34" office:value-type="string" calcext:value-type="string">
            <text:p>(イ. 遷移)</text:p>
            <text:p>1.カレンダー、またはドラムロール入力で日付が入力できること。</text:p>
            <text:p><text:span text:style-name="T3">(ロ. データ)</text:span></text:p>
            <text:p><text:span text:style-name="T3">なし</text:span></text:p>
            <text:p><text:span text:style-name="T3">(ハ. 前提条件)</text:span></text:p>
            <text:p><text:span text:style-name="T3">1.20件以上の受講済授業データを用意しておく。</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承認期間(終了)入力フォーム </text:p>
          </table:table-cell>
          <table:table-cell table:style-name="ce32" office:value-type="string" calcext:value-type="string">
            <text:p>異常</text:p>
          </table:table-cell>
          <table:table-cell table:style-name="ce33" office:value-type="string" calcext:value-type="string">
            <text:p>1.終了期間のテキストボックスを押下する。</text:p>
            <text:p>2.開始期間より前の日時を入力する。</text:p>
          </table:table-cell>
          <table:table-cell table:style-name="ce34" office:value-type="string" calcext:value-type="string">
            <text:p><text:span text:style-name="T2">(イ. 遷移)</text:span></text:p>
            <text:p>1.カレンダー、またはドラムロール入力で日付が入力できること。</text:p>
            <text:p><text:span text:style-name="T2">(ロ. データ)</text:span></text:p>
            <text:p><text:span text:style-name="T2">なし</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絞込ボタン</text:p>
          </table:table-cell>
          <table:table-cell table:style-name="ce32" office:value-type="string" calcext:value-type="string">
            <text:p>異常</text:p>
          </table:table-cell>
          <table:table-cell table:style-name="ce16" office:value-type="string" calcext:value-type="string">
            <text:p>1. 絞り込みボタンを押下する。</text:p>
          </table:table-cell>
          <table:table-cell table:style-name="ce34" office:value-type="string" calcext:value-type="string">
            <text:p>(イ. 遷移)</text:p>
            <text:p>1.授業データが受講済の授業一覧に表示さ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5">
          <table:table-cell table:style-name="ce27" office:value-type="float" office:value="2" calcext:value-type="float" table:number-columns-spanned="1" table:number-rows-spanned="2">
            <text:p>2</text:p>
          </table:table-cell>
          <table:table-cell table:style-name="ce13" office:value-type="string" calcext:value-type="string" table:number-columns-spanned="1" table:number-rows-spanned="2">
            <text:p>承認期間入力フォームに日付以外の値が入力される</text:p>
          </table:table-cell>
          <table:table-cell table:style-name="ce13" office:value-type="string" calcext:value-type="string">
            <text:p>承認期間絞込フォーム</text:p>
          </table:table-cell>
          <table:table-cell table:style-name="ce13" office:value-type="string" calcext:value-type="string">
            <text:p>承認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承認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table-cell table:style-name="ce27" office:value-type="float" office:value="3" calcext:value-type="float" table:number-columns-spanned="1" table:number-rows-spanned="3">
            <text:p>3</text:p>
          </table:table-cell>
          <table:table-cell table:style-name="ce13" office:value-type="string" calcext:value-type="string" table:number-columns-spanned="1" table:number-rows-spanned="3">
            <text:p>承認期間入力フォームに誤った日付が入力された状態で絞込を行う</text:p>
          </table:table-cell>
          <table:table-cell table:style-name="ce13" office:value-type="string" calcext:value-type="string">
            <text:p>承認期間絞込フォーム</text:p>
          </table:table-cell>
          <table:table-cell table:style-name="ce13" office:value-type="string" calcext:value-type="string">
            <text:p>承認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yyyy/MM/dd」以外の形式で日付を入力する。</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承認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text:span text:style-name="T2">2.「yyyy/MM/dd」以外の形式で日付を入力する。</text:span></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6">
          <table:covered-table-cell table:style-name="ce28"/>
          <table:covered-table-cell table:style-name="ce13"/>
          <table:table-cell table:style-name="ce13" office:value-type="string" calcext:value-type="string">
            <text:p>承認期間絞込フォーム</text:p>
          </table:table-cell>
          <table:table-cell table:style-name="ce13" office:value-type="string" calcext:value-type="string">
            <text:p>絞込ボタン</text:p>
          </table:table-cell>
          <table:table-cell table:style-name="ce32" office:value-type="string" calcext:value-type="string">
            <text:p>異常</text:p>
          </table:table-cell>
          <table:table-cell table:style-name="ce16" office:value-type="string" calcext:value-type="string">
            <text:p>1. 絞り込みボタンを押下する。</text:p>
          </table:table-cell>
          <table:table-cell table:style-name="ce34" office:value-type="string" calcext:value-type="string">
            <text:p>(イ. 遷移)</text:p>
            <text:p>1.「入力値が不正です。」という旨のアラートのダイアログを表示し、絞込が行わ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4" calcext:value-type="float">
            <text:p>4</text:p>
          </table:table-cell>
          <table:table-cell table:style-name="ce13" office:value-type="string" calcext:value-type="string">
            <text:p>受講料テキストボックスに正の整数以外を入力する</text:p>
          </table:table-cell>
          <table:table-cell table:style-name="ce13" office:value-type="string" calcext:value-type="string">
            <text:p>承認済受講承認一覧</text:p>
          </table:table-cell>
          <table:table-cell table:style-name="ce13" office:value-type="string" calcext:value-type="string">
            <text:p>受講料</text:p>
          </table:table-cell>
          <table:table-cell table:style-name="ce15" office:value-type="string" calcext:value-type="string">
            <text:p>正常</text:p>
          </table:table-cell>
          <table:table-cell table:style-name="ce33" office:value-type="string" calcext:value-type="string">
            <text:p>1.受講料のテキストボックスを押下する。</text:p>
            <text:p>2.正の整数以外の入力を行う。</text:p>
          </table:table-cell>
          <table:table-cell table:style-name="ce47" office:value-type="string" calcext:value-type="string">
            <text:p>(イ. 遷移)</text:p>
            <text:p><text:span text:style-name="T3">1.受講料のテキストボックスをフォーカスすることができること。</text:span></text:p>
            <text:p><text:span text:style-name="T3">2.入力がされないこと。</text:span></text:p>
            <text:p><text:span text:style-name="T3">(ロ. データ)</text:span></text:p>
            <text:p><text:span text:style-name="T3">1.</text:span></text:p>
          </table:table-cell>
          <table:table-cell table:style-name="ce19" table:number-columns-repeated="4"/>
          <table:table-cell table:number-columns-repeated="1013"/>
        </table:table-row>
        <table:table-row table:style-name="ro20">
          <table:table-cell table:style-name="ce49" office:value-type="float" office:value="5" calcext:value-type="float">
            <text:p>5</text:p>
          </table:table-cell>
          <table:table-cell table:style-name="ce13" office:value-type="string" calcext:value-type="string">
            <text:p>使用ptテキストボックスに正の整数以外を入力する</text:p>
          </table:table-cell>
          <table:table-cell table:style-name="ce13" office:value-type="string" calcext:value-type="string">
            <text:p>承認済受講承認一覧</text:p>
          </table:table-cell>
          <table:table-cell table:style-name="ce13" office:value-type="string" calcext:value-type="string">
            <text:p>使用pt</text:p>
          </table:table-cell>
          <table:table-cell table:style-name="ce15" office:value-type="string" calcext:value-type="string">
            <text:p>正常</text:p>
          </table:table-cell>
          <table:table-cell table:style-name="ce33" office:value-type="string" calcext:value-type="string">
            <text:p>1.使用ptのテキストボックスを押下する。</text:p>
            <text:p>2.正の整数以外の入力を行う。</text:p>
          </table:table-cell>
          <table:table-cell table:style-name="ce47" office:value-type="string" calcext:value-type="string">
            <text:p>(イ. 遷移)</text:p>
            <text:p>1.使用ptのテキストボックスをフォーカスすることができること。</text:p>
            <text:p>2.入力されないこと。</text:p>
            <text:p><text:span text:style-name="T3">(ロ. データ)</text:span></text:p>
            <text:p><text:span text:style-name="T3">1.</text:span></text:p>
          </table:table-cell>
          <table:table-cell table:style-name="ce19" table:number-columns-repeated="4"/>
          <table:table-cell table:number-columns-repeated="1013"/>
        </table:table-row>
        <table:table-row table:style-name="ro20">
          <table:table-cell table:style-name="ce49" office:value-type="float" office:value="6" calcext:value-type="float" table:number-columns-spanned="1" table:number-rows-spanned="2">
            <text:p>6</text:p>
          </table:table-cell>
          <table:table-cell table:style-name="ce13" office:value-type="string" calcext:value-type="string" table:number-columns-spanned="1" table:number-rows-spanned="2">
            <text:p>所持ポイント以上のポイントを使用する</text:p>
          </table:table-cell>
          <table:table-cell table:style-name="ce13" office:value-type="string" calcext:value-type="string">
            <text:p>承認済受講承認一覧</text:p>
          </table:table-cell>
          <table:table-cell table:style-name="ce13" office:value-type="string" calcext:value-type="string">
            <text:p>使用pt</text:p>
          </table:table-cell>
          <table:table-cell table:style-name="ce15" office:value-type="string" calcext:value-type="string">
            <text:p>異常</text:p>
          </table:table-cell>
          <table:table-cell table:style-name="ce33" office:value-type="string" calcext:value-type="string">
            <text:p>1.任意の使用ptのテキストボックスを押下する。</text:p>
            <text:p>2.同じ行の所持ポイントより大きい値の入力を行う。</text:p>
          </table:table-cell>
          <table:table-cell table:style-name="ce47" office:value-type="string" calcext:value-type="string">
            <text:p>(イ. 遷移)</text:p>
            <text:p>1.使用ptのテキストボックスをフォーカスすることができること。</text:p>
            <text:p>2.入力が行われること。</text:p>
            <text:p>(ロ. データ)</text:p>
            <text:p>1.</text:p>
          </table:table-cell>
          <table:table-cell table:style-name="ce19" table:number-columns-repeated="4"/>
          <table:table-cell table:number-columns-repeated="1013"/>
        </table:table-row>
        <table:table-row table:style-name="ro23">
          <table:covered-table-cell table:style-name="ce49"/>
          <table:covered-table-cell table:style-name="ce13"/>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異常</text:p>
          </table:table-cell>
          <table:table-cell table:style-name="ce33" office:value-type="string" calcext:value-type="string">
            <text:p>1.更新ボタンを押下する。</text:p>
          </table:table-cell>
          <table:table-cell table:style-name="ce47" office:value-type="string" calcext:value-type="string">
            <text:p>(イ. 遷移)</text:p>
            <text:p>1.以下を満たすこと。</text:p>
            <text:p> a.「所持ポイントを超えるポイントの使用はできません。」という旨のアラートのダイアログが表示され、受講承認が行われないこと。</text:p>
            <text:p> b.更新が行われなかった行以降の更新が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3">
          <table:table-cell table:style-name="ce49" office:value-type="float" office:value="7" calcext:value-type="float" table:number-columns-spanned="1" table:number-rows-spanned="3">
            <text:p>7</text:p>
          </table:table-cell>
          <table:table-cell table:style-name="ce13" office:value-type="string" calcext:value-type="string" table:number-columns-spanned="1" table:number-rows-spanned="3">
            <text:p>所持ポイント以上のポイントを使用する</text:p>
          </table:table-cell>
          <table:table-cell table:style-name="ce13" office:value-type="string" calcext:value-type="string">
            <text:p>承認済受講承認一覧</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33" office:value-type="string" calcext:value-type="string">
            <text:p>1.受講承認データが2個以上あるユーザの使用ポイントのテキストボックスを押下する。</text:p>
            <text:p>2.同じ行の所持ポイント以内かつ1以上の値の入力を行う。</text:p>
          </table:table-cell>
          <table:table-cell table:style-name="ce47" office:value-type="string" calcext:value-type="string">
            <text:p>(イ. 遷移)</text:p>
            <text:p>1.使用ポイントのテキストボックスをフォーカスすることができること。</text:p>
            <text:p>2.入力が行われること。</text:p>
            <text:p>(ロ. データ)</text:p>
            <text:p>1.</text:p>
            <text:p>(ハ. 前提条件)</text:p>
            <text:p>1.特定のユーザの受講承認データを一覧の同じページ内に2個以上用意しておく。</text:p>
          </table:table-cell>
          <table:table-cell table:style-name="ce19" table:number-columns-repeated="4"/>
          <table:table-cell table:number-columns-repeated="1013"/>
        </table:table-row>
        <table:table-row table:style-name="ro20">
          <table:covered-table-cell table:style-name="ce49"/>
          <table:covered-table-cell table:style-name="ce13"/>
          <table:table-cell table:style-name="ce13" office:value-type="string" calcext:value-type="string">
            <text:p>承認済受講承認一覧</text:p>
          </table:table-cell>
          <table:table-cell table:style-name="ce13" office:value-type="string" calcext:value-type="string">
            <text:p>使用ポイント</text:p>
          </table:table-cell>
          <table:table-cell table:style-name="ce15" office:value-type="string" calcext:value-type="string">
            <text:p>異常</text:p>
          </table:table-cell>
          <table:table-cell table:style-name="ce33" office:value-type="string" calcext:value-type="string">
            <text:p>1.同じユーザの別の使用ポイントのテキストボックスを押下する。</text:p>
            <text:p>2.先に入力した使用ポイントと合わせて所持ポイントを超える値の入力を行う。</text:p>
          </table:table-cell>
          <table:table-cell table:style-name="ce47" office:value-type="string" calcext:value-type="string">
            <text:p>(イ. 遷移)</text:p>
            <text:p>1.使用ポイントのテキストボックスをフォーカスすることができること。</text:p>
            <text:p>2.入力が行われること。</text:p>
            <text:p>(ロ. データ)</text:p>
            <text:p>1.</text:p>
          </table:table-cell>
          <table:table-cell table:style-name="ce19" table:number-columns-repeated="4"/>
          <table:table-cell table:number-columns-repeated="1013"/>
        </table:table-row>
        <table:table-row table:style-name="ro21">
          <table:covered-table-cell table:style-name="ce49"/>
          <table:covered-table-cell table:style-name="ce13"/>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異常</text:p>
          </table:table-cell>
          <table:table-cell table:style-name="ce33" office:value-type="string" calcext:value-type="string">
            <text:p>1.更新ボタンを押下する。</text:p>
          </table:table-cell>
          <table:table-cell table:style-name="ce47" office:value-type="string" calcext:value-type="string">
            <text:p>(イ. 遷移)</text:p>
            <text:p>1.以下を満たすこと。</text:p>
            <text:p> a.1個目の承認データの更新が行われること。</text:p>
            <text:p> b.「所持ポイントを超えるポイントの使用はできません。」という旨のアラートのダイアログが表示され、更新が行われないこと。</text:p>
            <text:p> c.更新が行われなかった行以降の更新が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26">
          <table:table-cell table:number-columns-repeated="1024"/>
        </table:table-row>
        <table:table-row table:style-name="ro10" table:number-rows-repeated="30">
          <table:table-cell table:number-columns-repeated="1024"/>
        </table:table-row>
        <table:table-row table:style-name="ro10">
          <table:table-cell table:number-columns-repeated="1024"/>
        </table:table-row>
      </table:table>
      <table:table table:name="商品購入承認一覧画面" table:style-name="ta2" table:print-ranges="商品購入承認一覧画面.A1:商品購入承認一覧画面.K20">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商品購入承認一覧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5">
          <table:table-cell table:style-name="ce27" office:value-type="float" office:value="1" calcext:value-type="float" table:number-columns-spanned="1" table:number-rows-spanned="3">
            <text:p>1</text:p>
          </table:table-cell>
          <table:table-cell table:style-name="ce13" office:value-type="string" calcext:value-type="string" table:number-columns-spanned="1" table:number-rows-spanned="3">
            <text:p>承認期間絞込の期間が逆転している</text:p>
          </table:table-cell>
          <table:table-cell table:style-name="ce13" office:value-type="string" calcext:value-type="string">
            <text:p>承認期間絞込フォーム</text:p>
          </table:table-cell>
          <table:table-cell table:style-name="ce13" office:value-type="string" calcext:value-type="string">
            <text:p>承認期間(開始)入力フォーム </text:p>
          </table:table-cell>
          <table:table-cell table:style-name="ce32" office:value-type="string" calcext:value-type="string">
            <text:p>正常</text:p>
          </table:table-cell>
          <table:table-cell table:style-name="ce16" office:value-type="string" calcext:value-type="string">
            <text:p>1.開始期間のテキストボックスを押下する。</text:p>
            <text:p>2.任意の日時を入力する。</text:p>
          </table:table-cell>
          <table:table-cell table:style-name="ce34" office:value-type="string" calcext:value-type="string">
            <text:p>(イ. 遷移)</text:p>
            <text:p>1.カレンダー、またはドラムロール入力で日付が入力できること。</text:p>
            <text:p><text:span text:style-name="T3">(ロ. データ)</text:span></text:p>
            <text:p><text:span text:style-name="T3">なし</text:span></text:p>
            <text:p><text:span text:style-name="T3">(ハ. 前提条件)</text:span></text:p>
            <text:p><text:span text:style-name="T3">1.20件以上の受講済授業データを用意しておく。</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承認期間(終了)入力フォーム </text:p>
          </table:table-cell>
          <table:table-cell table:style-name="ce32" office:value-type="string" calcext:value-type="string">
            <text:p>異常</text:p>
          </table:table-cell>
          <table:table-cell table:style-name="ce33" office:value-type="string" calcext:value-type="string">
            <text:p>1.終了期間のテキストボックスを押下する。</text:p>
            <text:p>2.開始期間より前の日時を入力する。</text:p>
          </table:table-cell>
          <table:table-cell table:style-name="ce34" office:value-type="string" calcext:value-type="string">
            <text:p><text:span text:style-name="T2">(イ. 遷移)</text:span></text:p>
            <text:p>1.カレンダー、またはドラムロール入力で日付が入力できること。</text:p>
            <text:p><text:span text:style-name="T2">(ロ. データ)</text:span></text:p>
            <text:p><text:span text:style-name="T2">なし</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絞込ボタン</text:p>
          </table:table-cell>
          <table:table-cell table:style-name="ce32" office:value-type="string" calcext:value-type="string">
            <text:p>異常</text:p>
          </table:table-cell>
          <table:table-cell table:style-name="ce16" office:value-type="string" calcext:value-type="string">
            <text:p>1. 絞り込みボタンを押下する。</text:p>
          </table:table-cell>
          <table:table-cell table:style-name="ce34" office:value-type="string" calcext:value-type="string">
            <text:p>(イ. 遷移)</text:p>
            <text:p>1.授業データが受講済の授業一覧に表示さ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5">
          <table:table-cell table:style-name="ce27" office:value-type="float" office:value="2" calcext:value-type="float" table:number-columns-spanned="1" table:number-rows-spanned="2">
            <text:p>2</text:p>
          </table:table-cell>
          <table:table-cell table:style-name="ce13" office:value-type="string" calcext:value-type="string" table:number-columns-spanned="1" table:number-rows-spanned="2">
            <text:p>承認期間入力フォームに日付以外の値が入力される</text:p>
          </table:table-cell>
          <table:table-cell table:style-name="ce13" office:value-type="string" calcext:value-type="string">
            <text:p>承認期間絞込フォーム</text:p>
          </table:table-cell>
          <table:table-cell table:style-name="ce13" office:value-type="string" calcext:value-type="string">
            <text:p>承認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承認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table-cell table:style-name="ce27" office:value-type="float" office:value="3" calcext:value-type="float" table:number-columns-spanned="1" table:number-rows-spanned="3">
            <text:p>3</text:p>
          </table:table-cell>
          <table:table-cell table:style-name="ce13" office:value-type="string" calcext:value-type="string" table:number-columns-spanned="1" table:number-rows-spanned="3">
            <text:p>承認期間入力フォームに誤った日付が入力された状態で絞込を行う</text:p>
          </table:table-cell>
          <table:table-cell table:style-name="ce13" office:value-type="string" calcext:value-type="string">
            <text:p>承認期間絞込フォーム</text:p>
          </table:table-cell>
          <table:table-cell table:style-name="ce13" office:value-type="string" calcext:value-type="string">
            <text:p>承認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yyyy/MM/dd」以外の形式で日付を入力する。</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承認期間絞込フォーム</text:p>
          </table:table-cell>
          <table:table-cell table:style-name="ce13" office:value-type="string" calcext:value-type="string">
            <text:p>承認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text:span text:style-name="T2">2.「yyyy/MM/dd」以外の形式で日付を入力する。</text:span></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6">
          <table:covered-table-cell table:style-name="ce28"/>
          <table:covered-table-cell table:style-name="ce13"/>
          <table:table-cell table:style-name="ce13" office:value-type="string" calcext:value-type="string">
            <text:p>承認期間絞込フォーム</text:p>
          </table:table-cell>
          <table:table-cell table:style-name="ce13" office:value-type="string" calcext:value-type="string">
            <text:p>絞込ボタン</text:p>
          </table:table-cell>
          <table:table-cell table:style-name="ce32" office:value-type="string" calcext:value-type="string">
            <text:p>異常</text:p>
          </table:table-cell>
          <table:table-cell table:style-name="ce16" office:value-type="string" calcext:value-type="string">
            <text:p>1. 絞り込みボタンを押下する。</text:p>
          </table:table-cell>
          <table:table-cell table:style-name="ce34" office:value-type="string" calcext:value-type="string">
            <text:p>(イ. 遷移)</text:p>
            <text:p>1.「入力値が不正です。」という旨のアラートのダイアログを表示し、絞込が行わ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4" calcext:value-type="float">
            <text:p>4</text:p>
          </table:table-cell>
          <table:table-cell table:style-name="ce13" office:value-type="string" calcext:value-type="string">
            <text:p>入金テキストボックスに正の整数以外を入力する</text:p>
          </table:table-cell>
          <table:table-cell table:style-name="ce13" office:value-type="string" calcext:value-type="string">
            <text:p>承認済商品購入承認一覧</text:p>
          </table:table-cell>
          <table:table-cell table:style-name="ce13" office:value-type="string" calcext:value-type="string">
            <text:p>入金</text:p>
          </table:table-cell>
          <table:table-cell table:style-name="ce15" office:value-type="string" calcext:value-type="string">
            <text:p>正常</text:p>
          </table:table-cell>
          <table:table-cell table:style-name="ce33" office:value-type="string" calcext:value-type="string">
            <text:p>1.入金のテキストボックスを押下する。</text:p>
            <text:p>2.正の整数以外の入力を行う。</text:p>
          </table:table-cell>
          <table:table-cell table:style-name="ce47" office:value-type="string" calcext:value-type="string">
            <text:p>(イ. 遷移)</text:p>
            <text:p>1.入金のテキストボックスをフォーカスすることができること。</text:p>
            <text:p>2.入力がされないこと。</text:p>
            <text:p>(ロ. データ)</text:p>
            <text:p>1.</text:p>
          </table:table-cell>
          <table:table-cell table:style-name="ce19" table:number-columns-repeated="4"/>
          <table:table-cell table:number-columns-repeated="1013"/>
        </table:table-row>
        <table:table-row table:style-name="ro20">
          <table:table-cell table:style-name="ce49" office:value-type="float" office:value="5" calcext:value-type="float">
            <text:p>5</text:p>
          </table:table-cell>
          <table:table-cell table:style-name="ce13" office:value-type="string" calcext:value-type="string">
            <text:p>使用ptテキストボックスに正の整数以外を入力する</text:p>
          </table:table-cell>
          <table:table-cell table:style-name="ce13" office:value-type="string" calcext:value-type="string">
            <text:p>承認済商品購入承認一覧</text:p>
          </table:table-cell>
          <table:table-cell table:style-name="ce13" office:value-type="string" calcext:value-type="string">
            <text:p>使用pt</text:p>
          </table:table-cell>
          <table:table-cell table:style-name="ce15" office:value-type="string" calcext:value-type="string">
            <text:p>正常</text:p>
          </table:table-cell>
          <table:table-cell table:style-name="ce33" office:value-type="string" calcext:value-type="string">
            <text:p>1.使用ptのテキストボックスを押下する。</text:p>
            <text:p>2.正の整数以外の入力を行う。</text:p>
          </table:table-cell>
          <table:table-cell table:style-name="ce47" office:value-type="string" calcext:value-type="string">
            <text:p>(イ. 遷移)</text:p>
            <text:p>1.使用ptのテキストボックスをフォーカスすることができること。</text:p>
            <text:p>2.入力されないこと。</text:p>
            <text:p><text:span text:style-name="T3">(ロ. データ)</text:span></text:p>
            <text:p><text:span text:style-name="T3">1.</text:span></text:p>
          </table:table-cell>
          <table:table-cell table:style-name="ce19" table:number-columns-repeated="4"/>
          <table:table-cell table:number-columns-repeated="1013"/>
        </table:table-row>
        <table:table-row table:style-name="ro20">
          <table:table-cell table:style-name="ce49" office:value-type="float" office:value="6" calcext:value-type="float" table:number-columns-spanned="1" table:number-rows-spanned="2">
            <text:p>6</text:p>
          </table:table-cell>
          <table:table-cell table:style-name="ce13" office:value-type="string" calcext:value-type="string" table:number-columns-spanned="1" table:number-rows-spanned="2">
            <text:p>所持ポイント以上のポイントを使用する</text:p>
          </table:table-cell>
          <table:table-cell table:style-name="ce13" office:value-type="string" calcext:value-type="string">
            <text:p>承認済商品購入承認一覧</text:p>
          </table:table-cell>
          <table:table-cell table:style-name="ce13" office:value-type="string" calcext:value-type="string">
            <text:p>使用pt</text:p>
          </table:table-cell>
          <table:table-cell table:style-name="ce15" office:value-type="string" calcext:value-type="string">
            <text:p>異常</text:p>
          </table:table-cell>
          <table:table-cell table:style-name="ce33" office:value-type="string" calcext:value-type="string">
            <text:p>1.任意の使用ptのテキストボックスを押下する。</text:p>
            <text:p>2.同じ行の所持ポイントより大きい値の入力を行う。</text:p>
          </table:table-cell>
          <table:table-cell table:style-name="ce47" office:value-type="string" calcext:value-type="string">
            <text:p>(イ. 遷移)</text:p>
            <text:p>1.使用ptのテキストボックスをフォーカスすることができること。</text:p>
            <text:p>2.入力が行われること。</text:p>
            <text:p>(ロ. データ)</text:p>
            <text:p>1.</text:p>
          </table:table-cell>
          <table:table-cell table:style-name="ce19" table:number-columns-repeated="4"/>
          <table:table-cell table:number-columns-repeated="1013"/>
        </table:table-row>
        <table:table-row table:style-name="ro23">
          <table:covered-table-cell table:style-name="ce49"/>
          <table:covered-table-cell table:style-name="ce13"/>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異常</text:p>
          </table:table-cell>
          <table:table-cell table:style-name="ce33" office:value-type="string" calcext:value-type="string">
            <text:p>1.更新ボタンを押下する。</text:p>
          </table:table-cell>
          <table:table-cell table:style-name="ce47" office:value-type="string" calcext:value-type="string">
            <text:p>(イ. 遷移)</text:p>
            <text:p>1.以下を満たすこと。</text:p>
            <text:p> a.「所持ポイントを超えるポイントの使用はできません。」という旨のアラートのダイアログが表示され、商品購入承認が行われないこと。</text:p>
            <text:p> b.更新が行われなかった行以降の更新が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3">
          <table:table-cell table:style-name="ce49" office:value-type="float" office:value="7" calcext:value-type="float" table:number-columns-spanned="1" table:number-rows-spanned="3">
            <text:p>7</text:p>
          </table:table-cell>
          <table:table-cell table:style-name="ce13" office:value-type="string" calcext:value-type="string" table:number-columns-spanned="1" table:number-rows-spanned="3">
            <text:p>所持ポイント以上のポイントを使用する</text:p>
          </table:table-cell>
          <table:table-cell table:style-name="ce13" office:value-type="string" calcext:value-type="string">
            <text:p>承認済商品購入承認一覧</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33" office:value-type="string" calcext:value-type="string">
            <text:p>1.商品購入承認データが2個以上あるユーザの使用ポイントのテキストボックスを押下する。</text:p>
            <text:p>2.同じ行の所持ポイント以内かつ1以上の値の入力を行う。</text:p>
          </table:table-cell>
          <table:table-cell table:style-name="ce47" office:value-type="string" calcext:value-type="string">
            <text:p>(イ. 遷移)</text:p>
            <text:p>1.使用ポイントのテキストボックスをフォーカスすることができること。</text:p>
            <text:p>2.入力が行われること。</text:p>
            <text:p>(ロ. データ)</text:p>
            <text:p>1.</text:p>
            <text:p>(ハ. 前提条件)</text:p>
            <text:p>1.特定のユーザの商品購入承認データを一覧の同じページ内に2個以上用意しておく。</text:p>
          </table:table-cell>
          <table:table-cell table:style-name="ce19" table:number-columns-repeated="4"/>
          <table:table-cell table:number-columns-repeated="1013"/>
        </table:table-row>
        <table:table-row table:style-name="ro20">
          <table:covered-table-cell table:style-name="ce49"/>
          <table:covered-table-cell table:style-name="ce13"/>
          <table:table-cell table:style-name="ce13" office:value-type="string" calcext:value-type="string">
            <text:p>承認済商品購入承認一覧</text:p>
          </table:table-cell>
          <table:table-cell table:style-name="ce13" office:value-type="string" calcext:value-type="string">
            <text:p>使用ポイント</text:p>
          </table:table-cell>
          <table:table-cell table:style-name="ce15" office:value-type="string" calcext:value-type="string">
            <text:p>異常</text:p>
          </table:table-cell>
          <table:table-cell table:style-name="ce33" office:value-type="string" calcext:value-type="string">
            <text:p>1.同じユーザの別の使用ポイントのテキストボックスを押下する。</text:p>
            <text:p>2.先に入力した使用ポイントと合わせて所持ポイントを超える値の入力を行う。</text:p>
          </table:table-cell>
          <table:table-cell table:style-name="ce47" office:value-type="string" calcext:value-type="string">
            <text:p>(イ. 遷移)</text:p>
            <text:p>1.使用ポイントのテキストボックスをフォーカスすることができること。</text:p>
            <text:p>2.入力が行われること。</text:p>
            <text:p>(ロ. データ)</text:p>
            <text:p>1.</text:p>
          </table:table-cell>
          <table:table-cell table:style-name="ce19" table:number-columns-repeated="4"/>
          <table:table-cell table:number-columns-repeated="1013"/>
        </table:table-row>
        <table:table-row table:style-name="ro21">
          <table:covered-table-cell table:style-name="ce49"/>
          <table:covered-table-cell table:style-name="ce13"/>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異常</text:p>
          </table:table-cell>
          <table:table-cell table:style-name="ce33" office:value-type="string" calcext:value-type="string">
            <text:p>1.更新ボタンを押下する。</text:p>
          </table:table-cell>
          <table:table-cell table:style-name="ce47" office:value-type="string" calcext:value-type="string">
            <text:p>(イ. 遷移)</text:p>
            <text:p>1.以下を満たすこと。</text:p>
            <text:p> a.1個目の承認データの更新が行われること。</text:p>
            <text:p> b.「所持ポイントを超えるポイントの使用はできません。」という旨のアラートのダイアログが表示され、更新が行われないこと。</text:p>
            <text:p> c.更新が行われなかった行以降の更新が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15"/>
          <table:table-cell table:style-name="ce33"/>
          <table:table-cell table:style-name="ce47"/>
          <table:table-cell table:style-name="ce19" table:number-columns-repeated="2"/>
          <table:table-cell table:style-name="ce22"/>
          <table:table-cell table:style-name="ce23"/>
          <table:table-cell table:number-columns-repeated="1013"/>
        </table:table-row>
        <table:table-row table:style-name="ro1" table:number-rows-repeated="1048556">
          <table:table-cell table:number-columns-repeated="1024"/>
        </table:table-row>
        <table:table-row table:style-name="ro1">
          <table:table-cell table:number-columns-repeated="1024"/>
        </table:table-row>
      </table:table>
      <table:table table:name="ユーザ一覧画面" table:style-name="ta2" table:print-ranges="ユーザ一覧画面.A1:ユーザ一覧画面.K22">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ユーザ一覧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0">
          <table:table-cell table:style-name="ce49" office:value-type="float" office:value="1" calcext:value-type="float">
            <text:p>1</text:p>
          </table:table-cell>
          <table:table-cell table:style-name="ce13" office:value-type="string" calcext:value-type="string" table:number-columns-spanned="1" table:number-rows-spanned="2">
            <text:p>氏名(カナ)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2" office:value-type="string" calcext:value-type="string">
            <text:p>異常</text:p>
          </table:table-cell>
          <table:table-cell table:style-name="ce16" office:value-type="string" calcext:value-type="string">
            <text:p>1.氏名(カナ)入力フォームを押下する。</text:p>
            <text:p>2.カタカナ以外の入力を行う。</text:p>
          </table:table-cell>
          <table:table-cell table:style-name="ce34" office:value-type="string" calcext:value-type="string">
            <text:p>(イ. 遷移)</text:p>
            <text:p>1.氏名(カナ)入力フォームがフォーカスされること。</text:p>
            <text:p>2.入力できること。</text:p>
            <text:p><text:span text:style-name="T3">(ロ. データ)</text:span></text:p>
            <text:p><text:span text:style-name="T3">なし</text:span></text:p>
          </table:table-cell>
          <table:table-cell table:style-name="ce48" table:number-columns-repeated="3"/>
          <table:table-cell table:style-name="ce30"/>
          <table:table-cell table:number-columns-repeated="1013"/>
        </table:table-row>
        <table:table-row table:style-name="ro20">
          <table:table-cell table:style-name="ce49" office:value-type="float" office:value="2" calcext:value-type="float">
            <text:p>2</text:p>
          </table:table-cell>
          <table:covered-table-cell table:style-name="ce13"/>
          <table:table-cell table:style-name="ce13" office:value-type="string" calcext:value-type="string">
            <text:p>ボタン</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入力された値に誤りがあります。入力し直してください。」という旨のアラートのダイアログが表示され、検索が実行されないこと。</text:p>
            <text:p>(ロ. データ)</text:p>
            <text:p>1.</text:p>
          </table:table-cell>
          <table:table-cell table:style-name="ce48" table:number-columns-repeated="3"/>
          <table:table-cell table:style-name="ce30"/>
          <table:table-cell table:number-columns-repeated="1013"/>
        </table:table-row>
        <table:table-row table:style-name="ro20">
          <table:table-cell table:style-name="ce49" office:value-type="float" office:value="3" calcext:value-type="float">
            <text:p>3</text:p>
          </table:table-cell>
          <table:table-cell table:style-name="ce13" office:value-type="string" calcext:value-type="string" table:number-columns-spanned="1" table:number-rows-spanned="2">
            <text:p>氏名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2" office:value-type="string" calcext:value-type="string">
            <text:p>異常</text:p>
          </table:table-cell>
          <table:table-cell table:style-name="ce16" office:value-type="string" calcext:value-type="string">
            <text:p>1.氏名入力フォームを押下する。</text:p>
            <text:p>2.日本語以外の入力を行う。</text:p>
          </table:table-cell>
          <table:table-cell table:style-name="ce34" office:value-type="string" calcext:value-type="string">
            <text:p>(イ. 遷移)</text:p>
            <text:p>1.氏名(カナ)入力フォームがフォーカスされること。</text:p>
            <text:p>2.入力でき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4" calcext:value-type="float">
            <text:p>4</text:p>
          </table:table-cell>
          <table:covered-table-cell table:style-name="ce13"/>
          <table:table-cell table:style-name="ce13" office:value-type="string" calcext:value-type="string">
            <text:p>ボタン</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入力された値に誤りがあります。入力し直してください。」という旨のアラートのダイアログが表示され、検索が実行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5" calcext:value-type="float">
            <text:p>5</text:p>
          </table:table-cell>
          <table:table-cell table:style-name="ce13" office:value-type="string" calcext:value-type="string">
            <text:p>電話番号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2" office:value-type="string" calcext:value-type="string">
            <text:p>異常</text:p>
          </table:table-cell>
          <table:table-cell table:style-name="ce16" office:value-type="string" calcext:value-type="string">
            <text:p>1.電話番号入力フォームを押下する。</text:p>
            <text:p>2.数字、ハイフン以外の入力を行う。</text:p>
          </table:table-cell>
          <table:table-cell table:style-name="ce34" office:value-type="string" calcext:value-type="string">
            <text:p>(イ. 遷移)</text:p>
            <text:p>1.電話番号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6" calcext:value-type="float">
            <text:p>6</text:p>
          </table:table-cell>
          <table:table-cell table:style-name="ce13" office:value-type="string" calcext:value-type="string">
            <text:p>メールアドレス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2" office:value-type="string" calcext:value-type="string">
            <text:p>異常</text:p>
          </table:table-cell>
          <table:table-cell table:style-name="ce16" office:value-type="string" calcext:value-type="string">
            <text:p>1.メールアドレス入力フォームを押下する。</text:p>
            <text:p>2.英数字記号以外の入力を行う。</text:p>
          </table:table-cell>
          <table:table-cell table:style-name="ce34" office:value-type="string" calcext:value-type="string">
            <text:p>(イ. 遷移)</text:p>
            <text:p>1.氏名(カナ)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7" calcext:value-type="float">
            <text:p>7</text:p>
          </table:table-cell>
          <table:table-cell table:style-name="ce13" office:value-type="string" calcext:value-type="string">
            <text:p>ID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2" office:value-type="string" calcext:value-type="string">
            <text:p>異常</text:p>
          </table:table-cell>
          <table:table-cell table:style-name="ce16" office:value-type="string" calcext:value-type="string">
            <text:p>1.ID入力フォームを押下する。</text:p>
            <text:p>2.正の整数値以外の入力を行う。</text:p>
          </table:table-cell>
          <table:table-cell table:style-name="ce34" office:value-type="string" calcext:value-type="string">
            <text:p>(イ. 遷移)</text:p>
            <text:p>1.ID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8" calcext:value-type="float">
            <text:p>8</text:p>
          </table:table-cell>
          <table:table-cell table:style-name="ce13" office:value-type="string" calcext:value-type="string">
            <text:p>テーマ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2" office:value-type="string" calcext:value-type="string">
            <text:p>異常</text:p>
          </table:table-cell>
          <table:table-cell table:style-name="ce16" office:value-type="string" calcext:value-type="string">
            <text:p>1.テーマ入力フォームを押下する。</text:p>
            <text:p>2.正の整数値以外のを行う。</text:p>
          </table:table-cell>
          <table:table-cell table:style-name="ce34" office:value-type="string" calcext:value-type="string">
            <text:p>(イ. 遷移)</text:p>
            <text:p>1.テーマ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15">
          <table:table-cell table:style-name="ce27" office:value-type="float" office:value="9" calcext:value-type="float" table:number-columns-spanned="1" table:number-rows-spanned="3">
            <text:p>9</text:p>
          </table:table-cell>
          <table:table-cell table:style-name="ce13" office:value-type="string" calcext:value-type="string" table:number-columns-spanned="1" table:number-rows-spanned="3">
            <text:p>期間絞込の期間が逆転している</text:p>
          </table:table-cell>
          <table:table-cell table:style-name="ce13" office:value-type="string" calcext:value-type="string">
            <text:p>入力フォーム</text:p>
          </table:table-cell>
          <table:table-cell table:style-name="ce13" office:value-type="string" calcext:value-type="string">
            <text:p>期間(開始)入力フォーム </text:p>
          </table:table-cell>
          <table:table-cell table:style-name="ce32" office:value-type="string" calcext:value-type="string">
            <text:p>正常</text:p>
          </table:table-cell>
          <table:table-cell table:style-name="ce16" office:value-type="string" calcext:value-type="string">
            <text:p>1.開始期間のテキストボックスを押下する。</text:p>
            <text:p>2.任意の日時を入力する。</text:p>
          </table:table-cell>
          <table:table-cell table:style-name="ce34" office:value-type="string" calcext:value-type="string">
            <text:p>(イ. 遷移)</text:p>
            <text:p>1.カレンダー、またはドラムロール入力で日付が入力できること。</text:p>
            <text:p><text:span text:style-name="T3">(ロ. データ)</text:span></text:p>
            <text:p><text:span text:style-name="T3">なし</text:span></text:p>
            <text:p><text:span text:style-name="T3">(ハ. 前提条件)</text:span></text:p>
            <text:p><text:span text:style-name="T3">1.1件以上のユーザデータを用意しておく。</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期間(終了)入力フォーム </text:p>
          </table:table-cell>
          <table:table-cell table:style-name="ce32" office:value-type="string" calcext:value-type="string">
            <text:p>異常</text:p>
          </table:table-cell>
          <table:table-cell table:style-name="ce33" office:value-type="string" calcext:value-type="string">
            <text:p>1.終了期間のテキストボックスを押下する。</text:p>
            <text:p>2.開始期間より前の日時を入力する。</text:p>
          </table:table-cell>
          <table:table-cell table:style-name="ce34" office:value-type="string" calcext:value-type="string">
            <text:p><text:span text:style-name="T2">(イ. 遷移)</text:span></text:p>
            <text:p>1.カレンダー、またはドラムロール入力で日付が入力できること。</text:p>
            <text:p><text:span text:style-name="T2">(ロ. データ)</text:span></text:p>
            <text:p><text:span text:style-name="T2">なし</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検索結果が0件となる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5">
          <table:table-cell table:style-name="ce27" office:value-type="float" office:value="10" calcext:value-type="float" table:number-columns-spanned="1" table:number-rows-spanned="2">
            <text:p>10</text:p>
          </table:table-cell>
          <table:table-cell table:style-name="ce13" office:value-type="string" calcext:value-type="string" table:number-columns-spanned="1" table:number-rows-spanned="2">
            <text:p>期間入力フォームに日付以外の値が入力される</text:p>
          </table:table-cell>
          <table:table-cell table:style-name="ce13" office:value-type="string" calcext:value-type="string">
            <text:p>入力フォーム</text:p>
          </table:table-cell>
          <table:table-cell table:style-name="ce13" office:value-type="string" calcext:value-type="string">
            <text:p>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table-cell table:style-name="ce27" office:value-type="float" office:value="11" calcext:value-type="float" table:number-columns-spanned="1" table:number-rows-spanned="3">
            <text:p>11</text:p>
          </table:table-cell>
          <table:table-cell table:style-name="ce13" office:value-type="string" calcext:value-type="string" table:number-columns-spanned="1" table:number-rows-spanned="3">
            <text:p>期間入力フォームに誤った日付が入力された状態で絞込を行う</text:p>
          </table:table-cell>
          <table:table-cell table:style-name="ce13" office:value-type="string" calcext:value-type="string">
            <text:p>入力フォーム</text:p>
          </table:table-cell>
          <table:table-cell table:style-name="ce13" office:value-type="string" calcext:value-type="string">
            <text:p>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yyyy/MM/dd」以外の形式で日付を入力する。</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text:span text:style-name="T2">2.「yyyy/MM/dd」以外の形式で日付を入力する。</text:span></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6">
          <table:covered-table-cell table:style-name="ce28"/>
          <table:covered-table-cell table:style-name="ce13"/>
          <table:table-cell table:style-name="ce13" office:value-type="string" calcext:value-type="string">
            <text:p>入力フォーム</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入力値が不正です。」という旨のアラートのダイアログを表示し、絞込が行わ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
          <table:table-cell table:style-name="ce27"/>
          <table:table-cell table:style-name="ce13" table:number-columns-repeated="3"/>
          <table:table-cell table:style-name="ce15"/>
          <table:table-cell table:style-name="ce33"/>
          <table:table-cell table:style-name="ce47"/>
          <table:table-cell table:number-columns-repeated="3"/>
          <table:table-cell table:style-name="ce23"/>
          <table:table-cell table:number-columns-repeated="1013"/>
        </table:table-row>
        <table:table-row table:style-name="ro1" table:number-rows-repeated="1048555">
          <table:table-cell table:number-columns-repeated="1024"/>
        </table:table-row>
        <table:table-row table:style-name="ro1">
          <table:table-cell table:number-columns-repeated="1024"/>
        </table:table-row>
      </table:table>
      <table:table table:name="メール送信ダイアログ" table:style-name="ta2" table:print-ranges="メール送信ダイアログ.A1:メール送信ダイアログ.K9">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メール作成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3">
          <table:table-cell table:style-name="ce13" office:value-type="float" office:value="1" calcext:value-type="float" table:number-columns-spanned="1" table:number-rows-spanned="2">
            <text:p>1</text:p>
          </table:table-cell>
          <table:table-cell table:style-name="ce13" office:value-type="string" calcext:value-type="string" table:number-columns-spanned="1" table:number-rows-spanned="2">
            <text:p>本文入力フォームが空のまま送信を行う</text:p>
          </table:table-cell>
          <table:table-cell table:style-name="ce13" office:value-type="string" calcext:value-type="string">
            <text:p>メール作成フォーム</text:p>
          </table:table-cell>
          <table:table-cell table:style-name="ce13" office:value-type="string" calcext:value-type="string">
            <text:p>タイトル入力フォーム</text:p>
          </table:table-cell>
          <table:table-cell table:style-name="ce32" office:value-type="string" calcext:value-type="string">
            <text:p>異常</text:p>
          </table:table-cell>
          <table:table-cell table:style-name="ce16" office:value-type="string" calcext:value-type="string">
            <text:p>1.タイトル入力フォームを押下する。</text:p>
            <text:p>2.任意の内容で入力を行う。</text:p>
          </table:table-cell>
          <table:table-cell table:style-name="ce34" office:value-type="string" calcext:value-type="string">
            <text:p>(イ. 遷移)</text:p>
            <text:p>1.タイトル入力フォームがフォーカスされること。</text:p>
            <text:p>2.入力できること。</text:p>
            <text:p><text:span text:style-name="T3">(ロ. データ)</text:span></text:p>
            <text:p><text:span text:style-name="T3">なし</text:span></text:p>
            <text:p><text:span text:style-name="T3">(ハ. 前提条件)</text:span></text:p>
            <text:p><text:span text:style-name="T3">1.本文入力フォームの内容が空であること。</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28"/>
          <table:covered-table-cell table:style-name="ce13"/>
          <table:table-cell table:style-name="ce13" office:value-type="string" calcext:value-type="string">
            <text:p>メール作成フォーム</text:p>
          </table:table-cell>
          <table:table-cell table:style-name="ce13" office:value-type="string" calcext:value-type="string">
            <text:p>送信ボタン</text:p>
          </table:table-cell>
          <table:table-cell table:style-name="ce32" office:value-type="string" calcext:value-type="string">
            <text:p>異常</text:p>
          </table:table-cell>
          <table:table-cell table:style-name="ce16" office:value-type="string" calcext:value-type="string">
            <text:p>1.送信ボタンを押下する。</text:p>
          </table:table-cell>
          <table:table-cell table:style-name="ce34" office:value-type="string" calcext:value-type="string">
            <text:p>(イ. 遷移)</text:p>
            <text:p>1.「空欄があります。入力してから送信ボタンを押下してください。」という旨のアラートのダイアログが表示され、送信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9">
          <table:table-cell table:style-name="ce13" office:value-type="float" office:value="2" calcext:value-type="float" table:number-columns-spanned="1" table:number-rows-spanned="2">
            <text:p>2</text:p>
          </table:table-cell>
          <table:table-cell table:style-name="ce13" office:value-type="string" calcext:value-type="string" table:number-columns-spanned="1" table:number-rows-spanned="2">
            <text:p>タイトル入力フォームが空のまま送信を行う</text:p>
          </table:table-cell>
          <table:table-cell table:style-name="ce13" office:value-type="string" calcext:value-type="string">
            <text:p>メール作成フォーム</text:p>
          </table:table-cell>
          <table:table-cell table:style-name="ce13" office:value-type="string" calcext:value-type="string">
            <text:p>本文入力フォーム</text:p>
          </table:table-cell>
          <table:table-cell table:style-name="ce32" office:value-type="string" calcext:value-type="string">
            <text:p>異常</text:p>
          </table:table-cell>
          <table:table-cell table:style-name="ce16" office:value-type="string" calcext:value-type="string">
            <text:p>1.本文入力フォームを押下する。</text:p>
            <text:p>2.任意の内容で入力を行う。</text:p>
          </table:table-cell>
          <table:table-cell table:style-name="ce34" office:value-type="string" calcext:value-type="string">
            <text:p>(イ. 遷移)</text:p>
            <text:p>1.本文入力フォームがフォーカスされること。</text:p>
            <text:p>2.入力できること。</text:p>
            <text:p><text:span text:style-name="T3">(ロ. データ)</text:span></text:p>
            <text:p><text:span text:style-name="T3">なし</text:span></text:p>
            <text:p><text:span text:style-name="T3">(ハ. 前提条件)</text:span></text:p>
            <text:p><text:span text:style-name="T3">1.タイトル入力フォームの内容が空であること。</text:span></text:p>
          </table:table-cell>
          <table:table-cell table:style-name="ce19" table:number-columns-repeated="2"/>
          <table:table-cell table:style-name="ce22"/>
          <table:table-cell table:style-name="ce23"/>
          <table:table-cell table:number-columns-repeated="1013"/>
        </table:table-row>
        <table:table-row table:style-name="ro18">
          <table:covered-table-cell table:style-name="ce28"/>
          <table:covered-table-cell table:style-name="ce13"/>
          <table:table-cell table:style-name="ce13" office:value-type="string" calcext:value-type="string">
            <text:p>メール作成フォーム</text:p>
          </table:table-cell>
          <table:table-cell table:style-name="ce13" office:value-type="string" calcext:value-type="string">
            <text:p>送信ボタン</text:p>
          </table:table-cell>
          <table:table-cell table:style-name="ce32" office:value-type="string" calcext:value-type="string">
            <text:p>異常</text:p>
          </table:table-cell>
          <table:table-cell table:style-name="ce16" office:value-type="string" calcext:value-type="string">
            <text:p>1.送信ボタンを押下する。</text:p>
          </table:table-cell>
          <table:table-cell table:style-name="ce34" office:value-type="string" calcext:value-type="string">
            <text:p>(イ. 遷移)</text:p>
            <text:p>1.「空欄があります。入力してから送信ボタンを押下してください。」という旨のアラートのダイアログが表示され、送信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3">
          <table:table-cell table:style-name="ce49" office:value-type="float" office:value="3" calcext:value-type="float">
            <text:p>3</text:p>
          </table:table-cell>
          <table:table-cell table:style-name="ce13" office:value-type="string" calcext:value-type="string">
            <text:p>入力フォームが全てからのまま送信を行う</text:p>
          </table:table-cell>
          <table:table-cell table:style-name="ce13" office:value-type="string" calcext:value-type="string">
            <text:p>メール作成フォーム</text:p>
          </table:table-cell>
          <table:table-cell table:style-name="ce13" office:value-type="string" calcext:value-type="string">
            <text:p>送信ボタン</text:p>
          </table:table-cell>
          <table:table-cell table:style-name="ce32" office:value-type="string" calcext:value-type="string">
            <text:p>異常</text:p>
          </table:table-cell>
          <table:table-cell table:style-name="ce16" office:value-type="string" calcext:value-type="string">
            <text:p>1.送信ボタンを押下する。</text:p>
          </table:table-cell>
          <table:table-cell table:style-name="ce34" office:value-type="string" calcext:value-type="string">
            <text:p><text:span text:style-name="T2">(イ. 遷移)</text:span></text:p>
            <text:p><text:span text:style-name="T2">1.「空欄があります。入力してから送信ボタンを押下してください。」という旨のアラートのダイアログが表示され、送信が行われないこと。</text:span></text:p>
            <text:p><text:span text:style-name="T3">(ロ. データ)</text:span></text:p>
            <text:p><text:span text:style-name="T3">なし</text:span></text:p>
            <text:p><text:span text:style-name="T3">(ハ. 前提条件)</text:span></text:p>
            <text:p><text:span text:style-name="T3">1.タイトル入力フォーム、本文入力フォームの内容が空であること。</text:span></text:p>
          </table:table-cell>
          <table:table-cell table:style-name="ce19" table:number-columns-repeated="2"/>
          <table:table-cell table:style-name="ce22"/>
          <table:table-cell table:style-name="ce23"/>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ユーザ絞込ダイアログ" table:style-name="ta2" table:print-ranges="ユーザ絞込ダイアログ.A1:ユーザ絞込ダイアログ.K21">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ユーザ絞込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0">
          <table:table-cell table:style-name="ce49" office:value-type="float" office:value="1" calcext:value-type="float">
            <text:p>1</text:p>
          </table:table-cell>
          <table:table-cell table:style-name="ce13" office:value-type="string" calcext:value-type="string" table:number-columns-spanned="1" table:number-rows-spanned="2">
            <text:p>氏名(カナ)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2" office:value-type="string" calcext:value-type="string">
            <text:p>異常</text:p>
          </table:table-cell>
          <table:table-cell table:style-name="ce16" office:value-type="string" calcext:value-type="string">
            <text:p>1.氏名(カナ)入力フォームを押下する。</text:p>
            <text:p>2.カタカナ以外の入力を行う。</text:p>
          </table:table-cell>
          <table:table-cell table:style-name="ce34" office:value-type="string" calcext:value-type="string">
            <text:p>(イ. 遷移)</text:p>
            <text:p>1.氏名(カナ)入力フォームがフォーカスされること。</text:p>
            <text:p>2.入力できること。</text:p>
            <text:p><text:span text:style-name="T3">(ロ. データ)</text:span></text:p>
            <text:p><text:span text:style-name="T3">なし</text:span></text:p>
          </table:table-cell>
          <table:table-cell table:style-name="ce48" table:number-columns-repeated="3"/>
          <table:table-cell table:style-name="ce30"/>
          <table:table-cell table:number-columns-repeated="1013"/>
        </table:table-row>
        <table:table-row table:style-name="ro20">
          <table:table-cell table:style-name="ce49" office:value-type="float" office:value="2" calcext:value-type="float">
            <text:p>2</text:p>
          </table:table-cell>
          <table:covered-table-cell table:style-name="ce13"/>
          <table:table-cell table:style-name="ce13" office:value-type="string" calcext:value-type="string">
            <text:p>ボタン</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入力された値に誤りがあります。入力し直してください。」という旨のアラートのダイアログが表示され、検索が実行されないこと。</text:p>
            <text:p>(ロ. データ)</text:p>
            <text:p>1.</text:p>
          </table:table-cell>
          <table:table-cell table:style-name="ce48" table:number-columns-repeated="3"/>
          <table:table-cell table:style-name="ce30"/>
          <table:table-cell table:number-columns-repeated="1013"/>
        </table:table-row>
        <table:table-row table:style-name="ro20">
          <table:table-cell table:style-name="ce49" office:value-type="float" office:value="3" calcext:value-type="float">
            <text:p>3</text:p>
          </table:table-cell>
          <table:table-cell table:style-name="ce13" office:value-type="string" calcext:value-type="string" table:number-columns-spanned="1" table:number-rows-spanned="2">
            <text:p>氏名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2" office:value-type="string" calcext:value-type="string">
            <text:p>異常</text:p>
          </table:table-cell>
          <table:table-cell table:style-name="ce16" office:value-type="string" calcext:value-type="string">
            <text:p>1.氏名入力フォームを押下する。</text:p>
            <text:p>2.日本語以外の入力を行う。</text:p>
          </table:table-cell>
          <table:table-cell table:style-name="ce34" office:value-type="string" calcext:value-type="string">
            <text:p>(イ. 遷移)</text:p>
            <text:p>1.氏名(カナ)入力フォームがフォーカスされること。</text:p>
            <text:p>2.入力でき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4" calcext:value-type="float">
            <text:p>4</text:p>
          </table:table-cell>
          <table:covered-table-cell table:style-name="ce13"/>
          <table:table-cell table:style-name="ce13" office:value-type="string" calcext:value-type="string">
            <text:p>ボタン</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入力された値に誤りがあります。入力し直してください。」という旨のアラートのダイアログが表示され、検索が実行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5" calcext:value-type="float">
            <text:p>5</text:p>
          </table:table-cell>
          <table:table-cell table:style-name="ce13" office:value-type="string" calcext:value-type="string">
            <text:p>電話番号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2" office:value-type="string" calcext:value-type="string">
            <text:p>異常</text:p>
          </table:table-cell>
          <table:table-cell table:style-name="ce16" office:value-type="string" calcext:value-type="string">
            <text:p>1.電話番号入力フォームを押下する。</text:p>
            <text:p>2.数字、ハイフン以外の入力を行う。</text:p>
          </table:table-cell>
          <table:table-cell table:style-name="ce34" office:value-type="string" calcext:value-type="string">
            <text:p>(イ. 遷移)</text:p>
            <text:p>1.電話番号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6" calcext:value-type="float">
            <text:p>6</text:p>
          </table:table-cell>
          <table:table-cell table:style-name="ce13" office:value-type="string" calcext:value-type="string">
            <text:p>メールアドレス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2" office:value-type="string" calcext:value-type="string">
            <text:p>異常</text:p>
          </table:table-cell>
          <table:table-cell table:style-name="ce16" office:value-type="string" calcext:value-type="string">
            <text:p>1.メールアドレス入力フォームを押下する。</text:p>
            <text:p>2.英数字記号以外の入力を行う。</text:p>
          </table:table-cell>
          <table:table-cell table:style-name="ce34" office:value-type="string" calcext:value-type="string">
            <text:p>(イ. 遷移)</text:p>
            <text:p>1.氏名(カナ)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7" calcext:value-type="float">
            <text:p>7</text:p>
          </table:table-cell>
          <table:table-cell table:style-name="ce13" office:value-type="string" calcext:value-type="string">
            <text:p>ID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2" office:value-type="string" calcext:value-type="string">
            <text:p>異常</text:p>
          </table:table-cell>
          <table:table-cell table:style-name="ce16" office:value-type="string" calcext:value-type="string">
            <text:p>1.ID入力フォームを押下する。</text:p>
            <text:p>2.正の整数値以外の入力を行う。</text:p>
          </table:table-cell>
          <table:table-cell table:style-name="ce34" office:value-type="string" calcext:value-type="string">
            <text:p>(イ. 遷移)</text:p>
            <text:p>1.ID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8" calcext:value-type="float">
            <text:p>8</text:p>
          </table:table-cell>
          <table:table-cell table:style-name="ce13" office:value-type="string" calcext:value-type="string">
            <text:p>テーマ入力フォームにカタカナ以外の入力を行い検索を行う</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2" office:value-type="string" calcext:value-type="string">
            <text:p>異常</text:p>
          </table:table-cell>
          <table:table-cell table:style-name="ce16" office:value-type="string" calcext:value-type="string">
            <text:p>1.テーマ入力フォームを押下する。</text:p>
            <text:p>2.正の整数値以外のを行う。</text:p>
          </table:table-cell>
          <table:table-cell table:style-name="ce34" office:value-type="string" calcext:value-type="string">
            <text:p>(イ. 遷移)</text:p>
            <text:p>1.テーマ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15">
          <table:table-cell table:style-name="ce27" office:value-type="float" office:value="9" calcext:value-type="float" table:number-columns-spanned="1" table:number-rows-spanned="3">
            <text:p>9</text:p>
          </table:table-cell>
          <table:table-cell table:style-name="ce13" office:value-type="string" calcext:value-type="string" table:number-columns-spanned="1" table:number-rows-spanned="3">
            <text:p>期間絞込の期間が逆転している</text:p>
          </table:table-cell>
          <table:table-cell table:style-name="ce13" office:value-type="string" calcext:value-type="string">
            <text:p>入力フォーム</text:p>
          </table:table-cell>
          <table:table-cell table:style-name="ce13" office:value-type="string" calcext:value-type="string">
            <text:p>期間(開始)入力フォーム </text:p>
          </table:table-cell>
          <table:table-cell table:style-name="ce32" office:value-type="string" calcext:value-type="string">
            <text:p>正常</text:p>
          </table:table-cell>
          <table:table-cell table:style-name="ce16" office:value-type="string" calcext:value-type="string">
            <text:p>1.開始期間のテキストボックスを押下する。</text:p>
            <text:p>2.任意の日時を入力する。</text:p>
          </table:table-cell>
          <table:table-cell table:style-name="ce34" office:value-type="string" calcext:value-type="string">
            <text:p>(イ. 遷移)</text:p>
            <text:p>1.カレンダー、またはドラムロール入力で日付が入力できること。</text:p>
            <text:p><text:span text:style-name="T3">(ロ. データ)</text:span></text:p>
            <text:p><text:span text:style-name="T3">なし</text:span></text:p>
            <text:p><text:span text:style-name="T3">(ハ. 前提条件)</text:span></text:p>
            <text:p><text:span text:style-name="T3">1.1件以上のユーザデータを用意しておく。</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期間(終了)入力フォーム </text:p>
          </table:table-cell>
          <table:table-cell table:style-name="ce32" office:value-type="string" calcext:value-type="string">
            <text:p>異常</text:p>
          </table:table-cell>
          <table:table-cell table:style-name="ce33" office:value-type="string" calcext:value-type="string">
            <text:p>1.終了期間のテキストボックスを押下する。</text:p>
            <text:p>2.開始期間より前の日時を入力する。</text:p>
          </table:table-cell>
          <table:table-cell table:style-name="ce34" office:value-type="string" calcext:value-type="string">
            <text:p><text:span text:style-name="T2">(イ. 遷移)</text:span></text:p>
            <text:p>1.カレンダー、またはドラムロール入力で日付が入力できること。</text:p>
            <text:p><text:span text:style-name="T2">(ロ. データ)</text:span></text:p>
            <text:p><text:span text:style-name="T2">なし</text:span></text:p>
          </table:table-cell>
          <table:table-cell table:style-name="ce19" table:number-columns-repeated="2"/>
          <table:table-cell table:style-name="ce22"/>
          <table:table-cell table:style-name="ce23"/>
          <table:table-cell table:number-columns-repeated="1013"/>
        </table:table-row>
        <table:table-row table:style-name="ro16">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検索結果が0件となる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3">
          <table:table-cell table:style-name="ce27" office:value-type="float" office:value="10" calcext:value-type="float" table:number-columns-spanned="1" table:number-rows-spanned="2">
            <text:p>10</text:p>
          </table:table-cell>
          <table:table-cell table:style-name="ce13" office:value-type="string" calcext:value-type="string" table:number-columns-spanned="1" table:number-rows-spanned="2">
            <text:p>期間入力フォームに日付以外の値が入力される</text:p>
          </table:table-cell>
          <table:table-cell table:style-name="ce13" office:value-type="string" calcext:value-type="string">
            <text:p>入力フォーム</text:p>
          </table:table-cell>
          <table:table-cell table:style-name="ce13" office:value-type="string" calcext:value-type="string">
            <text:p>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2.全角文字、アルファベット、記号日時を入力する。(直接入力ができるブラウザの場合)</text:p>
          </table:table-cell>
          <table:table-cell table:style-name="ce34" office:value-type="string" calcext:value-type="string">
            <text:p>(イ. 遷移)</text:p>
            <text:p>1.対象のテキストボックスがフォーカスされること。</text:p>
            <text:p>2.入力がされない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3">
          <table:table-cell table:style-name="ce27" office:value-type="float" office:value="11" calcext:value-type="float" table:number-columns-spanned="1" table:number-rows-spanned="3">
            <text:p>11</text:p>
          </table:table-cell>
          <table:table-cell table:style-name="ce13" office:value-type="string" calcext:value-type="string" table:number-columns-spanned="1" table:number-rows-spanned="3">
            <text:p>期間入力フォームに誤った日付が入力された状態で絞込を行う</text:p>
          </table:table-cell>
          <table:table-cell table:style-name="ce13" office:value-type="string" calcext:value-type="string">
            <text:p>入力フォーム</text:p>
          </table:table-cell>
          <table:table-cell table:style-name="ce13" office:value-type="string" calcext:value-type="string">
            <text:p>期間(開始)入力フォーム </text:p>
          </table:table-cell>
          <table:table-cell table:style-name="ce32" office:value-type="string" calcext:value-type="string">
            <text:p>異常</text:p>
          </table:table-cell>
          <table:table-cell table:style-name="ce16" office:value-type="string" calcext:value-type="string">
            <text:p>1.開始期間のテキストボックスを押下する。</text:p>
            <text:p>2.「yyyy/MM/dd」以外の形式で日付を入力する。</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5">
          <table:covered-table-cell table:style-name="ce27"/>
          <table:covered-table-cell table:style-name="ce13"/>
          <table:table-cell table:style-name="ce13" office:value-type="string" calcext:value-type="string">
            <text:p>入力フォーム</text:p>
          </table:table-cell>
          <table:table-cell table:style-name="ce13" office:value-type="string" calcext:value-type="string">
            <text:p>期間(終了)入力フォーム </text:p>
          </table:table-cell>
          <table:table-cell table:style-name="ce32" office:value-type="string" calcext:value-type="string">
            <text:p>異常</text:p>
          </table:table-cell>
          <table:table-cell table:style-name="ce16" office:value-type="string" calcext:value-type="string">
            <text:p>1.終了期間のテキストボックスを押下する。</text:p>
            <text:p><text:span text:style-name="T2">2.「yyyy/MM/dd」以外の形式で日付を入力する。</text:span></text:p>
          </table:table-cell>
          <table:table-cell table:style-name="ce34" office:value-type="string" calcext:value-type="string">
            <text:p>(イ. 遷移)</text:p>
            <text:p>1.対象のテキストボックスがフォーカスされること。</text:p>
            <text:p>2.入力がされること。</text:p>
            <text:p><text:span text:style-name="T3">(ロ. データ)</text:span></text:p>
            <text:p><text:span text:style-name="T3">なし</text:span></text:p>
            <text:p><text:span text:style-name="T3"/></text:p>
          </table:table-cell>
          <table:table-cell table:style-name="ce19" table:number-columns-repeated="2"/>
          <table:table-cell table:style-name="ce22"/>
          <table:table-cell table:style-name="ce23" office:value-type="string" calcext:value-type="string">
            <text:p>当該試験は日付のテキストボックスに直接入力できるブラウザで行う。</text:p>
          </table:table-cell>
          <table:table-cell table:number-columns-repeated="1013"/>
        </table:table-row>
        <table:table-row table:style-name="ro16">
          <table:covered-table-cell table:style-name="ce28"/>
          <table:covered-table-cell table:style-name="ce13"/>
          <table:table-cell table:style-name="ce13" office:value-type="string" calcext:value-type="string">
            <text:p>入力フォーム</text:p>
          </table:table-cell>
          <table:table-cell table:style-name="ce13" office:value-type="string" calcext:value-type="string">
            <text:p>検索ボタン</text:p>
          </table:table-cell>
          <table:table-cell table:style-name="ce32" office:value-type="string" calcext:value-type="string">
            <text:p>異常</text:p>
          </table:table-cell>
          <table:table-cell table:style-name="ce16" office:value-type="string" calcext:value-type="string">
            <text:p>1.検索ボタンを押下する。</text:p>
          </table:table-cell>
          <table:table-cell table:style-name="ce34" office:value-type="string" calcext:value-type="string">
            <text:p>(イ. 遷移)</text:p>
            <text:p>1.「入力値が不正です。」という旨のアラートのダイアログを表示し、絞込が行われないこと。</text:p>
            <text:p><text:span text:style-name="T3">(ロ. データ)</text:span></text:p>
            <text:p><text:span text:style-name="T3">1.</text:span></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55">
          <table:table-cell table:number-columns-repeated="1024"/>
        </table:table-row>
        <table:table-row table:style-name="ro1">
          <table:table-cell table:number-columns-repeated="1024"/>
        </table:table-row>
      </table:table>
      <table:table table:name="授業詳細画面" table:style-name="ta3" table:print-ranges="授業詳細画面.A1:授業詳細画面.K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授業詳細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9">
          <table:table-cell table:style-name="ce28"/>
          <table:table-cell table:style-name="ce13" table:number-columns-repeated="3"/>
          <table:table-cell table:style-name="ce15"/>
          <table:table-cell table:style-name="ce33"/>
          <table:table-cell table:style-name="ce47"/>
          <table:table-cell table:style-name="ce19" table:number-columns-repeated="2"/>
          <table:table-cell table:style-name="ce22"/>
          <table:table-cell table:style-name="ce23"/>
          <table:table-cell table:number-columns-repeated="1013"/>
        </table:table-row>
        <table:table-row table:style-name="ro9">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18">
          <table:table-cell table:number-columns-repeated="1024"/>
        </table:table-row>
        <table:table-row table:style-name="ro10" table:number-rows-repeated="52">
          <table:table-cell table:number-columns-repeated="1024"/>
        </table:table-row>
        <table:table-row table:style-name="ro10">
          <table:table-cell table:number-columns-repeated="1024"/>
        </table:table-row>
      </table:table>
      <table:table table:name="授業詳細ダイアログ" table:style-name="ta3" table:print-ranges="授業詳細ダイアログ.A1:授業詳細ダイアログ.K4">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授業詳細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7">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55">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授業一覧画面" table:style-name="ta3" table:print-ranges="授業一覧画面.A1:授業一覧画面.K5">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授業一覧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6">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23">
          <table:table-cell table:number-columns-repeated="1024"/>
        </table:table-row>
        <table:table-row table:style-name="ro10" table:number-rows-repeated="48">
          <table:table-cell table:number-columns-repeated="1024"/>
        </table:table-row>
        <table:table-row table:style-name="ro10">
          <table:table-cell table:number-columns-repeated="1024"/>
        </table:table-row>
      </table:table>
      <table:table table:name="授業作成ダイアログ" table:style-name="ta2" table:print-ranges="授業作成ダイアログ.A1:授業作成ダイアログ.K1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授業作成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0">
          <table:table-cell table:style-name="ce49" office:value-type="float" office:value="1" calcext:value-type="float">
            <text:p>1</text:p>
          </table:table-cell>
          <table:table-cell table:style-name="ce13" office:value-type="string" calcext:value-type="string">
            <text:p>最小人数入力フォームに正の整数以外を入力する</text:p>
          </table:table-cell>
          <table:table-cell table:style-name="ce13" office:value-type="string" calcext:value-type="string">
            <text:p>授業作成フォーム</text:p>
          </table:table-cell>
          <table:table-cell table:style-name="ce13" office:value-type="string" calcext:value-type="string">
            <text:p>最小人数入力フォーム</text:p>
          </table:table-cell>
          <table:table-cell table:style-name="ce32" office:value-type="string" calcext:value-type="string">
            <text:p>異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最小人数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2" calcext:value-type="float">
            <text:p>2</text:p>
          </table:table-cell>
          <table:table-cell table:style-name="ce13" office:value-type="string" calcext:value-type="string">
            <text:p>最大人数入力フォームに正の整数以外を入力する</text:p>
          </table:table-cell>
          <table:table-cell table:style-name="ce13" office:value-type="string" calcext:value-type="string">
            <text:p>授業作成フォーム</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正の整数以外の入力を行う。</text:p>
          </table:table-cell>
          <table:table-cell table:style-name="ce34" office:value-type="string" calcext:value-type="string">
            <text:p>(イ. 遷移)</text:p>
            <text:p>1.最大人数入力フォームがフォーカスされること。</text:p>
            <text:p>2.入力され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3" calcext:value-type="float" table:number-columns-spanned="1" table:number-rows-spanned="3">
            <text:p>3</text:p>
          </table:table-cell>
          <table:table-cell table:style-name="ce13" office:value-type="string" calcext:value-type="string" table:number-columns-spanned="1" table:number-rows-spanned="3">
            <text:p>最大人数入力フォームに最小人数入力フォームを下回る値を入力する</text:p>
          </table:table-cell>
          <table:table-cell table:style-name="ce13" office:value-type="string" calcext:value-type="string">
            <text:p>授業作成フォーム</text:p>
          </table:table-cell>
          <table:table-cell table:style-name="ce13" office:value-type="string" calcext:value-type="string">
            <text:p>最小人数入力フォーム</text:p>
          </table:table-cell>
          <table:table-cell table:style-name="ce32" office:value-type="string" calcext:value-type="string">
            <text:p>正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最小人数入力フォームがフォーカスされること。</text:p>
            <text:p>2.入力が行われ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table:covered-table-cell table:style-name="ce13"/>
          <table:table-cell table:style-name="ce13" office:value-type="string" calcext:value-type="string">
            <text:p>授業作成フォーム</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最小人数未満の値の入力を行う。</text:p>
          </table:table-cell>
          <table:table-cell table:style-name="ce34" office:value-type="string" calcext:value-type="string">
            <text:p>(イ. 遷移)</text:p>
            <text:p>1.最大人数入力フォームがフォーカスされること。</text:p>
            <text:p><text:span text:style-name="T2">2.入力が行われること。</text:span></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table:covered-table-cell table:style-name="ce13"/>
          <table:table-cell table:style-name="ce13" office:value-type="string" calcext:value-type="string">
            <text:p>ボタン</text:p>
          </table:table-cell>
          <table:table-cell table:style-name="ce13" office:value-type="string" calcext:value-type="string">
            <text:p>作成ボタン</text:p>
          </table:table-cell>
          <table:table-cell table:style-name="ce32" office:value-type="string" calcext:value-type="string">
            <text:p>異常</text:p>
          </table:table-cell>
          <table:table-cell table:style-name="ce16" office:value-type="string" calcext:value-type="string">
            <text:p>1.作成ボタンを押下する。</text:p>
          </table:table-cell>
          <table:table-cell table:style-name="ce34" office:value-type="string" calcext:value-type="string">
            <text:p>(イ. 遷移)</text:p>
            <text:p>1.「最大人数が最小人数を下回っています。適切な値を入力してください。」という旨のアラートのダイアログが表示され、授業が作成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4" calcext:value-type="float" table:number-columns-spanned="1" table:number-rows-spanned="2">
            <text:p>4</text:p>
          </table:table-cell>
          <table:table-cell table:style-name="ce13" office:value-type="string" calcext:value-type="string" table:number-columns-spanned="1" table:number-rows-spanned="2">
            <text:p>最小人数フォームを空にする</text:p>
          </table:table-cell>
          <table:table-cell table:style-name="ce13" office:value-type="string" calcext:value-type="string">
            <text:p>授業作成フォーム</text:p>
          </table:table-cell>
          <table:table-cell table:style-name="ce13" office:value-type="string" calcext:value-type="string">
            <text:p>最小人数入力フォーム</text:p>
          </table:table-cell>
          <table:table-cell table:style-name="ce32" office:value-type="string" calcext:value-type="string">
            <text:p>異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office:value-type="float" office:value="5" calcext:value-type="float">
            <text:p>5</text:p>
          </table:covered-table-cell>
          <table:covered-table-cell table:style-name="ce13" office:value-type="string" calcext:value-type="string">
            <text:p>授業作成フォーム</text:p>
          </table:covered-table-cell>
          <table:table-cell table:style-name="ce13" office:value-type="string" calcext:value-type="string">
            <text:p>ボタン</text:p>
          </table:table-cell>
          <table:table-cell table:style-name="ce13" office:value-type="string" calcext:value-type="string">
            <text:p>作成ボタン</text:p>
          </table:table-cell>
          <table:table-cell table:style-name="ce32" office:value-type="string" calcext:value-type="string">
            <text:p>異常</text:p>
          </table:table-cell>
          <table:table-cell table:style-name="ce16" office:value-type="string" calcext:value-type="string">
            <text:p>1.作成ボタンを押下する。</text:p>
          </table:table-cell>
          <table:table-cell table:style-name="ce34" office:value-type="string" calcext:value-type="string">
            <text:p>(イ. 遷移)</text:p>
            <text:p>1.「空欄があります。入力を行ってから作成ボタンを押下してください。」という旨のアラートのダイアログが表示され、授業が作成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5" calcext:value-type="float" table:number-columns-spanned="1" table:number-rows-spanned="2">
            <text:p>5</text:p>
          </table:table-cell>
          <table:table-cell table:style-name="ce13" office:value-type="string" calcext:value-type="string" table:number-columns-spanned="1" table:number-rows-spanned="2">
            <text:p>最大人数入力フォームを空にする</text:p>
          </table:table-cell>
          <table:table-cell table:style-name="ce13" office:value-type="string" calcext:value-type="string">
            <text:p>授業作成フォーム</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内容を空にする。</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office:value-type="float" office:value="5" calcext:value-type="float">
            <text:p>5</text:p>
          </table:covered-table-cell>
          <table:covered-table-cell table:style-name="ce13" office:value-type="string" calcext:value-type="string">
            <text:p>授業作成フォーム</text:p>
          </table:covered-table-cell>
          <table:table-cell table:style-name="ce13" office:value-type="string" calcext:value-type="string">
            <text:p>ボタン</text:p>
          </table:table-cell>
          <table:table-cell table:style-name="ce13" office:value-type="string" calcext:value-type="string">
            <text:p>作成ボタン</text:p>
          </table:table-cell>
          <table:table-cell table:style-name="ce32" office:value-type="string" calcext:value-type="string">
            <text:p>異常</text:p>
          </table:table-cell>
          <table:table-cell table:style-name="ce16" office:value-type="string" calcext:value-type="string">
            <text:p>1.作成ボタンを押下する。</text:p>
          </table:table-cell>
          <table:table-cell table:style-name="ce34" office:value-type="string" calcext:value-type="string">
            <text:p>(イ. 遷移)</text:p>
            <text:p>1.「空欄があります。入力を行ってから作成ボタンを押下してください。」という旨のアラートのダイアログが表示され、授業が作成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6" calcext:value-type="float" table:number-columns-spanned="1" table:number-rows-spanned="2">
            <text:p>6</text:p>
          </table:table-cell>
          <table:table-cell table:style-name="ce13" office:value-type="string" calcext:value-type="string" table:number-columns-spanned="1" table:number-rows-spanned="2">
            <text:p>教室入力フォームを空にする</text:p>
          </table:table-cell>
          <table:table-cell table:style-name="ce13" office:value-type="string" calcext:value-type="string">
            <text:p>授業作成フォーム</text:p>
          </table:table-cell>
          <table:table-cell table:style-name="ce13" office:value-type="string" calcext:value-type="string">
            <text:p>教室入力フォーム</text:p>
          </table:table-cell>
          <table:table-cell table:style-name="ce32" office:value-type="string" calcext:value-type="string">
            <text:p>異常</text:p>
          </table:table-cell>
          <table:table-cell table:style-name="ce16" office:value-type="string" calcext:value-type="string">
            <text:p><text:span text:style-name="T3">1</text:span>.教室入力フォームを押下する。</text:p>
            <text:p><text:span text:style-name="T2">2.内容を空にする。</text:span></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office:value-type="float" office:value="5" calcext:value-type="float">
            <text:p>5</text:p>
          </table:covered-table-cell>
          <table:covered-table-cell table:style-name="ce13" office:value-type="string" calcext:value-type="string">
            <text:p>授業作成フォーム</text:p>
          </table:covered-table-cell>
          <table:table-cell table:style-name="ce13" office:value-type="string" calcext:value-type="string">
            <text:p>ボタン</text:p>
          </table:table-cell>
          <table:table-cell table:style-name="ce13" office:value-type="string" calcext:value-type="string">
            <text:p>作成ボタン</text:p>
          </table:table-cell>
          <table:table-cell table:style-name="ce32" office:value-type="string" calcext:value-type="string">
            <text:p>異常</text:p>
          </table:table-cell>
          <table:table-cell table:style-name="ce16" office:value-type="string" calcext:value-type="string">
            <text:p>1.作成ボタンを押下する。</text:p>
          </table:table-cell>
          <table:table-cell table:style-name="ce34" office:value-type="string" calcext:value-type="string">
            <text:p>(イ. 遷移)</text:p>
            <text:p>1.「空欄があります。入力を行ってから作成ボタンを押下してください。」という旨のアラートのダイアログが表示され、授業が作成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60">
          <table:table-cell table:number-columns-repeated="1024"/>
        </table:table-row>
        <table:table-row table:style-name="ro1">
          <table:table-cell table:number-columns-repeated="1024"/>
        </table:table-row>
      </table:table>
      <table:table table:name="授業編集ダイアログ" table:style-name="ta2" table:print-ranges="授業編集ダイアログ.A1:授業編集ダイアログ.K1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授業編集ダイアログ</text:p>
          </table:table-cell>
          <table:table-cell table:style-name="ce31" table:number-columns-repeated="5"/>
          <table:table-cell table:style-name="ce35" office:value-type="string" calcext:value-type="string">
            <text:p>編集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編集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0">
          <table:table-cell table:style-name="ce49" office:value-type="float" office:value="1" calcext:value-type="float">
            <text:p>1</text:p>
          </table:table-cell>
          <table:table-cell table:style-name="ce13" office:value-type="string" calcext:value-type="string">
            <text:p>最小人数入力フォームに正の整数以外を入力する</text:p>
          </table:table-cell>
          <table:table-cell table:style-name="ce13" office:value-type="string" calcext:value-type="string">
            <text:p>授業編集フォーム</text:p>
          </table:table-cell>
          <table:table-cell table:style-name="ce13" office:value-type="string" calcext:value-type="string">
            <text:p>最小人数入力フォーム</text:p>
          </table:table-cell>
          <table:table-cell table:style-name="ce32" office:value-type="string" calcext:value-type="string">
            <text:p>異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最小人数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2" calcext:value-type="float">
            <text:p>2</text:p>
          </table:table-cell>
          <table:table-cell table:style-name="ce13" office:value-type="string" calcext:value-type="string">
            <text:p>最大人数入力フォームに正の整数以外を入力する</text:p>
          </table:table-cell>
          <table:table-cell table:style-name="ce13" office:value-type="string" calcext:value-type="string">
            <text:p>授業編集フォーム</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正の整数以外の入力を行う。</text:p>
          </table:table-cell>
          <table:table-cell table:style-name="ce34" office:value-type="string" calcext:value-type="string">
            <text:p>(イ. 遷移)</text:p>
            <text:p>1.最大人数入力フォームがフォーカスされること。</text:p>
            <text:p>2.入力され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3" calcext:value-type="float" table:number-columns-spanned="1" table:number-rows-spanned="3">
            <text:p>3</text:p>
          </table:table-cell>
          <table:table-cell table:style-name="ce13" office:value-type="string" calcext:value-type="string" table:number-columns-spanned="1" table:number-rows-spanned="3">
            <text:p>最大人数入力フォームに最小人数入力フォームを下回る値を入力する</text:p>
          </table:table-cell>
          <table:table-cell table:style-name="ce13" office:value-type="string" calcext:value-type="string">
            <text:p>授業編集フォーム</text:p>
          </table:table-cell>
          <table:table-cell table:style-name="ce13" office:value-type="string" calcext:value-type="string">
            <text:p>最小人数入力フォーム</text:p>
          </table:table-cell>
          <table:table-cell table:style-name="ce32" office:value-type="string" calcext:value-type="string">
            <text:p>正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最小人数入力フォームがフォーカスされること。</text:p>
            <text:p>2.入力が行われ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table:covered-table-cell table:style-name="ce13"/>
          <table:table-cell table:style-name="ce13" office:value-type="string" calcext:value-type="string">
            <text:p>授業編集フォーム</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最小人数未満の値の入力を行う。</text:p>
          </table:table-cell>
          <table:table-cell table:style-name="ce34" office:value-type="string" calcext:value-type="string">
            <text:p>(イ. 遷移)</text:p>
            <text:p>1.最大人数入力フォームがフォーカスされること。</text:p>
            <text:p><text:span text:style-name="T2">2.入力が行われること。</text:span></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table:covered-table-cell table:style-name="ce13"/>
          <table:table-cell table:style-name="ce13" office:value-type="string" calcext:value-type="string">
            <text:p>ボタン</text:p>
          </table:table-cell>
          <table:table-cell table:style-name="ce13" office:value-type="string" calcext:value-type="string">
            <text:p>更新ボタン</text:p>
          </table:table-cell>
          <table:table-cell table:style-name="ce32" office:value-type="string" calcext:value-type="string">
            <text:p>異常</text:p>
          </table:table-cell>
          <table:table-cell table:style-name="ce16" office:value-type="string" calcext:value-type="string">
            <text:p>1.更新ボタンを押下する。</text:p>
          </table:table-cell>
          <table:table-cell table:style-name="ce34" office:value-type="string" calcext:value-type="string">
            <text:p>(イ. 遷移)</text:p>
            <text:p>1.「最大人数が最小人数を下回っています。適切な値を入力してください。」という旨のアラートのダイアログが表示され、授業が更新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4" calcext:value-type="float" table:number-columns-spanned="1" table:number-rows-spanned="2">
            <text:p>4</text:p>
          </table:table-cell>
          <table:table-cell table:style-name="ce13" office:value-type="string" calcext:value-type="string" table:number-columns-spanned="1" table:number-rows-spanned="2">
            <text:p>最小人数フォームを空にする</text:p>
          </table:table-cell>
          <table:table-cell table:style-name="ce13" office:value-type="string" calcext:value-type="string">
            <text:p>授業編集フォーム</text:p>
          </table:table-cell>
          <table:table-cell table:style-name="ce13" office:value-type="string" calcext:value-type="string">
            <text:p>最小人数入力フォーム</text:p>
          </table:table-cell>
          <table:table-cell table:style-name="ce32" office:value-type="string" calcext:value-type="string">
            <text:p>異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office:value-type="float" office:value="5" calcext:value-type="float">
            <text:p>5</text:p>
          </table:covered-table-cell>
          <table:covered-table-cell table:style-name="ce13" office:value-type="string" calcext:value-type="string">
            <text:p>授業更新フォーム</text:p>
          </table:covered-table-cell>
          <table:table-cell table:style-name="ce13" office:value-type="string" calcext:value-type="string">
            <text:p>ボタン</text:p>
          </table:table-cell>
          <table:table-cell table:style-name="ce13" office:value-type="string" calcext:value-type="string">
            <text:p>更新ボタン</text:p>
          </table:table-cell>
          <table:table-cell table:style-name="ce32" office:value-type="string" calcext:value-type="string">
            <text:p>異常</text:p>
          </table:table-cell>
          <table:table-cell table:style-name="ce16" office:value-type="string" calcext:value-type="string">
            <text:p>1.更新ボタンを押下する。</text:p>
          </table:table-cell>
          <table:table-cell table:style-name="ce34" office:value-type="string" calcext:value-type="string">
            <text:p>(イ. 遷移)</text:p>
            <text:p>1.「空欄があります。入力を行ってから更新ボタンを押下してください。」という旨のアラートのダイアログが表示され、授業が更新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5" calcext:value-type="float" table:number-columns-spanned="1" table:number-rows-spanned="2">
            <text:p>5</text:p>
          </table:table-cell>
          <table:table-cell table:style-name="ce13" office:value-type="string" calcext:value-type="string" table:number-columns-spanned="1" table:number-rows-spanned="2">
            <text:p>最大人数入力フォームを空にする</text:p>
          </table:table-cell>
          <table:table-cell table:style-name="ce13" office:value-type="string" calcext:value-type="string">
            <text:p>授業編集フォーム</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内容を空にする。</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office:value-type="float" office:value="5" calcext:value-type="float">
            <text:p>5</text:p>
          </table:covered-table-cell>
          <table:covered-table-cell table:style-name="ce13" office:value-type="string" calcext:value-type="string">
            <text:p>授業更新フォーム</text:p>
          </table:covered-table-cell>
          <table:table-cell table:style-name="ce13" office:value-type="string" calcext:value-type="string">
            <text:p>ボタン</text:p>
          </table:table-cell>
          <table:table-cell table:style-name="ce13" office:value-type="string" calcext:value-type="string">
            <text:p>更新ボタン</text:p>
          </table:table-cell>
          <table:table-cell table:style-name="ce32" office:value-type="string" calcext:value-type="string">
            <text:p>異常</text:p>
          </table:table-cell>
          <table:table-cell table:style-name="ce16" office:value-type="string" calcext:value-type="string">
            <text:p>1.更新ボタンを押下する。</text:p>
          </table:table-cell>
          <table:table-cell table:style-name="ce34" office:value-type="string" calcext:value-type="string">
            <text:p>(イ. 遷移)</text:p>
            <text:p>1.「空欄があります。入力を行ってから更新ボタンを押下してください。」という旨のアラートのダイアログが表示され、授業が更新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49" office:value-type="float" office:value="6" calcext:value-type="float" table:number-columns-spanned="1" table:number-rows-spanned="2">
            <text:p>6</text:p>
          </table:table-cell>
          <table:table-cell table:style-name="ce13" office:value-type="string" calcext:value-type="string" table:number-columns-spanned="1" table:number-rows-spanned="2">
            <text:p>教室入力フォームを空にする</text:p>
          </table:table-cell>
          <table:table-cell table:style-name="ce13" office:value-type="string" calcext:value-type="string">
            <text:p>授業編集フォーム</text:p>
          </table:table-cell>
          <table:table-cell table:style-name="ce13" office:value-type="string" calcext:value-type="string">
            <text:p>教室入力フォーム</text:p>
          </table:table-cell>
          <table:table-cell table:style-name="ce32" office:value-type="string" calcext:value-type="string">
            <text:p>異常</text:p>
          </table:table-cell>
          <table:table-cell table:style-name="ce16" office:value-type="string" calcext:value-type="string">
            <text:p><text:span text:style-name="T3">1</text:span>.教室入力フォームを押下する。</text:p>
            <text:p><text:span text:style-name="T2">2.内容を空にする。</text:span></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49" office:value-type="float" office:value="5" calcext:value-type="float">
            <text:p>5</text:p>
          </table:covered-table-cell>
          <table:covered-table-cell table:style-name="ce13" office:value-type="string" calcext:value-type="string">
            <text:p>授業更新フォーム</text:p>
          </table:covered-table-cell>
          <table:table-cell table:style-name="ce13" office:value-type="string" calcext:value-type="string">
            <text:p>ボタン</text:p>
          </table:table-cell>
          <table:table-cell table:style-name="ce13" office:value-type="string" calcext:value-type="string">
            <text:p>更新ボタン</text:p>
          </table:table-cell>
          <table:table-cell table:style-name="ce32" office:value-type="string" calcext:value-type="string">
            <text:p>異常</text:p>
          </table:table-cell>
          <table:table-cell table:style-name="ce16" office:value-type="string" calcext:value-type="string">
            <text:p>1.更新ボタンを押下する。</text:p>
          </table:table-cell>
          <table:table-cell table:style-name="ce34" office:value-type="string" calcext:value-type="string">
            <text:p>(イ. 遷移)</text:p>
            <text:p>1.「空欄があります。入力を行ってから更新ボタンを押下してください。」という旨のアラートのダイアログが表示され、授業が更新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60">
          <table:table-cell table:number-columns-repeated="1024"/>
        </table:table-row>
        <table:table-row table:style-name="ro1">
          <table:table-cell table:number-columns-repeated="1024"/>
        </table:table-row>
      </table:table>
      <table:table table:name="受講者一覧ダイアログ" table:style-name="ta3" table:print-ranges="受講者一覧ダイアログ.A1:受講者一覧ダイアログ.K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受講者一覧ダイアログ</text:p>
          </table:table-cell>
          <table:table-cell table:style-name="ce31" table:number-columns-repeated="5"/>
          <table:table-cell table:style-name="ce35" office:value-type="string" calcext:value-type="string">
            <text:p>編集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編集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 table:number-rows-repeated="2">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6" table:number-rows-repeated="1048556">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table table:name="時間帯一覧画面" table:style-name="ta2" table:print-ranges="時間帯一覧画面.A1:時間帯一覧画面.K1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4">
          <table:table-cell table:style-name="ce24"/>
          <table:table-cell table:style-name="ce24" office:value-type="string" calcext:value-type="string">
            <text:p>対象画面：時間帯一覧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5">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6">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20">
          <table:table-cell table:style-name="ce28" office:value-type="float" office:value="1" calcext:value-type="float">
            <text:p>1</text:p>
          </table:table-cell>
          <table:table-cell table:style-name="ce13" office:value-type="string" calcext:value-type="string">
            <text:p>最小人数入力フォームに正の整数以外を入力する</text:p>
          </table:table-cell>
          <table:table-cell table:style-name="ce13" office:value-type="string" calcext:value-type="string">
            <text:p>時間帯一覧</text:p>
          </table:table-cell>
          <table:table-cell table:style-name="ce13" office:value-type="string" calcext:value-type="string">
            <text:p>最小人数入力フォーム</text:p>
          </table:table-cell>
          <table:table-cell table:style-name="ce32" office:value-type="string" calcext:value-type="string">
            <text:p>異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最小人数入力フォームがフォーカスされること。</text:p>
            <text:p>2.入力されない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table-cell table:style-name="ce28" office:value-type="float" office:value="2" calcext:value-type="float">
            <text:p>2</text:p>
          </table:table-cell>
          <table:table-cell table:style-name="ce13" office:value-type="string" calcext:value-type="string">
            <text:p>最大人数入力フォームに正の整数以外を入力する</text:p>
          </table:table-cell>
          <table:table-cell table:style-name="ce13" office:value-type="string" calcext:value-type="string">
            <text:p>時間帯一覧</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正の整数以外の入力を行う。</text:p>
          </table:table-cell>
          <table:table-cell table:style-name="ce34" office:value-type="string" calcext:value-type="string">
            <text:p>(イ. 遷移)</text:p>
            <text:p>1.最大人数入力フォームがフォーカスされること。</text:p>
            <text:p>2.入力されないこと。</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20">
          <table:table-cell table:style-name="ce28" office:value-type="float" office:value="3" calcext:value-type="float" table:number-columns-spanned="1" table:number-rows-spanned="3">
            <text:p>3</text:p>
          </table:table-cell>
          <table:table-cell table:style-name="ce13" office:value-type="string" calcext:value-type="string" table:number-columns-spanned="1" table:number-rows-spanned="3">
            <text:p>最大人数入力フォームに最小人数入力フォームを下回る値を入力する</text:p>
          </table:table-cell>
          <table:table-cell table:style-name="ce13" office:value-type="string" calcext:value-type="string">
            <text:p>時間帯一覧</text:p>
          </table:table-cell>
          <table:table-cell table:style-name="ce13" office:value-type="string" calcext:value-type="string">
            <text:p>最小人数入力フォーム</text:p>
          </table:table-cell>
          <table:table-cell table:style-name="ce32" office:value-type="string" calcext:value-type="string">
            <text:p>正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最小人数入力フォームがフォーカスされること。</text:p>
            <text:p>2.入力が行われ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28"/>
          <table:covered-table-cell table:style-name="ce13"/>
          <table:table-cell table:style-name="ce13" office:value-type="string" calcext:value-type="string">
            <text:p>時間帯一覧</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最小人数未満の値の入力を行う。</text:p>
          </table:table-cell>
          <table:table-cell table:style-name="ce34" office:value-type="string" calcext:value-type="string">
            <text:p>(イ. 遷移)</text:p>
            <text:p>1.最大人数入力フォームがフォーカスされること。</text:p>
            <text:p><text:span text:style-name="T2">2.入力が行われること。</text:span></text:p>
            <text:p>(ロ. データ)</text:p>
            <text:p>なし</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28"/>
          <table:covered-table-cell table:style-name="ce13"/>
          <table:table-cell table:style-name="ce13" office:value-type="string" calcext:value-type="string">
            <text:p>時間帯一覧</text:p>
          </table:table-cell>
          <table:table-cell table:style-name="ce13" office:value-type="string" calcext:value-type="string">
            <text:p>更新ボタン</text:p>
          </table:table-cell>
          <table:table-cell table:style-name="ce32" office:value-type="string" calcext:value-type="string">
            <text:p>異常</text:p>
          </table:table-cell>
          <table:table-cell table:style-name="ce16" office:value-type="string" calcext:value-type="string">
            <text:p>1.更新ボタンを押下する。</text:p>
          </table:table-cell>
          <table:table-cell table:style-name="ce34" office:value-type="string" calcext:value-type="string">
            <text:p>(イ. 遷移)</text:p>
            <text:p>1.「最大人数が最小人数を下回っています。適切な値を入力してください。」という旨のアラートのダイアログが表示され、時間帯が更新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28" office:value-type="float" office:value="4" calcext:value-type="float" table:number-columns-spanned="1" table:number-rows-spanned="2">
            <text:p>4</text:p>
          </table:table-cell>
          <table:table-cell table:style-name="ce13" office:value-type="string" calcext:value-type="string" table:number-columns-spanned="1" table:number-rows-spanned="2">
            <text:p>最小人数フォームを空にする</text:p>
          </table:table-cell>
          <table:table-cell table:style-name="ce13" office:value-type="string" calcext:value-type="string">
            <text:p>時間帯一覧</text:p>
          </table:table-cell>
          <table:table-cell table:style-name="ce13" office:value-type="string" calcext:value-type="string">
            <text:p>最小人数入力フォーム</text:p>
          </table:table-cell>
          <table:table-cell table:style-name="ce32" office:value-type="string" calcext:value-type="string">
            <text:p>異常</text:p>
          </table:table-cell>
          <table:table-cell table:style-name="ce16" office:value-type="string" calcext:value-type="string">
            <text:p><text:span text:style-name="T3">1</text:span>.最小人数入力フォームを押下する。</text:p>
            <text:p>2.正の整数以外の入力を行う。</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28" office:value-type="float" office:value="5" calcext:value-type="float">
            <text:p>5</text:p>
          </table:covered-table-cell>
          <table:covered-table-cell table:style-name="ce13" office:value-type="string" calcext:value-type="string">
            <text:p>時間帯作成フォーム</text:p>
          </table:covered-table-cell>
          <table:table-cell table:style-name="ce13" office:value-type="string" calcext:value-type="string">
            <text:p>時間帯一覧</text:p>
          </table:table-cell>
          <table:table-cell table:style-name="ce13" office:value-type="string" calcext:value-type="string">
            <text:p>更新ボタン</text:p>
          </table:table-cell>
          <table:table-cell table:style-name="ce32" office:value-type="string" calcext:value-type="string">
            <text:p>異常</text:p>
          </table:table-cell>
          <table:table-cell table:style-name="ce16" office:value-type="string" calcext:value-type="string">
            <text:p>1.更新ボタンを押下する。</text:p>
          </table:table-cell>
          <table:table-cell table:style-name="ce34" office:value-type="string" calcext:value-type="string">
            <text:p>(イ. 遷移)</text:p>
            <text:p>1.「空欄があります。入力を行ってから更新ボタンを押下してください。」という旨のアラートのダイアログが表示され、時間帯が更新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20">
          <table:table-cell table:style-name="ce28" office:value-type="float" office:value="5" calcext:value-type="float" table:number-columns-spanned="1" table:number-rows-spanned="2">
            <text:p>5</text:p>
          </table:table-cell>
          <table:table-cell table:style-name="ce13" office:value-type="string" calcext:value-type="string" table:number-columns-spanned="1" table:number-rows-spanned="2">
            <text:p>最大人数入力フォームを空にする</text:p>
          </table:table-cell>
          <table:table-cell table:style-name="ce13" office:value-type="string" calcext:value-type="string">
            <text:p>時間帯一覧</text:p>
          </table:table-cell>
          <table:table-cell table:style-name="ce13" office:value-type="string" calcext:value-type="string">
            <text:p>最大人数入力フォーム</text:p>
          </table:table-cell>
          <table:table-cell table:style-name="ce32" office:value-type="string" calcext:value-type="string">
            <text:p>異常</text:p>
          </table:table-cell>
          <table:table-cell table:style-name="ce16" office:value-type="string" calcext:value-type="string">
            <text:p>1.最大人数入力フォームを押下する。</text:p>
            <text:p>2.内容を空にする。</text:p>
          </table:table-cell>
          <table:table-cell table:style-name="ce34" office:value-type="string" calcext:value-type="string">
            <text:p>(イ. 遷移)</text:p>
            <text:p>1.入力できること。</text:p>
            <text:p>2.内容が空になること。</text:p>
            <text:p><text:span text:style-name="T3">(ロ. データ)</text:span></text:p>
            <text:p><text:span text:style-name="T3">なし</text:span></text:p>
          </table:table-cell>
          <table:table-cell table:style-name="ce19" table:number-columns-repeated="2"/>
          <table:table-cell table:style-name="ce22"/>
          <table:table-cell table:style-name="ce23"/>
          <table:table-cell table:number-columns-repeated="1013"/>
        </table:table-row>
        <table:table-row table:style-name="ro20">
          <table:covered-table-cell table:style-name="ce28" office:value-type="float" office:value="5" calcext:value-type="float">
            <text:p>5</text:p>
          </table:covered-table-cell>
          <table:covered-table-cell table:style-name="ce13" office:value-type="string" calcext:value-type="string">
            <text:p>時間帯作成フォーム</text:p>
          </table:covered-table-cell>
          <table:table-cell table:style-name="ce13" office:value-type="string" calcext:value-type="string">
            <text:p>時間帯一覧</text:p>
          </table:table-cell>
          <table:table-cell table:style-name="ce13" office:value-type="string" calcext:value-type="string">
            <text:p>更新ボタン</text:p>
          </table:table-cell>
          <table:table-cell table:style-name="ce32" office:value-type="string" calcext:value-type="string">
            <text:p>異常</text:p>
          </table:table-cell>
          <table:table-cell table:style-name="ce16" office:value-type="string" calcext:value-type="string">
            <text:p>1.更新ボタンを押下する。</text:p>
          </table:table-cell>
          <table:table-cell table:style-name="ce34" office:value-type="string" calcext:value-type="string">
            <text:p>(イ. 遷移)</text:p>
            <text:p>1.「空欄があります。入力を行ってから更新ボタンを押下してください。」という旨のアラートのダイアログが表示され、時間帯が更新さ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47"/>
          <table:table-cell table:style-name="ce19" table:number-columns-repeated="2"/>
          <table:table-cell table:style-name="ce22"/>
          <table:table-cell table:style-name="ce23"/>
          <table:table-cell table:number-columns-repeated="1013"/>
        </table:table-row>
        <table:table-row table:style-name="ro1">
          <table:table-cell table:style-name="ce28"/>
          <table:table-cell table:style-name="ce13" table:number-columns-repeated="3"/>
          <table:table-cell table:style-name="ce32"/>
          <table:table-cell table:style-name="ce16"/>
          <table:table-cell table:style-name="ce44"/>
          <table:table-cell table:style-name="ce19" table:number-columns-repeated="2"/>
          <table:table-cell table:style-name="ce22"/>
          <table:table-cell table:style-name="ce23"/>
          <table:table-cell table:number-columns-repeated="1013"/>
        </table:table-row>
        <table:table-row table:style-name="ro17">
          <table:table-cell table:style-name="ce28"/>
          <table:table-cell table:style-name="ce13" table:number-columns-repeated="3"/>
          <table:table-cell table:style-name="ce32"/>
          <table:table-cell table:style-name="ce16"/>
          <table:table-cell table:style-name="ce34"/>
          <table:table-cell table:style-name="ce19" table:number-columns-repeated="2"/>
          <table:table-cell table:style-name="ce22"/>
          <table:table-cell table:style-name="ce23"/>
          <table:table-cell table:number-columns-repeated="1013"/>
        </table:table-row>
        <table:table-row table:style-name="ro17">
          <table:table-cell table:style-name="ce28"/>
          <table:table-cell table:style-name="ce13" table:number-columns-repeated="3"/>
          <table:table-cell table:style-name="ce32"/>
          <table:table-cell table:style-name="ce16" table:number-columns-repeated="2"/>
          <table:table-cell table:style-name="ce47"/>
          <table:table-cell table:style-name="ce19"/>
          <table:table-cell table:style-name="ce22"/>
          <table:table-cell table:style-name="ce23"/>
          <table:table-cell table:number-columns-repeated="1013"/>
        </table:table-row>
        <table:table-row table:style-name="ro6" table:number-rows-repeated="1048522">
          <table:table-cell table:number-columns-repeated="1024"/>
        </table:table-row>
        <table:table-row table:style-name="ro10" table:number-rows-repeated="37">
          <table:table-cell table:number-columns-repeated="1024"/>
        </table:table-row>
        <table:table-row table:style-name="ro10">
          <table:table-cell table:number-columns-repeated="1024"/>
        </table:table-row>
      </table:table>
      <table:table table:name="メルマガ画面" table:style-name="ta3" table:print-ranges="メルマガ画面.A1:メルマガ画面.K6">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メルマガ画面</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 table:number-rows-repeated="2">
          <table:table-cell table:style-name="ce28"/>
          <table:table-cell table:style-name="ce13" table:number-columns-repeated="3"/>
          <table:table-cell table:style-name="ce32"/>
          <table:table-cell table:style-name="ce33"/>
          <table:table-cell table:style-name="ce34"/>
          <table:table-cell table:style-name="ce19" table:number-columns-repeated="2"/>
          <table:table-cell table:style-name="ce22"/>
          <table:table-cell table:style-name="ce23"/>
          <table:table-cell table:number-columns-repeated="1013"/>
        </table:table-row>
        <table:table-row table:style-name="ro1" table:number-rows-repeated="1048570">
          <table:table-cell table:number-columns-repeated="1024"/>
        </table:table-row>
        <table:table-row table:style-name="ro1">
          <table:table-cell table:number-columns-repeated="1024"/>
        </table:table-row>
      </table:table>
      <table:table table:name="メルマガ作成ダイアログ" table:style-name="ta2" table:print-ranges="メルマガ作成ダイアログ.A1:メルマガ作成ダイアログ.K9">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39"/>
        <table:table-column table:style-name="co23" table:default-cell-style-name="ce29"/>
        <table:table-column table:style-name="co24" table:default-cell-style-name="ce29"/>
        <table:table-column table:style-name="co14" table:number-columns-repeated="972" table:default-cell-style-name="ce29"/>
        <table:table-column table:style-name="co14" table:number-columns-repeated="41" table:default-cell-style-name="ce43"/>
        <table:table-row table:style-name="ro11">
          <table:table-cell table:style-name="ce24"/>
          <table:table-cell table:style-name="ce24" office:value-type="string" calcext:value-type="string">
            <text:p>対象画面：メルマガ作成ダイアログ</text:p>
          </table:table-cell>
          <table:table-cell table:style-name="ce31" table:number-columns-repeated="5"/>
          <table:table-cell table:style-name="ce35" office:value-type="string" calcext:value-type="string">
            <text:p>作成者</text:p>
          </table:table-cell>
          <table:table-cell table:style-name="ce37"/>
          <table:table-cell table:style-name="ce40"/>
          <table:table-cell table:style-name="ce41" table:number-columns-repeated="973"/>
          <table:table-cell table:style-name="ce42" table:number-columns-repeated="41"/>
        </table:table-row>
        <table:table-row table:style-name="ro12">
          <table:table-cell table:style-name="ce25" table:number-columns-repeated="7"/>
          <table:table-cell table:style-name="ce36" office:value-type="string" calcext:value-type="string">
            <text:p>作成日時</text:p>
          </table:table-cell>
          <table:table-cell table:style-name="ce38" table:number-columns-repeated="2"/>
          <table:table-cell table:number-columns-repeated="1014"/>
        </table:table-row>
        <table:table-row table:style-name="ro1">
          <table:table-cell table:style-name="ce26" office:value-type="string" calcext:value-type="string">
            <text:p>NO.</text:p>
          </table:table-cell>
          <table:table-cell table:style-name="ce30" office:value-type="string" calcext:value-type="string">
            <text:p>大分類</text:p>
          </table:table-cell>
          <table:table-cell table:style-name="ce30" office:value-type="string" calcext:value-type="string">
            <text:p>中分類</text:p>
          </table:table-cell>
          <table:table-cell table:style-name="ce30" office:value-type="string" calcext:value-type="string">
            <text:p>小分類</text:p>
          </table:table-cell>
          <table:table-cell table:style-name="ce30" office:value-type="string" calcext:value-type="string">
            <text:p>区分</text:p>
          </table:table-cell>
          <table:table-cell table:style-name="ce30" office:value-type="string" calcext:value-type="string">
            <text:p>試験手順</text:p>
          </table:table-cell>
          <table:table-cell table:style-name="ce30" office:value-type="string" calcext:value-type="string">
            <text:p>期待値</text:p>
          </table:table-cell>
          <table:table-cell table:style-name="ce30" office:value-type="string" calcext:value-type="string">
            <text:p>結果</text:p>
          </table:table-cell>
          <table:table-cell table:style-name="ce30" office:value-type="string" calcext:value-type="string">
            <text:p>確認者</text:p>
          </table:table-cell>
          <table:table-cell table:style-name="ce30" office:value-type="string" calcext:value-type="string">
            <text:p>確認日時</text:p>
          </table:table-cell>
          <table:table-cell table:style-name="ce30" office:value-type="string" calcext:value-type="string">
            <text:p>備考</text:p>
          </table:table-cell>
          <table:table-cell table:number-columns-repeated="1013"/>
        </table:table-row>
        <table:table-row table:style-name="ro19">
          <table:table-cell table:style-name="ce28" office:value-type="float" office:value="1" calcext:value-type="float" table:number-columns-spanned="1" table:number-rows-spanned="2">
            <text:p>1</text:p>
          </table:table-cell>
          <table:table-cell table:style-name="ce28" office:value-type="string" calcext:value-type="string" table:number-columns-spanned="1" table:number-rows-spanned="2">
            <text:p>内容入力フォームが空の状態でメルマガの送信を行う</text:p>
          </table:table-cell>
          <table:table-cell table:style-name="ce13" office:value-type="string" calcext:value-type="string">
            <text:p>メルマガ作成フォーム</text:p>
          </table:table-cell>
          <table:table-cell table:style-name="ce13" office:value-type="string" calcext:value-type="string">
            <text:p>タイトル入力フォーム</text:p>
          </table:table-cell>
          <table:table-cell table:style-name="ce32" office:value-type="string" calcext:value-type="string">
            <text:p>異常</text:p>
          </table:table-cell>
          <table:table-cell table:style-name="ce16" office:value-type="string" calcext:value-type="string">
            <text:p><text:span text:style-name="T3">1</text:span>.タイトル入力フォームを押下する。</text:p>
            <text:p>2.任意の内容で入力を行う。</text:p>
          </table:table-cell>
          <table:table-cell table:style-name="ce34" office:value-type="string" calcext:value-type="string">
            <text:p>(イ. 遷移)</text:p>
            <text:p>1.タイトル入力フォームがフォーカスされること。</text:p>
            <text:p>2.入力できること。</text:p>
            <text:p><text:span text:style-name="T3">(ロ. データ)</text:span></text:p>
            <text:p><text:span text:style-name="T3">なし</text:span></text:p>
            <text:p><text:span text:style-name="T2">(ハ. 前提条件)</text:span></text:p>
            <text:p><text:span text:style-name="T2">1.内容入力フォームが空欄となっていること。</text:span></text:p>
          </table:table-cell>
          <table:table-cell table:style-name="ce19" table:number-columns-repeated="2"/>
          <table:table-cell table:style-name="ce22"/>
          <table:table-cell table:style-name="ce23"/>
          <table:table-cell table:number-columns-repeated="1013"/>
        </table:table-row>
        <table:table-row table:style-name="ro18">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送信ボタン</text:p>
          </table:table-cell>
          <table:table-cell table:style-name="ce32" office:value-type="string" calcext:value-type="string">
            <text:p>異常</text:p>
          </table:table-cell>
          <table:table-cell table:style-name="ce16" office:value-type="string" calcext:value-type="string">
            <text:p>1.送信ボタンを押下する。</text:p>
          </table:table-cell>
          <table:table-cell table:style-name="ce34" office:value-type="string" calcext:value-type="string">
            <text:p>(イ. 遷移)</text:p>
            <text:p>1.「空欄があります。入力を行ってください。」という旨のアラートのダイアログが表示され、メルマガの送信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9">
          <table:table-cell table:style-name="ce28" office:value-type="float" office:value="2" calcext:value-type="float" table:number-columns-spanned="1" table:number-rows-spanned="2">
            <text:p>2</text:p>
          </table:table-cell>
          <table:table-cell table:style-name="ce28" office:value-type="string" calcext:value-type="string" table:number-columns-spanned="1" table:number-rows-spanned="2">
            <text:p>タイトル入力フォームが空の状態でメルマガの送信を行う</text:p>
          </table:table-cell>
          <table:table-cell table:style-name="ce13" office:value-type="string" calcext:value-type="string">
            <text:p>メルマガ作成フォーム</text:p>
          </table:table-cell>
          <table:table-cell table:style-name="ce13" office:value-type="string" calcext:value-type="string">
            <text:p>内容入力フォーム</text:p>
          </table:table-cell>
          <table:table-cell table:style-name="ce32" office:value-type="string" calcext:value-type="string">
            <text:p>異常</text:p>
          </table:table-cell>
          <table:table-cell table:style-name="ce16" office:value-type="string" calcext:value-type="string">
            <text:p><text:span text:style-name="T3">1</text:span>.内容入力フォームを押下する。</text:p>
            <text:p>2.任意の内容で入力を行う。</text:p>
          </table:table-cell>
          <table:table-cell table:style-name="ce34" office:value-type="string" calcext:value-type="string">
            <text:p>(イ. 遷移)</text:p>
            <text:p>1.内容入力フォームがフォーカスされること。</text:p>
            <text:p>2.入力できること。</text:p>
            <text:p><text:span text:style-name="T3">(ロ. データ)</text:span></text:p>
            <text:p><text:span text:style-name="T3">なし</text:span></text:p>
            <text:p><text:span text:style-name="T2">(ハ. 前提条件)</text:span></text:p>
            <text:p><text:span text:style-name="T2">1.タイトル入力フォームが空欄となっていること。</text:span></text:p>
          </table:table-cell>
          <table:table-cell table:style-name="ce19" table:number-columns-repeated="2"/>
          <table:table-cell table:style-name="ce22"/>
          <table:table-cell table:style-name="ce23"/>
          <table:table-cell table:number-columns-repeated="1013"/>
        </table:table-row>
        <table:table-row table:style-name="ro18">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送信ボタン</text:p>
          </table:table-cell>
          <table:table-cell table:style-name="ce32" office:value-type="string" calcext:value-type="string">
            <text:p>異常</text:p>
          </table:table-cell>
          <table:table-cell table:style-name="ce16" office:value-type="string" calcext:value-type="string">
            <text:p>1.送信ボタンを押下する。</text:p>
          </table:table-cell>
          <table:table-cell table:style-name="ce34" office:value-type="string" calcext:value-type="string">
            <text:p>(イ. 遷移)</text:p>
            <text:p>1.「空欄があります。入力を行ってください。」という旨のアラートのダイアログが表示され、メルマガの送信が行われないこと。</text:p>
            <text:p>(ロ. データ)</text:p>
            <text:p>1.</text:p>
          </table:table-cell>
          <table:table-cell table:style-name="ce19" table:number-columns-repeated="2"/>
          <table:table-cell table:style-name="ce22"/>
          <table:table-cell table:style-name="ce23"/>
          <table:table-cell table:number-columns-repeated="1013"/>
        </table:table-row>
        <table:table-row table:style-name="ro19">
          <table:table-cell table:style-name="ce28" office:value-type="float" office:value="3" calcext:value-type="float">
            <text:p>3</text:p>
          </table:table-cell>
          <table:table-cell table:style-name="ce13" office:value-type="string" calcext:value-type="string">
            <text:p>全て空欄のままメルマガの送信を行う</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2" office:value-type="string" calcext:value-type="string">
            <text:p>異常</text:p>
          </table:table-cell>
          <table:table-cell table:style-name="ce16" office:value-type="string" calcext:value-type="string">
            <text:p>1.送信ボタンを押下する。</text:p>
          </table:table-cell>
          <table:table-cell table:style-name="ce34" office:value-type="string" calcext:value-type="string">
            <text:p>(イ. 遷移)</text:p>
            <text:p>1.「空欄があります。入力を行ってください。」という旨のアラートのダイアログが表示され、メルマガの送信が行われないこと。</text:p>
            <text:p>(ロ. データ)</text:p>
            <text:p>1.</text:p>
            <text:p>(ハ. 前提条件)</text:p>
            <text:p>1.タイトル入力フォーム、内容入力フォームそれぞれが空欄となっていること。</text:p>
          </table:table-cell>
          <table:table-cell table:style-name="ce19" table:number-columns-repeated="2"/>
          <table:table-cell table:style-name="ce22"/>
          <table:table-cell table:style-name="ce23"/>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テンプレ" table:style-name="ta2" table:print-ranges="テンプレ.A1:テンプレ.AR20">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24">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35" office:value-type="string" calcext:value-type="string">
            <text:p>作成者</text:p>
          </table:table-cell>
          <table:table-cell table:style-name="ce50"/>
          <table:table-cell table:style-name="ce18"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24">
          <table:table-cell table:style-name="ce50" table:number-columns-repeated="29"/>
          <table:table-cell table:style-name="ce35" office:value-type="string" calcext:value-type="string">
            <text:p>作成日時</text:p>
          </table:table-cell>
          <table:table-cell table:style-name="ce50"/>
          <table:table-cell table:style-name="ce18" office:value-type="string" calcext:value-type="string">
            <text:p>：</text:p>
          </table:table-cell>
          <table:table-cell table:style-name="ce21" office:value-type="date" office:date-value="2014-07-28" calcext:value-type="date" table:number-columns-spanned="5" table:number-rows-spanned="1">
            <text:p>2014-07-28</text:p>
          </table:table-cell>
          <table:covered-table-cell table:number-columns-repeated="4" table:style-name="ce21"/>
          <table:table-cell table:style-name="ce50" table:number-columns-repeated="3"/>
          <table:table-cell table:number-columns-repeated="984"/>
        </table:table-row>
        <table:table-row table:style-name="ro24">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24">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24">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8"/>
          <table:table-cell table:style-name="ce13" table:number-columns-repeated="8"/>
          <table:table-cell table:style-name="ce13" table:number-columns-spanned="4" table:number-rows-spanned="1"/>
          <table:covered-table-cell table:number-columns-repeated="3" table:style-name="ce13"/>
          <table:table-cell table:style-name="ce32" table:number-columns-spanned="2" table:number-rows-spanned="1"/>
          <table:covered-table-cell table:style-name="ce32"/>
          <table:table-cell table:style-name="ce16" table:number-columns-spanned="11" table:number-rows-spanned="1"/>
          <table:covered-table-cell table:number-columns-repeated="10" table:style-name="ce16"/>
          <table:table-cell table:style-name="ce34" table:number-columns-spanned="9" table:number-rows-spanned="1"/>
          <table:covered-table-cell table:number-columns-repeated="8" table:style-name="ce34"/>
          <table:table-cell table:style-name="ce19" table:number-columns-spanned="2" table:number-rows-spanned="1"/>
          <table:covered-table-cell table:style-name="ce19"/>
          <table:table-cell table:style-name="ce19" table:number-columns-spanned="3" table:number-rows-spanned="1"/>
          <table:covered-table-cell table:number-columns-repeated="2" table:style-name="ce64"/>
          <table:table-cell table:style-name="ce22" table:number-columns-spanned="4" table:number-rows-spanned="1"/>
          <table:covered-table-cell table:number-columns-repeated="3" table:style-name="ce68"/>
          <table:table-cell table:style-name="ce23"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33" table:orientation="column"/>
        <table:database-range table:name="__Anonymous_Sheet_DB__2" table:target-range-address="会員トップ画面.H4:会員トップ画面.H4"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20:受講承認一覧画面.H20" table:orientation="column"/>
        <table:database-range table:name="__Anonymous_Sheet_DB__21" table:target-range-address="商品購入承認一覧画面.H17:商品購入承認一覧画面.H17" table:orientation="column"/>
        <table:database-range table:name="__Anonymous_Sheet_DB__22" table:target-range-address="ユーザ一覧画面.H4:ユーザ一覧画面.H4" table:orientation="column"/>
        <table:database-range table:name="__Anonymous_Sheet_DB__23" table:target-range-address="メール送信ダイアログ.H9:メール送信ダイアログ.H9"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15:授業作成ダイアログ.H15" table:orientation="column"/>
        <table:database-range table:name="__Anonymous_Sheet_DB__29" table:target-range-address="授業編集ダイアログ.H11:授業編集ダイアログ.H11"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9:メルマガ作成ダイアログ.H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1">0000/00/00</text:date>, <text:time style:data-style-name="N2" text:time-value="16:07:12.682469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21T20:14:54.747480000</dc:date>
    <meta:editing-cycles>1388</meta:editing-cycles>
    <meta:editing-duration>P26DT2H27M21S</meta:editing-duration>
    <meta:generator>LibreOffice/4.3.2.2$MacOSX_X86_64 LibreOffice_project/edfb5295ba211bd31ad47d0bad0118690f76407d</meta:generator>
    <meta:print-date>2015-10-18T18:15:57.136793000</meta:print-date>
    <meta:document-statistic meta:table-count="35" meta:cell-count="1599" meta:object-count="0"/>
  </office:meta>
</office:document-meta>
</file>